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TAN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.00000 </text:p>
          </table:table-cell>
          <table:table-cell table:style-name="ce6" table:formula="of:=ATAN([.A2])" office:value-type="float" office:value="0" calcext:value-type="float">
            <text:p>0.000000000000000000</text:p>
          </table:table-cell>
          <table:table-cell table:number-columns-repeated="1022"/>
        </table:table-row>
        <table:table-row table:style-name="ro2">
          <table:table-cell table:style-name="ce3" office:value-type="float" office:value="1" calcext:value-type="float">
            <text:p>1.00000 </text:p>
          </table:table-cell>
          <table:table-cell table:style-name="ce6" table:formula="of:=ATAN([.A3])" office:value-type="float" office:value="0.785398163397448" calcext:value-type="float">
            <text:p>0.785398163397448000</text:p>
          </table:table-cell>
          <table:table-cell table:number-columns-repeated="1022"/>
        </table:table-row>
        <table:table-row table:style-name="ro2">
          <table:table-cell table:style-name="ce3" office:value-type="float" office:value="1.018115" calcext:value-type="float">
            <text:p>1.01812 </text:p>
          </table:table-cell>
          <table:table-cell table:style-name="ce6" table:formula="of:=ATAN([.A4])" office:value-type="float" office:value="0.7943741204178" calcext:value-type="float">
            <text:p>0.794374120417800000</text:p>
          </table:table-cell>
          <table:table-cell table:number-columns-repeated="1022"/>
        </table:table-row>
        <table:table-row table:style-name="ro2">
          <table:table-cell table:style-name="ce3" office:value-type="float" office:value="4" calcext:value-type="float">
            <text:p>4.00000 </text:p>
          </table:table-cell>
          <table:table-cell table:style-name="ce6" table:formula="of:=ATAN([.A5])" office:value-type="float" office:value="1.32581766366803" calcext:value-type="float">
            <text:p>1.325817663668030000</text:p>
          </table:table-cell>
          <table:table-cell table:number-columns-repeated="1022"/>
        </table:table-row>
        <table:table-row table:style-name="ro2">
          <table:table-cell table:style-name="ce3" office:value-type="float" office:value="0.424494" calcext:value-type="float">
            <text:p>0.42449 </text:p>
          </table:table-cell>
          <table:table-cell table:style-name="ce6" table:formula="of:=ATAN([.A6])" office:value-type="float" office:value="0.401441982832024" calcext:value-type="float">
            <text:p>0.401441982832024000</text:p>
          </table:table-cell>
          <table:table-cell table:number-columns-repeated="1022"/>
        </table:table-row>
        <table:table-row table:style-name="ro2">
          <table:table-cell table:style-name="ce3" office:value-type="float" office:value="0.565529" calcext:value-type="float">
            <text:p>0.56553 </text:p>
          </table:table-cell>
          <table:table-cell table:style-name="ce6" table:formula="of:=ATAN([.A7])" office:value-type="float" office:value="0.514687443426412" calcext:value-type="float">
            <text:p>0.514687443426412000</text:p>
          </table:table-cell>
          <table:table-cell table:number-columns-repeated="1022"/>
        </table:table-row>
        <table:table-row table:style-name="ro2">
          <table:table-cell table:style-name="ce3" office:value-type="float" office:value="0.401004" calcext:value-type="float">
            <text:p>0.40100 </text:p>
          </table:table-cell>
          <table:table-cell table:style-name="ce6" table:formula="of:=ATAN([.A8])" office:value-type="float" office:value="0.381371594593509" calcext:value-type="float">
            <text:p>0.381371594593509000</text:p>
          </table:table-cell>
          <table:table-cell table:number-columns-repeated="1022"/>
        </table:table-row>
        <table:table-row table:style-name="ro2">
          <table:table-cell table:style-name="ce3" office:value-type="float" office:value="1.54769" calcext:value-type="float">
            <text:p>1.54769 </text:p>
          </table:table-cell>
          <table:table-cell table:style-name="ce6" table:formula="of:=ATAN([.A9])" office:value-type="float" office:value="0.997150556264423" calcext:value-type="float">
            <text:p>0.997150556264423000</text:p>
          </table:table-cell>
          <table:table-cell table:number-columns-repeated="1022"/>
        </table:table-row>
        <table:table-row table:style-name="ro2">
          <table:table-cell table:style-name="ce3" office:value-type="float" office:value="0.500956" calcext:value-type="float">
            <text:p>0.50096 </text:p>
          </table:table-cell>
          <table:table-cell table:style-name="ce6" table:formula="of:=ATAN([.A10])" office:value-type="float" office:value="0.464412116504136" calcext:value-type="float">
            <text:p>0.464412116504136000</text:p>
          </table:table-cell>
          <table:table-cell table:number-columns-repeated="1022"/>
        </table:table-row>
        <table:table-row table:style-name="ro2">
          <table:table-cell table:style-name="ce3" office:value-type="float" office:value="1.467489" calcext:value-type="float">
            <text:p>1.46749 </text:p>
          </table:table-cell>
          <table:table-cell table:style-name="ce6" table:formula="of:=ATAN([.A11])" office:value-type="float" office:value="0.972638299613279" calcext:value-type="float">
            <text:p>0.972638299613279000</text:p>
          </table:table-cell>
          <table:table-cell table:number-columns-repeated="1022"/>
        </table:table-row>
        <table:table-row table:style-name="ro2">
          <table:table-cell table:style-name="ce3" office:value-type="float" office:value="0.280583" calcext:value-type="float">
            <text:p>0.28058 </text:p>
          </table:table-cell>
          <table:table-cell table:style-name="ce6" table:formula="of:=ATAN([.A12])" office:value-type="float" office:value="0.273549236939153" calcext:value-type="float">
            <text:p>0.27354923693915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47068" calcext:value-type="float">
            <text:p>1.34707 </text:p>
          </table:table-cell>
          <table:table-cell table:style-name="ce6" table:formula="of:=ATAN([.A13])" office:value-type="float" office:value="0.932207274812035" calcext:value-type="float">
            <text:p>0.9322072748120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4746" calcext:value-type="float">
            <text:p>0.05475 </text:p>
          </table:table-cell>
          <table:table-cell table:style-name="ce6" table:formula="of:=ATAN([.A14])" office:value-type="float" office:value="0.0546914046176672" calcext:value-type="float">
            <text:p>0.0546914046176672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3471" calcext:value-type="float">
            <text:p>0.01347 </text:p>
          </table:table-cell>
          <table:table-cell table:style-name="ce6" table:formula="of:=ATAN([.A15])" office:value-type="float" office:value="0.0134701852376147" calcext:value-type="float">
            <text:p>0.0134701852376147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451" calcext:value-type="float">
            <text:p>0.98451 </text:p>
          </table:table-cell>
          <table:table-cell table:style-name="ce6" table:formula="of:=ATAN([.A16])" office:value-type="float" office:value="0.777592868672353" calcext:value-type="float">
            <text:p>0.7775928686723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3227" calcext:value-type="float">
            <text:p>0.76323 </text:p>
          </table:table-cell>
          <table:table-cell table:style-name="ce6" table:formula="of:=ATAN([.A17])" office:value-type="float" office:value="0.651912783747298" calcext:value-type="float">
            <text:p>0.6519127837472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8809" calcext:value-type="float">
            <text:p>0.42881 </text:p>
          </table:table-cell>
          <table:table-cell table:style-name="ce6" table:formula="of:=ATAN([.A18])" office:value-type="float" office:value="0.405092475916172" calcext:value-type="float">
            <text:p>0.40509247591617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6006" calcext:value-type="float">
            <text:p>1.26006 </text:p>
          </table:table-cell>
          <table:table-cell table:style-name="ce6" table:formula="of:=ATAN([.A19])" office:value-type="float" office:value="0.899962047026354" calcext:value-type="float">
            <text:p>0.8999620470263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3671" calcext:value-type="float">
            <text:p>0.14367 </text:p>
          </table:table-cell>
          <table:table-cell table:style-name="ce6" table:formula="of:=ATAN([.A20])" office:value-type="float" office:value="0.142694543569187" calcext:value-type="float">
            <text:p>0.1426945435691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3735" calcext:value-type="float">
            <text:p>0.70374 </text:p>
          </table:table-cell>
          <table:table-cell table:style-name="ce6" table:formula="of:=ATAN([.A21])" office:value-type="float" office:value="0.613228279758868" calcext:value-type="float">
            <text:p>0.61322827975886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05555" calcext:value-type="float">
            <text:p>1.00556 </text:p>
          </table:table-cell>
          <table:table-cell table:style-name="ce6" table:formula="of:=ATAN([.A22])" office:value-type="float" office:value="0.788167963175761" calcext:value-type="float">
            <text:p>0.78816796317576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28802" calcext:value-type="float">
            <text:p>1.52880 </text:p>
          </table:table-cell>
          <table:table-cell table:style-name="ce6" table:formula="of:=ATAN([.A23])" office:value-type="float" office:value="0.991539392941112" calcext:value-type="float">
            <text:p>0.99153939294111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8105" calcext:value-type="float">
            <text:p>1.03811 </text:p>
          </table:table-cell>
          <table:table-cell table:style-name="ce6" table:formula="of:=ATAN([.A24])" office:value-type="float" office:value="0.804092274372035" calcext:value-type="float">
            <text:p>0.80409227437203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1891" calcext:value-type="float">
            <text:p>1.24189 </text:p>
          </table:table-cell>
          <table:table-cell table:style-name="ce6" table:formula="of:=ATAN([.A25])" office:value-type="float" office:value="0.892878340266059" calcext:value-type="float">
            <text:p>0.8928783402660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4798" calcext:value-type="float">
            <text:p>0.88480 </text:p>
          </table:table-cell>
          <table:table-cell table:style-name="ce6" table:formula="of:=ATAN([.A26])" office:value-type="float" office:value="0.724352437937373" calcext:value-type="float">
            <text:p>0.7243524379373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3422" calcext:value-type="float">
            <text:p>0.06342 </text:p>
          </table:table-cell>
          <table:table-cell table:style-name="ce6" table:formula="of:=ATAN([.A27])" office:value-type="float" office:value="0.0633371694745789" calcext:value-type="float">
            <text:p>0.0633371694745789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4508" calcext:value-type="float">
            <text:p>1.38451 </text:p>
          </table:table-cell>
          <table:table-cell table:style-name="ce6" table:formula="of:=ATAN([.A28])" office:value-type="float" office:value="0.945274473320303" calcext:value-type="float">
            <text:p>0.9452744733203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7382" calcext:value-type="float">
            <text:p>0.10738 </text:p>
          </table:table-cell>
          <table:table-cell table:style-name="ce6" table:formula="of:=ATAN([.A29])" office:value-type="float" office:value="0.106972095407328" calcext:value-type="float">
            <text:p>0.1069720954073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6201" calcext:value-type="float">
            <text:p>0.46620 </text:p>
          </table:table-cell>
          <table:table-cell table:style-name="ce6" table:formula="of:=ATAN([.A30])" office:value-type="float" office:value="0.436244701071893" calcext:value-type="float">
            <text:p>0.43624470107189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47354" calcext:value-type="float">
            <text:p>1.54735 </text:p>
          </table:table-cell>
          <table:table-cell table:style-name="ce6" table:formula="of:=ATAN([.A31])" office:value-type="float" office:value="0.997051582070769" calcext:value-type="float">
            <text:p>0.9970515820707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7257" calcext:value-type="float">
            <text:p>0.11726 </text:p>
          </table:table-cell>
          <table:table-cell table:style-name="ce6" table:formula="of:=ATAN([.A32])" office:value-type="float" office:value="0.116723993382537" calcext:value-type="float">
            <text:p>0.1167239933825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8284" calcext:value-type="float">
            <text:p>0.02828 </text:p>
          </table:table-cell>
          <table:table-cell table:style-name="ce6" table:formula="of:=ATAN([.A33])" office:value-type="float" office:value="0.028276461362809" calcext:value-type="float">
            <text:p>0.0282764613628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0268" calcext:value-type="float">
            <text:p>0.04027 </text:p>
          </table:table-cell>
          <table:table-cell table:style-name="ce6" table:formula="of:=ATAN([.A34])" office:value-type="float" office:value="0.0402462561381308" calcext:value-type="float">
            <text:p>0.0402462561381308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103" calcext:value-type="float">
            <text:p>0.89103 </text:p>
          </table:table-cell>
          <table:table-cell table:style-name="ce6" table:formula="of:=ATAN([.A35])" office:value-type="float" office:value="0.727837138801695" calcext:value-type="float">
            <text:p>0.7278371388016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0494" calcext:value-type="float">
            <text:p>0.81049 </text:p>
          </table:table-cell>
          <table:table-cell table:style-name="ce6" table:formula="of:=ATAN([.A36])" office:value-type="float" office:value="0.681107048018517" calcext:value-type="float">
            <text:p>0.68110704801851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18067" calcext:value-type="float">
            <text:p>1.01807 </text:p>
          </table:table-cell>
          <table:table-cell table:style-name="ce6" table:formula="of:=ATAN([.A37])" office:value-type="float" office:value="0.794350550675018" calcext:value-type="float">
            <text:p>0.79435055067501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1873" calcext:value-type="float">
            <text:p>1.13187 </text:p>
          </table:table-cell>
          <table:table-cell table:style-name="ce6" table:formula="of:=ATAN([.A38])" office:value-type="float" office:value="0.847177259044755" calcext:value-type="float">
            <text:p>0.8471772590447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4838" calcext:value-type="float">
            <text:p>0.60484 </text:p>
          </table:table-cell>
          <table:table-cell table:style-name="ce6" table:formula="of:=ATAN([.A39])" office:value-type="float" office:value="0.54396926161753" calcext:value-type="float">
            <text:p>0.543969261617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712" calcext:value-type="float">
            <text:p>0.59712 </text:p>
          </table:table-cell>
          <table:table-cell table:style-name="ce6" table:formula="of:=ATAN([.A40])" office:value-type="float" office:value="0.538299162308822" calcext:value-type="float">
            <text:p>0.5382991623088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1563" calcext:value-type="float">
            <text:p>0.04156 </text:p>
          </table:table-cell>
          <table:table-cell table:style-name="ce6" table:formula="of:=ATAN([.A41])" office:value-type="float" office:value="0.0415390916509912" calcext:value-type="float">
            <text:p>0.041539091650991200</text:p>
          </table:table-cell>
          <table:table-cell table:number-columns-repeated="1022"/>
        </table:table-row>
        <table:table-row table:style-name="ro2">
          <table:table-cell table:style-name="ce4" office:value-type="float" office:value="1.415764" calcext:value-type="float">
            <text:p>1.41576 </text:p>
          </table:table-cell>
          <table:table-cell table:style-name="ce6" table:formula="of:=ATAN([.A42])" office:value-type="float" office:value="0.955833053167114" calcext:value-type="float">
            <text:p>0.9558330531671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972" calcext:value-type="float">
            <text:p>0.32972 </text:p>
          </table:table-cell>
          <table:table-cell table:style-name="ce6" table:formula="of:=ATAN([.A43])" office:value-type="float" office:value="0.318495036904348" calcext:value-type="float">
            <text:p>0.31849503690434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52964" calcext:value-type="float">
            <text:p>1.35296 </text:p>
          </table:table-cell>
          <table:table-cell table:style-name="ce6" table:formula="of:=ATAN([.A44])" office:value-type="float" office:value="0.934296174488659" calcext:value-type="float">
            <text:p>0.9342961744886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473" calcext:value-type="float">
            <text:p>0.85747 </text:p>
          </table:table-cell>
          <table:table-cell table:style-name="ce6" table:formula="of:=ATAN([.A45])" office:value-type="float" office:value="0.70881655873109" calcext:value-type="float">
            <text:p>0.708816558731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4708" calcext:value-type="float">
            <text:p>1.51471 </text:p>
          </table:table-cell>
          <table:table-cell table:style-name="ce6" table:formula="of:=ATAN([.A46])" office:value-type="float" office:value="0.987288717823105" calcext:value-type="float">
            <text:p>0.9872887178231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6763" calcext:value-type="float">
            <text:p>0.98676 </text:p>
          </table:table-cell>
          <table:table-cell table:style-name="ce6" table:formula="of:=ATAN([.A47])" office:value-type="float" office:value="0.778735665585229" calcext:value-type="float">
            <text:p>0.7787356655852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5423" calcext:value-type="float">
            <text:p>0.58542 </text:p>
          </table:table-cell>
          <table:table-cell table:style-name="ce6" table:formula="of:=ATAN([.A48])" office:value-type="float" office:value="0.529632159972436" calcext:value-type="float">
            <text:p>0.52963215997243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9141" calcext:value-type="float">
            <text:p>1.49141 </text:p>
          </table:table-cell>
          <table:table-cell table:style-name="ce6" table:formula="of:=ATAN([.A49])" office:value-type="float" office:value="0.98014013205959" calcext:value-type="float">
            <text:p>0.980140132059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3277" calcext:value-type="float">
            <text:p>0.36328 </text:p>
          </table:table-cell>
          <table:table-cell table:style-name="ce6" table:formula="of:=ATAN([.A50])" office:value-type="float" office:value="0.348453572797373" calcext:value-type="float">
            <text:p>0.3484535727973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116" calcext:value-type="float">
            <text:p>0.81812 </text:p>
          </table:table-cell>
          <table:table-cell table:style-name="ce6" table:formula="of:=ATAN([.A51])" office:value-type="float" office:value="0.685690083891918" calcext:value-type="float">
            <text:p>0.6856900838919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5722" calcext:value-type="float">
            <text:p>0.36572 </text:p>
          </table:table-cell>
          <table:table-cell table:style-name="ce6" table:formula="of:=ATAN([.A52])" office:value-type="float" office:value="0.350611826841406" calcext:value-type="float">
            <text:p>0.35061182684140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958" calcext:value-type="float">
            <text:p>1.40958 </text:p>
          </table:table-cell>
          <table:table-cell table:style-name="ce6" table:formula="of:=ATAN([.A53])" office:value-type="float" office:value="0.953768717515207" calcext:value-type="float">
            <text:p>0.9537687175152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8635" calcext:value-type="float">
            <text:p>0.58864 </text:p>
          </table:table-cell>
          <table:table-cell table:style-name="ce6" table:formula="of:=ATAN([.A54])" office:value-type="float" office:value="0.532020969115167" calcext:value-type="float">
            <text:p>0.5320209691151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7408" calcext:value-type="float">
            <text:p>0.64741 </text:p>
          </table:table-cell>
          <table:table-cell table:style-name="ce6" table:formula="of:=ATAN([.A55])" office:value-type="float" office:value="0.574550917807445" calcext:value-type="float">
            <text:p>0.57455091780744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9121" calcext:value-type="float">
            <text:p>1.16912 </text:p>
          </table:table-cell>
          <table:table-cell table:style-name="ce6" table:formula="of:=ATAN([.A56])" office:value-type="float" office:value="0.863208277563237" calcext:value-type="float">
            <text:p>0.8632082775632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8434" calcext:value-type="float">
            <text:p>0.55843 </text:p>
          </table:table-cell>
          <table:table-cell table:style-name="ce6" table:formula="of:=ATAN([.A57])" office:value-type="float" office:value="0.509295382348092" calcext:value-type="float">
            <text:p>0.5092953823480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1032" calcext:value-type="float">
            <text:p>0.59103 </text:p>
          </table:table-cell>
          <table:table-cell table:style-name="ce6" table:formula="of:=ATAN([.A58])" office:value-type="float" office:value="0.533799286275826" calcext:value-type="float">
            <text:p>0.5337992862758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4006" calcext:value-type="float">
            <text:p>0.34401 </text:p>
          </table:table-cell>
          <table:table-cell table:style-name="ce6" table:formula="of:=ATAN([.A59])" office:value-type="float" office:value="0.331325005408234" calcext:value-type="float">
            <text:p>0.3313250054082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1744" calcext:value-type="float">
            <text:p>0.11174 </text:p>
          </table:table-cell>
          <table:table-cell table:style-name="ce6" table:formula="of:=ATAN([.A60])" office:value-type="float" office:value="0.111282348400696" calcext:value-type="float">
            <text:p>0.1112823484006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3485" calcext:value-type="float">
            <text:p>0.92349 </text:p>
          </table:table-cell>
          <table:table-cell table:style-name="ce6" table:formula="of:=ATAN([.A61])" office:value-type="float" office:value="0.74563976692969" calcext:value-type="float">
            <text:p>0.74563976692969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0109" calcext:value-type="float">
            <text:p>1.06011 </text:p>
          </table:table-cell>
          <table:table-cell table:style-name="ce6" table:formula="of:=ATAN([.A62])" office:value-type="float" office:value="0.814567470045661" calcext:value-type="float">
            <text:p>0.8145674700456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7657" calcext:value-type="float">
            <text:p>0.67766 </text:p>
          </table:table-cell>
          <table:table-cell table:style-name="ce6" table:formula="of:=ATAN([.A63])" office:value-type="float" office:value="0.595572751227636" calcext:value-type="float">
            <text:p>0.59557275122763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90884" calcext:value-type="float">
            <text:p>1.29088 </text:p>
          </table:table-cell>
          <table:table-cell table:style-name="ce6" table:formula="of:=ATAN([.A64])" office:value-type="float" office:value="0.911696870477799" calcext:value-type="float">
            <text:p>0.9116968704777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2828" calcext:value-type="float">
            <text:p>0.05283 </text:p>
          </table:table-cell>
          <table:table-cell table:style-name="ce6" table:formula="of:=ATAN([.A65])" office:value-type="float" office:value="0.0527789380421083" calcext:value-type="float">
            <text:p>0.0527789380421083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7961" calcext:value-type="float">
            <text:p>1.03796 </text:p>
          </table:table-cell>
          <table:table-cell table:style-name="ce6" table:formula="of:=ATAN([.A66])" office:value-type="float" office:value="0.804022960709903" calcext:value-type="float">
            <text:p>0.8040229607099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2874" calcext:value-type="float">
            <text:p>0.40287 </text:p>
          </table:table-cell>
          <table:table-cell table:style-name="ce6" table:formula="of:=ATAN([.A67])" office:value-type="float" office:value="0.382981505322408" calcext:value-type="float">
            <text:p>0.38298150532240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6676" calcext:value-type="float">
            <text:p>1.16668 </text:p>
          </table:table-cell>
          <table:table-cell table:style-name="ce6" table:formula="of:=ATAN([.A68])" office:value-type="float" office:value="0.862174007590173" calcext:value-type="float">
            <text:p>0.86217400759017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35371" calcext:value-type="float">
            <text:p>1.33537 </text:p>
          </table:table-cell>
          <table:table-cell table:style-name="ce6" table:formula="of:=ATAN([.A69])" office:value-type="float" office:value="0.928028061091121" calcext:value-type="float">
            <text:p>0.9280280610911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8359" calcext:value-type="float">
            <text:p>0.26836 </text:p>
          </table:table-cell>
          <table:table-cell table:style-name="ce6" table:formula="of:=ATAN([.A70])" office:value-type="float" office:value="0.262181704278568" calcext:value-type="float">
            <text:p>0.26218170427856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87529" calcext:value-type="float">
            <text:p>1.18753 </text:p>
          </table:table-cell>
          <table:table-cell table:style-name="ce6" table:formula="of:=ATAN([.A71])" office:value-type="float" office:value="0.870915489318641" calcext:value-type="float">
            <text:p>0.8709154893186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5787" calcext:value-type="float">
            <text:p>0.67579 </text:p>
          </table:table-cell>
          <table:table-cell table:style-name="ce6" table:formula="of:=ATAN([.A72])" office:value-type="float" office:value="0.594290130645794" calcext:value-type="float">
            <text:p>0.594290130645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341" calcext:value-type="float">
            <text:p>0.63341 </text:p>
          </table:table-cell>
          <table:table-cell table:style-name="ce6" table:formula="of:=ATAN([.A73])" office:value-type="float" office:value="0.564624110249239" calcext:value-type="float">
            <text:p>0.5646241102492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495" calcext:value-type="float">
            <text:p>0.22450 </text:p>
          </table:table-cell>
          <table:table-cell table:style-name="ce6" table:formula="of:=ATAN([.A74])" office:value-type="float" office:value="0.220833724125107" calcext:value-type="float">
            <text:p>0.2208337241251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0714" calcext:value-type="float">
            <text:p>0.80071 </text:p>
          </table:table-cell>
          <table:table-cell table:style-name="ce6" table:formula="of:=ATAN([.A75])" office:value-type="float" office:value="0.675176156467787" calcext:value-type="float">
            <text:p>0.6751761564677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1539" calcext:value-type="float">
            <text:p>0.73154 </text:p>
          </table:table-cell>
          <table:table-cell table:style-name="ce6" table:formula="of:=ATAN([.A76])" office:value-type="float" office:value="0.631581000981255" calcext:value-type="float">
            <text:p>0.6315810009812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4233" calcext:value-type="float">
            <text:p>0.76423 </text:p>
          </table:table-cell>
          <table:table-cell table:style-name="ce6" table:formula="of:=ATAN([.A77])" office:value-type="float" office:value="0.652548172177218" calcext:value-type="float">
            <text:p>0.6525481721772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1687" calcext:value-type="float">
            <text:p>0.13169 </text:p>
          </table:table-cell>
          <table:table-cell table:style-name="ce6" table:formula="of:=ATAN([.A78])" office:value-type="float" office:value="0.13093360834014" calcext:value-type="float">
            <text:p>0.130933608340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2313" calcext:value-type="float">
            <text:p>1.31231 </text:p>
          </table:table-cell>
          <table:table-cell table:style-name="ce6" table:formula="of:=ATAN([.A79])" office:value-type="float" office:value="0.919650916231623" calcext:value-type="float">
            <text:p>0.91965091623162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4028" calcext:value-type="float">
            <text:p>1.38403 </text:p>
          </table:table-cell>
          <table:table-cell table:style-name="ce6" table:formula="of:=ATAN([.A80])" office:value-type="float" office:value="0.94510987543556" calcext:value-type="float">
            <text:p>0.945109875435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3082" calcext:value-type="float">
            <text:p>0.86308 </text:p>
          </table:table-cell>
          <table:table-cell table:style-name="ce6" table:formula="of:=ATAN([.A81])" office:value-type="float" office:value="0.712039982011197" calcext:value-type="float">
            <text:p>0.7120399820111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9276" calcext:value-type="float">
            <text:p>0.79928 </text:p>
          </table:table-cell>
          <table:table-cell table:style-name="ce6" table:formula="of:=ATAN([.A82])" office:value-type="float" office:value="0.674299322870588" calcext:value-type="float">
            <text:p>0.6742993228705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1102" calcext:value-type="float">
            <text:p>0.15110 </text:p>
          </table:table-cell>
          <table:table-cell table:style-name="ce6" table:formula="of:=ATAN([.A83])" office:value-type="float" office:value="0.149967523599866" calcext:value-type="float">
            <text:p>0.1499675235998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6584" calcext:value-type="float">
            <text:p>0.56658 </text:p>
          </table:table-cell>
          <table:table-cell table:style-name="ce6" table:formula="of:=ATAN([.A84])" office:value-type="float" office:value="0.515486431648971" calcext:value-type="float">
            <text:p>0.515486431648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26743" calcext:value-type="float">
            <text:p>1.12674 </text:p>
          </table:table-cell>
          <table:table-cell table:style-name="ce6" table:formula="of:=ATAN([.A85])" office:value-type="float" office:value="0.844922644833416" calcext:value-type="float">
            <text:p>0.8449226448334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1457" calcext:value-type="float">
            <text:p>0.01146 </text:p>
          </table:table-cell>
          <table:table-cell table:style-name="ce6" table:formula="of:=ATAN([.A86])" office:value-type="float" office:value="0.0114564987466566" calcext:value-type="float">
            <text:p>0.0114564987466566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67" calcext:value-type="float">
            <text:p>0.20067 </text:p>
          </table:table-cell>
          <table:table-cell table:style-name="ce6" table:formula="of:=ATAN([.A87])" office:value-type="float" office:value="0.198039707534057" calcext:value-type="float">
            <text:p>0.198039707534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4419" calcext:value-type="float">
            <text:p>0.13442 </text:p>
          </table:table-cell>
          <table:table-cell table:style-name="ce6" table:formula="of:=ATAN([.A88])" office:value-type="float" office:value="0.133618083256551" calcext:value-type="float">
            <text:p>0.13361808325655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7192" calcext:value-type="float">
            <text:p>1.38719 </text:p>
          </table:table-cell>
          <table:table-cell table:style-name="ce6" table:formula="of:=ATAN([.A89])" office:value-type="float" office:value="0.946193469100253" calcext:value-type="float">
            <text:p>0.9461934691002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4918" calcext:value-type="float">
            <text:p>0.14492 </text:p>
          </table:table-cell>
          <table:table-cell table:style-name="ce6" table:formula="of:=ATAN([.A90])" office:value-type="float" office:value="0.143916109322087" calcext:value-type="float">
            <text:p>0.1439161093220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5443" calcext:value-type="float">
            <text:p>0.49544 </text:p>
          </table:table-cell>
          <table:table-cell table:style-name="ce6" table:formula="of:=ATAN([.A91])" office:value-type="float" office:value="0.45999536790514" calcext:value-type="float">
            <text:p>0.459995367905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4318" calcext:value-type="float">
            <text:p>0.98432 </text:p>
          </table:table-cell>
          <table:table-cell table:style-name="ce6" table:formula="of:=ATAN([.A92])" office:value-type="float" office:value="0.777495360757322" calcext:value-type="float">
            <text:p>0.77749536075732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25545" calcext:value-type="float">
            <text:p>1.02555 </text:p>
          </table:table-cell>
          <table:table-cell table:style-name="ce6" table:formula="of:=ATAN([.A93])" office:value-type="float" office:value="0.798008915484466" calcext:value-type="float">
            <text:p>0.7980089154844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973" calcext:value-type="float">
            <text:p>0.76797 </text:p>
          </table:table-cell>
          <table:table-cell table:style-name="ce6" table:formula="of:=ATAN([.A94])" office:value-type="float" office:value="0.654904948771733" calcext:value-type="float">
            <text:p>0.6549049487717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4839" calcext:value-type="float">
            <text:p>0.55484 </text:p>
          </table:table-cell>
          <table:table-cell table:style-name="ce6" table:formula="of:=ATAN([.A95])" office:value-type="float" office:value="0.506550781226966" calcext:value-type="float">
            <text:p>0.50655078122696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5582" calcext:value-type="float">
            <text:p>1.24558 </text:p>
          </table:table-cell>
          <table:table-cell table:style-name="ce6" table:formula="of:=ATAN([.A96])" office:value-type="float" office:value="0.894327565064305" calcext:value-type="float">
            <text:p>0.8943275650643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9267" calcext:value-type="float">
            <text:p>0.66927 </text:p>
          </table:table-cell>
          <table:table-cell table:style-name="ce6" table:formula="of:=ATAN([.A97])" office:value-type="float" office:value="0.589800674415047" calcext:value-type="float">
            <text:p>0.589800674415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9914" calcext:value-type="float">
            <text:p>0.02991 </text:p>
          </table:table-cell>
          <table:table-cell table:style-name="ce6" table:formula="of:=ATAN([.A98])" office:value-type="float" office:value="0.0299050819660103" calcext:value-type="float">
            <text:p>0.0299050819660103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8685" calcext:value-type="float">
            <text:p>0.33869 </text:p>
          </table:table-cell>
          <table:table-cell table:style-name="ce6" table:formula="of:=ATAN([.A99])" office:value-type="float" office:value="0.326559296835012" calcext:value-type="float">
            <text:p>0.32655929683501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21613" calcext:value-type="float">
            <text:p>1.32161 </text:p>
          </table:table-cell>
          <table:table-cell table:style-name="ce6" table:formula="of:=ATAN([.A100])" office:value-type="float" office:value="0.923052052291906" calcext:value-type="float">
            <text:p>0.9230520522919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5049" calcext:value-type="float">
            <text:p>0.61505 </text:p>
          </table:table-cell>
          <table:table-cell table:style-name="ce6" table:formula="of:=ATAN([.A101])" office:value-type="float" office:value="0.551411516877026" calcext:value-type="float">
            <text:p>0.55141151687702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58526" calcext:value-type="float">
            <text:p>1.15853 </text:p>
          </table:table-cell>
          <table:table-cell table:style-name="ce6" table:formula="of:=ATAN([.A102])" office:value-type="float" office:value="0.858708332078999" calcext:value-type="float">
            <text:p>0.8587083320789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6574" calcext:value-type="float">
            <text:p>0.58657 </text:p>
          </table:table-cell>
          <table:table-cell table:style-name="ce6" table:formula="of:=ATAN([.A103])" office:value-type="float" office:value="0.530488944947492" calcext:value-type="float">
            <text:p>0.53048894494749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98026" calcext:value-type="float">
            <text:p>1.49803 </text:p>
          </table:table-cell>
          <table:table-cell table:style-name="ce6" table:formula="of:=ATAN([.A104])" office:value-type="float" office:value="0.982185784828108" calcext:value-type="float">
            <text:p>0.98218578482810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3071" calcext:value-type="float">
            <text:p>1.13307 </text:p>
          </table:table-cell>
          <table:table-cell table:style-name="ce6" table:formula="of:=ATAN([.A105])" office:value-type="float" office:value="0.847702123816357" calcext:value-type="float">
            <text:p>0.847702123816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8749" calcext:value-type="float">
            <text:p>0.74875 </text:p>
          </table:table-cell>
          <table:table-cell table:style-name="ce6" table:formula="of:=ATAN([.A106])" office:value-type="float" office:value="0.642699987907497" calcext:value-type="float">
            <text:p>0.64269998790749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3331" calcext:value-type="float">
            <text:p>1.23331 </text:p>
          </table:table-cell>
          <table:table-cell table:style-name="ce6" table:formula="of:=ATAN([.A107])" office:value-type="float" office:value="0.889488846222909" calcext:value-type="float">
            <text:p>0.8894888462229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8817" calcext:value-type="float">
            <text:p>0.60882 </text:p>
          </table:table-cell>
          <table:table-cell table:style-name="ce6" table:formula="of:=ATAN([.A108])" office:value-type="float" office:value="0.546877378186249" calcext:value-type="float">
            <text:p>0.54687737818624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6005" calcext:value-type="float">
            <text:p>1.16601 </text:p>
          </table:table-cell>
          <table:table-cell table:style-name="ce6" table:formula="of:=ATAN([.A109])" office:value-type="float" office:value="0.861889727730031" calcext:value-type="float">
            <text:p>0.8618897277300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5336" calcext:value-type="float">
            <text:p>0.71534 </text:p>
          </table:table-cell>
          <table:table-cell table:style-name="ce6" table:formula="of:=ATAN([.A110])" office:value-type="float" office:value="0.620944600027671" calcext:value-type="float">
            <text:p>0.62094460002767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91748" calcext:value-type="float">
            <text:p>1.09175 </text:p>
          </table:table-cell>
          <table:table-cell table:style-name="ce6" table:formula="of:=ATAN([.A111])" office:value-type="float" office:value="0.829231947828371" calcext:value-type="float">
            <text:p>0.8292319478283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6508" calcext:value-type="float">
            <text:p>0.32651 </text:p>
          </table:table-cell>
          <table:table-cell table:style-name="ce6" table:formula="of:=ATAN([.A112])" office:value-type="float" office:value="0.315595228330734" calcext:value-type="float">
            <text:p>0.3155952283307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8233" calcext:value-type="float">
            <text:p>0.57823 </text:p>
          </table:table-cell>
          <table:table-cell table:style-name="ce6" table:formula="of:=ATAN([.A113])" office:value-type="float" office:value="0.524260570649087" calcext:value-type="float">
            <text:p>0.5242605706490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9" calcext:value-type="float">
            <text:p>0.17090 </text:p>
          </table:table-cell>
          <table:table-cell table:style-name="ce6" table:formula="of:=ATAN([.A114])" office:value-type="float" office:value="0.169264747446113" calcext:value-type="float">
            <text:p>0.16926474744611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07615" calcext:value-type="float">
            <text:p>1.20762 </text:p>
          </table:table-cell>
          <table:table-cell table:style-name="ce6" table:formula="of:=ATAN([.A115])" office:value-type="float" office:value="0.879167297794903" calcext:value-type="float">
            <text:p>0.8791672977949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5705" calcext:value-type="float">
            <text:p>0.00571 </text:p>
          </table:table-cell>
          <table:table-cell table:style-name="ce6" table:formula="of:=ATAN([.A116])" office:value-type="float" office:value="0.0057049381076161" calcext:value-type="float">
            <text:p>0.0057049381076161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87" calcext:value-type="float">
            <text:p>0.89870 </text:p>
          </table:table-cell>
          <table:table-cell table:style-name="ce6" table:formula="of:=ATAN([.A117])" office:value-type="float" office:value="0.732096405294203" calcext:value-type="float">
            <text:p>0.73209640529420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8794" calcext:value-type="float">
            <text:p>1.24879 </text:p>
          </table:table-cell>
          <table:table-cell table:style-name="ce6" table:formula="of:=ATAN([.A118])" office:value-type="float" office:value="0.89558447342621" calcext:value-type="float">
            <text:p>0.8955844734262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0551" calcext:value-type="float">
            <text:p>0.94055 </text:p>
          </table:table-cell>
          <table:table-cell table:style-name="ce6" table:formula="of:=ATAN([.A119])" office:value-type="float" office:value="0.754772628363803" calcext:value-type="float">
            <text:p>0.7547726283638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3025" calcext:value-type="float">
            <text:p>0.78303 </text:p>
          </table:table-cell>
          <table:table-cell table:style-name="ce6" table:formula="of:=ATAN([.A120])" office:value-type="float" office:value="0.664304287688688" calcext:value-type="float">
            <text:p>0.6643042876886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6096" calcext:value-type="float">
            <text:p>0.28610 </text:p>
          </table:table-cell>
          <table:table-cell table:style-name="ce6" table:formula="of:=ATAN([.A121])" office:value-type="float" office:value="0.278652529070886" calcext:value-type="float">
            <text:p>0.2786525290708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0072" calcext:value-type="float">
            <text:p>0.84007 </text:p>
          </table:table-cell>
          <table:table-cell table:style-name="ce6" table:formula="of:=ATAN([.A122])" office:value-type="float" office:value="0.698702037108278" calcext:value-type="float">
            <text:p>0.6987020371082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1476" calcext:value-type="float">
            <text:p>0.17148 </text:p>
          </table:table-cell>
          <table:table-cell table:style-name="ce6" table:formula="of:=ATAN([.A123])" office:value-type="float" office:value="0.169824348148402" calcext:value-type="float">
            <text:p>0.1698243481484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281" calcext:value-type="float">
            <text:p>0.72128 </text:p>
          </table:table-cell>
          <table:table-cell table:style-name="ce6" table:formula="of:=ATAN([.A124])" office:value-type="float" office:value="0.624866191841756" calcext:value-type="float">
            <text:p>0.62486619184175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23914" calcext:value-type="float">
            <text:p>1.22391 </text:p>
          </table:table-cell>
          <table:table-cell table:style-name="ce6" table:formula="of:=ATAN([.A125])" office:value-type="float" office:value="0.885744639913258" calcext:value-type="float">
            <text:p>0.8857446399132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3093" calcext:value-type="float">
            <text:p>0.69309 </text:p>
          </table:table-cell>
          <table:table-cell table:style-name="ce6" table:formula="of:=ATAN([.A126])" office:value-type="float" office:value="0.606075336520104" calcext:value-type="float">
            <text:p>0.60607533652010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3252" calcext:value-type="float">
            <text:p>1.40325 </text:p>
          </table:table-cell>
          <table:table-cell table:style-name="ce6" table:formula="of:=ATAN([.A127])" office:value-type="float" office:value="0.951643801775495" calcext:value-type="float">
            <text:p>0.95164380177549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71805" calcext:value-type="float">
            <text:p>1.27181 </text:p>
          </table:table-cell>
          <table:table-cell table:style-name="ce6" table:formula="of:=ATAN([.A128])" office:value-type="float" office:value="0.90447489693224" calcext:value-type="float">
            <text:p>0.904474896932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40451" calcext:value-type="float">
            <text:p>1.54045 </text:p>
          </table:table-cell>
          <table:table-cell table:style-name="ce6" table:formula="of:=ATAN([.A129])" office:value-type="float" office:value="0.995011464011201" calcext:value-type="float">
            <text:p>0.99501146401120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188" calcext:value-type="float">
            <text:p>1.56188 </text:p>
          </table:table-cell>
          <table:table-cell table:style-name="ce6" table:formula="of:=ATAN([.A130])" office:value-type="float" office:value="1.00130292605715" calcext:value-type="float">
            <text:p>1.0013029260571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0853" calcext:value-type="float">
            <text:p>0.02085 </text:p>
          </table:table-cell>
          <table:table-cell table:style-name="ce6" table:formula="of:=ATAN([.A131])" office:value-type="float" office:value="0.0208499781626539" calcext:value-type="float">
            <text:p>0.0208499781626539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9297" calcext:value-type="float">
            <text:p>0.55930 </text:p>
          </table:table-cell>
          <table:table-cell table:style-name="ce6" table:formula="of:=ATAN([.A132])" office:value-type="float" office:value="0.509952991007886" calcext:value-type="float">
            <text:p>0.50995299100788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7883" calcext:value-type="float">
            <text:p>1.39788 </text:p>
          </table:table-cell>
          <table:table-cell table:style-name="ce6" table:formula="of:=ATAN([.A133])" office:value-type="float" office:value="0.949830921393058" calcext:value-type="float">
            <text:p>0.94983092139305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85419" calcext:value-type="float">
            <text:p>1.28542 </text:p>
          </table:table-cell>
          <table:table-cell table:style-name="ce6" table:formula="of:=ATAN([.A134])" office:value-type="float" office:value="0.90964184201536" calcext:value-type="float">
            <text:p>0.909641842015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2222" calcext:value-type="float">
            <text:p>0.46222 </text:p>
          </table:table-cell>
          <table:table-cell table:style-name="ce6" table:formula="of:=ATAN([.A135])" office:value-type="float" office:value="0.432971131433456" calcext:value-type="float">
            <text:p>0.4329711314334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6788" calcext:value-type="float">
            <text:p>0.04679 </text:p>
          </table:table-cell>
          <table:table-cell table:style-name="ce6" table:formula="of:=ATAN([.A136])" office:value-type="float" office:value="0.0467539033059398" calcext:value-type="float">
            <text:p>0.046753903305939800</text:p>
          </table:table-cell>
          <table:table-cell table:number-columns-repeated="1022"/>
        </table:table-row>
        <table:table-row table:style-name="ro2">
          <table:table-cell table:style-name="ce4" office:value-type="float" office:value="1.559291" calcext:value-type="float">
            <text:p>1.55929 </text:p>
          </table:table-cell>
          <table:table-cell table:style-name="ce6" table:formula="of:=ATAN([.A137])" office:value-type="float" office:value="1.00054930774558" calcext:value-type="float">
            <text:p>1.0005493077455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3268" calcext:value-type="float">
            <text:p>0.18327 </text:p>
          </table:table-cell>
          <table:table-cell table:style-name="ce6" table:formula="of:=ATAN([.A138])" office:value-type="float" office:value="0.18125656485425" calcext:value-type="float">
            <text:p>0.18125656485425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11212" calcext:value-type="float">
            <text:p>1.01121 </text:p>
          </table:table-cell>
          <table:table-cell table:style-name="ce6" table:formula="of:=ATAN([.A139])" office:value-type="float" office:value="0.790972853611117" calcext:value-type="float">
            <text:p>0.7909728536111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4755" calcext:value-type="float">
            <text:p>0.08476 </text:p>
          </table:table-cell>
          <table:table-cell table:style-name="ce6" table:formula="of:=ATAN([.A140])" office:value-type="float" office:value="0.0845529269262916" calcext:value-type="float">
            <text:p>0.0845529269262916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3142" calcext:value-type="float">
            <text:p>0.44314 </text:p>
          </table:table-cell>
          <table:table-cell table:style-name="ce6" table:formula="of:=ATAN([.A141])" office:value-type="float" office:value="0.417136195777374" calcext:value-type="float">
            <text:p>0.4171361957773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27" calcext:value-type="float">
            <text:p>0.66270 </text:p>
          </table:table-cell>
          <table:table-cell table:style-name="ce6" table:formula="of:=ATAN([.A142])" office:value-type="float" office:value="0.585251419847508" calcext:value-type="float">
            <text:p>0.5852514198475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2144" calcext:value-type="float">
            <text:p>0.67214 </text:p>
          </table:table-cell>
          <table:table-cell table:style-name="ce6" table:formula="of:=ATAN([.A143])" office:value-type="float" office:value="0.591785023506225" calcext:value-type="float">
            <text:p>0.59178502350622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76837" calcext:value-type="float">
            <text:p>1.47684 </text:p>
          </table:table-cell>
          <table:table-cell table:style-name="ce6" table:formula="of:=ATAN([.A144])" office:value-type="float" office:value="0.975589754760027" calcext:value-type="float">
            <text:p>0.97558975476002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4402" calcext:value-type="float">
            <text:p>1.40440 </text:p>
          </table:table-cell>
          <table:table-cell table:style-name="ce6" table:formula="of:=ATAN([.A145])" office:value-type="float" office:value="0.952030912006092" calcext:value-type="float">
            <text:p>0.95203091200609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81201" calcext:value-type="float">
            <text:p>1.28120 </text:p>
          </table:table-cell>
          <table:table-cell table:style-name="ce6" table:formula="of:=ATAN([.A146])" office:value-type="float" office:value="0.908048269107996" calcext:value-type="float">
            <text:p>0.9080482691079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3745" calcext:value-type="float">
            <text:p>0.68375 </text:p>
          </table:table-cell>
          <table:table-cell table:style-name="ce6" table:formula="of:=ATAN([.A147])" office:value-type="float" office:value="0.599733059699331" calcext:value-type="float">
            <text:p>0.59973305969933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3263" calcext:value-type="float">
            <text:p>1.13326 </text:p>
          </table:table-cell>
          <table:table-cell table:style-name="ce6" table:formula="of:=ATAN([.A148])" office:value-type="float" office:value="0.847786184381351" calcext:value-type="float">
            <text:p>0.8477861843813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0911" calcext:value-type="float">
            <text:p>0.05091 </text:p>
          </table:table-cell>
          <table:table-cell table:style-name="ce6" table:formula="of:=ATAN([.A149])" office:value-type="float" office:value="0.0508670823639202" calcext:value-type="float">
            <text:p>0.0508670823639202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3698" calcext:value-type="float">
            <text:p>0.43370 </text:p>
          </table:table-cell>
          <table:table-cell table:style-name="ce6" table:formula="of:=ATAN([.A150])" office:value-type="float" office:value="0.409214804003964" calcext:value-type="float">
            <text:p>0.4092148040039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2911" calcext:value-type="float">
            <text:p>0.72291 </text:p>
          </table:table-cell>
          <table:table-cell table:style-name="ce6" table:formula="of:=ATAN([.A151])" office:value-type="float" office:value="0.625937557583523" calcext:value-type="float">
            <text:p>0.6259375575835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5194" calcext:value-type="float">
            <text:p>0.51519 </text:p>
          </table:table-cell>
          <table:table-cell table:style-name="ce6" table:formula="of:=ATAN([.A152])" office:value-type="float" office:value="0.475728793020287" calcext:value-type="float">
            <text:p>0.4757287930202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4799" calcext:value-type="float">
            <text:p>0.73480 </text:p>
          </table:table-cell>
          <table:table-cell table:style-name="ce6" table:formula="of:=ATAN([.A153])" office:value-type="float" office:value="0.633701275946479" calcext:value-type="float">
            <text:p>0.6337012759464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4801" calcext:value-type="float">
            <text:p>0.48480 </text:p>
          </table:table-cell>
          <table:table-cell table:style-name="ce6" table:formula="of:=ATAN([.A154])" office:value-type="float" office:value="0.451414643995728" calcext:value-type="float">
            <text:p>0.4514146439957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711" calcext:value-type="float">
            <text:p>0.05671 </text:p>
          </table:table-cell>
          <table:table-cell table:style-name="ce6" table:formula="of:=ATAN([.A155])" office:value-type="float" office:value="0.056650320258018" calcext:value-type="float">
            <text:p>0.0566503202580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3399" calcext:value-type="float">
            <text:p>0.80340 </text:p>
          </table:table-cell>
          <table:table-cell table:style-name="ce6" table:formula="of:=ATAN([.A156])" office:value-type="float" office:value="0.676810069527415" calcext:value-type="float">
            <text:p>0.6768100695274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0879" calcext:value-type="float">
            <text:p>0.61088 </text:p>
          </table:table-cell>
          <table:table-cell table:style-name="ce6" table:formula="of:=ATAN([.A157])" office:value-type="float" office:value="0.548380387244045" calcext:value-type="float">
            <text:p>0.5483803872440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9727" calcext:value-type="float">
            <text:p>0.80973 </text:p>
          </table:table-cell>
          <table:table-cell table:style-name="ce6" table:formula="of:=ATAN([.A158])" office:value-type="float" office:value="0.680643961785464" calcext:value-type="float">
            <text:p>0.6806439617854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1004" calcext:value-type="float">
            <text:p>0.55100 </text:p>
          </table:table-cell>
          <table:table-cell table:style-name="ce6" table:formula="of:=ATAN([.A159])" office:value-type="float" office:value="0.503613709455333" calcext:value-type="float">
            <text:p>0.5036137094553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2874" calcext:value-type="float">
            <text:p>0.35287 </text:p>
          </table:table-cell>
          <table:table-cell table:style-name="ce6" table:formula="of:=ATAN([.A160])" office:value-type="float" office:value="0.339232877810068" calcext:value-type="float">
            <text:p>0.33923287781006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6588" calcext:value-type="float">
            <text:p>1.39659 </text:p>
          </table:table-cell>
          <table:table-cell table:style-name="ce6" table:formula="of:=ATAN([.A161])" office:value-type="float" office:value="0.94939227540263" calcext:value-type="float">
            <text:p>0.9493922754026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0928" calcext:value-type="float">
            <text:p>0.41093 </text:p>
          </table:table-cell>
          <table:table-cell table:style-name="ce6" table:formula="of:=ATAN([.A162])" office:value-type="float" office:value="0.389891424728835" calcext:value-type="float">
            <text:p>0.38989142472883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73482" calcext:value-type="float">
            <text:p>1.37348 </text:p>
          </table:table-cell>
          <table:table-cell table:style-name="ce6" table:formula="of:=ATAN([.A163])" office:value-type="float" office:value="0.941474515012778" calcext:value-type="float">
            <text:p>0.94147451501277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5445" calcext:value-type="float">
            <text:p>1.35445 </text:p>
          </table:table-cell>
          <table:table-cell table:style-name="ce6" table:formula="of:=ATAN([.A164])" office:value-type="float" office:value="0.934820795238845" calcext:value-type="float">
            <text:p>0.93482079523884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64805" calcext:value-type="float">
            <text:p>1.36481 </text:p>
          </table:table-cell>
          <table:table-cell table:style-name="ce6" table:formula="of:=ATAN([.A165])" office:value-type="float" office:value="0.938455949108766" calcext:value-type="float">
            <text:p>0.9384559491087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4726" calcext:value-type="float">
            <text:p>0.14473 </text:p>
          </table:table-cell>
          <table:table-cell table:style-name="ce6" table:formula="of:=ATAN([.A166])" office:value-type="float" office:value="0.1437280534949" calcext:value-type="float">
            <text:p>0.14372805349490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49274" calcext:value-type="float">
            <text:p>1.14927 </text:p>
          </table:table-cell>
          <table:table-cell table:style-name="ce6" table:formula="of:=ATAN([.A167])" office:value-type="float" office:value="0.854740030536106" calcext:value-type="float">
            <text:p>0.8547400305361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2864" calcext:value-type="float">
            <text:p>0.42286 </text:p>
          </table:table-cell>
          <table:table-cell table:style-name="ce6" table:formula="of:=ATAN([.A168])" office:value-type="float" office:value="0.400060045996427" calcext:value-type="float">
            <text:p>0.4000600459964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8173" calcext:value-type="float">
            <text:p>0.99817 </text:p>
          </table:table-cell>
          <table:table-cell table:style-name="ce6" table:formula="of:=ATAN([.A169])" office:value-type="float" office:value="0.784483828406999" calcext:value-type="float">
            <text:p>0.7844838284069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562" calcext:value-type="float">
            <text:p>0.09156 </text:p>
          </table:table-cell>
          <table:table-cell table:style-name="ce6" table:formula="of:=ATAN([.A170])" office:value-type="float" office:value="0.0913074063685811" calcext:value-type="float">
            <text:p>0.0913074063685811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899" calcext:value-type="float">
            <text:p>0.54899 </text:p>
          </table:table-cell>
          <table:table-cell table:style-name="ce6" table:formula="of:=ATAN([.A171])" office:value-type="float" office:value="0.502067448368557" calcext:value-type="float">
            <text:p>0.5020674483685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004" calcext:value-type="float">
            <text:p>1.45004 </text:p>
          </table:table-cell>
          <table:table-cell table:style-name="ce6" table:formula="of:=ATAN([.A172])" office:value-type="float" office:value="0.967059885984802" calcext:value-type="float">
            <text:p>0.96705988598480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41506" calcext:value-type="float">
            <text:p>1.54151 </text:p>
          </table:table-cell>
          <table:table-cell table:style-name="ce6" table:formula="of:=ATAN([.A173])" office:value-type="float" office:value="0.995324092306487" calcext:value-type="float">
            <text:p>0.9953240923064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4501" calcext:value-type="float">
            <text:p>0.95450 </text:p>
          </table:table-cell>
          <table:table-cell table:style-name="ce6" table:formula="of:=ATAN([.A174])" office:value-type="float" office:value="0.762123279529978" calcext:value-type="float">
            <text:p>0.7621232795299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5969" calcext:value-type="float">
            <text:p>0.64597 </text:p>
          </table:table-cell>
          <table:table-cell table:style-name="ce6" table:formula="of:=ATAN([.A175])" office:value-type="float" office:value="0.573536255610862" calcext:value-type="float">
            <text:p>0.5735362556108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531" calcext:value-type="float">
            <text:p>0.30853 </text:p>
          </table:table-cell>
          <table:table-cell table:style-name="ce6" table:formula="of:=ATAN([.A176])" office:value-type="float" office:value="0.299264907621492" calcext:value-type="float">
            <text:p>0.2992649076214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4468" calcext:value-type="float">
            <text:p>0.03447 </text:p>
          </table:table-cell>
          <table:table-cell table:style-name="ce6" table:formula="of:=ATAN([.A177])" office:value-type="float" office:value="0.0344543598993794" calcext:value-type="float">
            <text:p>0.0344543598993794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623" calcext:value-type="float">
            <text:p>0.30623 </text:p>
          </table:table-cell>
          <table:table-cell table:style-name="ce6" table:formula="of:=ATAN([.A178])" office:value-type="float" office:value="0.297162545252677" calcext:value-type="float">
            <text:p>0.29716254525267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1893" calcext:value-type="float">
            <text:p>1.01893 </text:p>
          </table:table-cell>
          <table:table-cell table:style-name="ce6" table:formula="of:=ATAN([.A179])" office:value-type="float" office:value="0.794774142401708" calcext:value-type="float">
            <text:p>0.7947741424017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5244" calcext:value-type="float">
            <text:p>0.16524 </text:p>
          </table:table-cell>
          <table:table-cell table:style-name="ce6" table:formula="of:=ATAN([.A180])" office:value-type="float" office:value="0.163764142666987" calcext:value-type="float">
            <text:p>0.1637641426669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3159" calcext:value-type="float">
            <text:p>0.90316 </text:p>
          </table:table-cell>
          <table:table-cell table:style-name="ce6" table:formula="of:=ATAN([.A181])" office:value-type="float" office:value="0.734557666712578" calcext:value-type="float">
            <text:p>0.7345576667125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4446" calcext:value-type="float">
            <text:p>0.42445 </text:p>
          </table:table-cell>
          <table:table-cell table:style-name="ce6" table:formula="of:=ATAN([.A182])" office:value-type="float" office:value="0.401401310890228" calcext:value-type="float">
            <text:p>0.4014013108902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0647" calcext:value-type="float">
            <text:p>0.79065 </text:p>
          </table:table-cell>
          <table:table-cell table:style-name="ce6" table:formula="of:=ATAN([.A183])" office:value-type="float" office:value="0.66901181705578" calcext:value-type="float">
            <text:p>0.6690118170557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7331" calcext:value-type="float">
            <text:p>0.70733 </text:p>
          </table:table-cell>
          <table:table-cell table:style-name="ce6" table:formula="of:=ATAN([.A184])" office:value-type="float" office:value="0.615629172080295" calcext:value-type="float">
            <text:p>0.615629172080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7638" calcext:value-type="float">
            <text:p>0.56764 </text:p>
          </table:table-cell>
          <table:table-cell table:style-name="ce6" table:formula="of:=ATAN([.A185])" office:value-type="float" office:value="0.516283940824258" calcext:value-type="float">
            <text:p>0.51628394082425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56177" calcext:value-type="float">
            <text:p>1.25618 </text:p>
          </table:table-cell>
          <table:table-cell table:style-name="ce6" table:formula="of:=ATAN([.A186])" office:value-type="float" office:value="0.898458674991425" calcext:value-type="float">
            <text:p>0.8984586749914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5636" calcext:value-type="float">
            <text:p>0.29564 </text:p>
          </table:table-cell>
          <table:table-cell table:style-name="ce6" table:formula="of:=ATAN([.A187])" office:value-type="float" office:value="0.287448331628067" calcext:value-type="float">
            <text:p>0.28744833162806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89638" calcext:value-type="float">
            <text:p>1.18964 </text:p>
          </table:table-cell>
          <table:table-cell table:style-name="ce6" table:formula="of:=ATAN([.A188])" office:value-type="float" office:value="0.871789602788065" calcext:value-type="float">
            <text:p>0.87178960278806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73051" calcext:value-type="float">
            <text:p>1.27305 </text:p>
          </table:table-cell>
          <table:table-cell table:style-name="ce6" table:formula="of:=ATAN([.A189])" office:value-type="float" office:value="0.904950637808276" calcext:value-type="float">
            <text:p>0.90495063780827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4076" calcext:value-type="float">
            <text:p>1.53408 </text:p>
          </table:table-cell>
          <table:table-cell table:style-name="ce6" table:formula="of:=ATAN([.A190])" office:value-type="float" office:value="0.993115932582761" calcext:value-type="float">
            <text:p>0.9931159325827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131" calcext:value-type="float">
            <text:p>0.28413 </text:p>
          </table:table-cell>
          <table:table-cell table:style-name="ce6" table:formula="of:=ATAN([.A191])" office:value-type="float" office:value="0.276835255146262" calcext:value-type="float">
            <text:p>0.276835255146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4841" calcext:value-type="float">
            <text:p>1.44841 </text:p>
          </table:table-cell>
          <table:table-cell table:style-name="ce6" table:formula="of:=ATAN([.A192])" office:value-type="float" office:value="0.966534122395144" calcext:value-type="float">
            <text:p>0.96653412239514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76935" calcext:value-type="float">
            <text:p>1.17694 </text:p>
          </table:table-cell>
          <table:table-cell table:style-name="ce6" table:formula="of:=ATAN([.A193])" office:value-type="float" office:value="0.866497014725299" calcext:value-type="float">
            <text:p>0.8664970147252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5424" calcext:value-type="float">
            <text:p>0.43542 </text:p>
          </table:table-cell>
          <table:table-cell table:style-name="ce6" table:formula="of:=ATAN([.A194])" office:value-type="float" office:value="0.41066663531151" calcext:value-type="float">
            <text:p>0.41066663531151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8019" calcext:value-type="float">
            <text:p>1.06802 </text:p>
          </table:table-cell>
          <table:table-cell table:style-name="ce6" table:formula="of:=ATAN([.A195])" office:value-type="float" office:value="0.818277207548007" calcext:value-type="float">
            <text:p>0.81827720754800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84" calcext:value-type="float">
            <text:p>1.51840 </text:p>
          </table:table-cell>
          <table:table-cell table:style-name="ce6" table:formula="of:=ATAN([.A196])" office:value-type="float" office:value="0.988407528076714" calcext:value-type="float">
            <text:p>0.98840752807671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91077" calcext:value-type="float">
            <text:p>1.19108 </text:p>
          </table:table-cell>
          <table:table-cell table:style-name="ce6" table:formula="of:=ATAN([.A197])" office:value-type="float" office:value="0.872384981077239" calcext:value-type="float">
            <text:p>0.8723849810772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5623" calcext:value-type="float">
            <text:p>0.81562 </text:p>
          </table:table-cell>
          <table:table-cell table:style-name="ce6" table:formula="of:=ATAN([.A198])" office:value-type="float" office:value="0.684194830080166" calcext:value-type="float">
            <text:p>0.6841948300801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6241" calcext:value-type="float">
            <text:p>0.08624 </text:p>
          </table:table-cell>
          <table:table-cell table:style-name="ce6" table:formula="of:=ATAN([.A199])" office:value-type="float" office:value="0.0860281429691484" calcext:value-type="float">
            <text:p>0.086028142969148400</text:p>
          </table:table-cell>
          <table:table-cell table:number-columns-repeated="1022"/>
        </table:table-row>
        <table:table-row table:style-name="ro2">
          <table:table-cell table:style-name="ce4" office:value-type="float" office:value="1.278276" calcext:value-type="float">
            <text:p>1.27828 </text:p>
          </table:table-cell>
          <table:table-cell table:style-name="ce6" table:formula="of:=ATAN([.A200])" office:value-type="float" office:value="0.90693936088915" calcext:value-type="float">
            <text:p>0.9069393608891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4818" calcext:value-type="float">
            <text:p>0.74482 </text:p>
          </table:table-cell>
          <table:table-cell table:style-name="ce6" table:formula="of:=ATAN([.A201])" office:value-type="float" office:value="0.640176371193969" calcext:value-type="float">
            <text:p>0.6401763711939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2722" calcext:value-type="float">
            <text:p>0.12272 </text:p>
          </table:table-cell>
          <table:table-cell table:style-name="ce6" table:formula="of:=ATAN([.A202])" office:value-type="float" office:value="0.122111415433471" calcext:value-type="float">
            <text:p>0.12211141543347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92035" calcext:value-type="float">
            <text:p>1.29204 </text:p>
          </table:table-cell>
          <table:table-cell table:style-name="ce6" table:formula="of:=ATAN([.A203])" office:value-type="float" office:value="0.912128301203281" calcext:value-type="float">
            <text:p>0.9121283012032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1022" calcext:value-type="float">
            <text:p>0.76102 </text:p>
          </table:table-cell>
          <table:table-cell table:style-name="ce6" table:formula="of:=ATAN([.A204])" office:value-type="float" office:value="0.650517950001777" calcext:value-type="float">
            <text:p>0.6505179500017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6025" calcext:value-type="float">
            <text:p>0.97603 </text:p>
          </table:table-cell>
          <table:table-cell table:style-name="ce6" table:formula="of:=ATAN([.A205])" office:value-type="float" office:value="0.773265815039478" calcext:value-type="float">
            <text:p>0.77326581503947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42274" calcext:value-type="float">
            <text:p>1.44227 </text:p>
          </table:table-cell>
          <table:table-cell table:style-name="ce6" table:formula="of:=ATAN([.A206])" office:value-type="float" office:value="0.964547724267451" calcext:value-type="float">
            <text:p>0.9645477242674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0439" calcext:value-type="float">
            <text:p>0.28044 </text:p>
          </table:table-cell>
          <table:table-cell table:style-name="ce6" table:formula="of:=ATAN([.A207])" office:value-type="float" office:value="0.273415741238255" calcext:value-type="float">
            <text:p>0.2734157412382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791" calcext:value-type="float">
            <text:p>0.98379 </text:p>
          </table:table-cell>
          <table:table-cell table:style-name="ce6" table:formula="of:=ATAN([.A208])" office:value-type="float" office:value="0.777227625620732" calcext:value-type="float">
            <text:p>0.7772276256207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3077" calcext:value-type="float">
            <text:p>0.08308 </text:p>
          </table:table-cell>
          <table:table-cell table:style-name="ce6" table:formula="of:=ATAN([.A209])" office:value-type="float" office:value="0.0828866609762843" calcext:value-type="float">
            <text:p>0.0828866609762843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2641" calcext:value-type="float">
            <text:p>0.93264 </text:p>
          </table:table-cell>
          <table:table-cell table:style-name="ce6" table:formula="of:=ATAN([.A210])" office:value-type="float" office:value="0.750558922712679" calcext:value-type="float">
            <text:p>0.7505589227126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1087" calcext:value-type="float">
            <text:p>0.97109 </text:p>
          </table:table-cell>
          <table:table-cell table:style-name="ce6" table:formula="of:=ATAN([.A211])" office:value-type="float" office:value="0.770730659342916" calcext:value-type="float">
            <text:p>0.77073065934291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20894" calcext:value-type="float">
            <text:p>1.22089 </text:p>
          </table:table-cell>
          <table:table-cell table:style-name="ce6" table:formula="of:=ATAN([.A212])" office:value-type="float" office:value="0.884533865048751" calcext:value-type="float">
            <text:p>0.8845338650487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5479" calcext:value-type="float">
            <text:p>0.91548 </text:p>
          </table:table-cell>
          <table:table-cell table:style-name="ce6" table:formula="of:=ATAN([.A213])" office:value-type="float" office:value="0.741301512486627" calcext:value-type="float">
            <text:p>0.74130151248662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79426" calcext:value-type="float">
            <text:p>1.37943 </text:p>
          </table:table-cell>
          <table:table-cell table:style-name="ce6" table:formula="of:=ATAN([.A214])" office:value-type="float" office:value="0.943527979113316" calcext:value-type="float">
            <text:p>0.94352797911331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1403" calcext:value-type="float">
            <text:p>1.06140 </text:p>
          </table:table-cell>
          <table:table-cell table:style-name="ce6" table:formula="of:=ATAN([.A215])" office:value-type="float" office:value="0.815176353017058" calcext:value-type="float">
            <text:p>0.8151763530170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8569" calcext:value-type="float">
            <text:p>0.42857 </text:p>
          </table:table-cell>
          <table:table-cell table:style-name="ce6" table:formula="of:=ATAN([.A216])" office:value-type="float" office:value="0.404889734559141" calcext:value-type="float">
            <text:p>0.40488973455914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8698" calcext:value-type="float">
            <text:p>1.39870 </text:p>
          </table:table-cell>
          <table:table-cell table:style-name="ce6" table:formula="of:=ATAN([.A217])" office:value-type="float" office:value="0.950106704935183" calcext:value-type="float">
            <text:p>0.9501067049351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531" calcext:value-type="float">
            <text:p>0.27531 </text:p>
          </table:table-cell>
          <table:table-cell table:style-name="ce6" table:formula="of:=ATAN([.A218])" office:value-type="float" office:value="0.268654392589979" calcext:value-type="float">
            <text:p>0.2686543925899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2854" calcext:value-type="float">
            <text:p>0.49285 </text:p>
          </table:table-cell>
          <table:table-cell table:style-name="ce6" table:formula="of:=ATAN([.A219])" office:value-type="float" office:value="0.45791448407128" calcext:value-type="float">
            <text:p>0.4579144840712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716" calcext:value-type="float">
            <text:p>0.31716 </text:p>
          </table:table-cell>
          <table:table-cell table:style-name="ce6" table:formula="of:=ATAN([.A220])" office:value-type="float" office:value="0.307124627342262" calcext:value-type="float">
            <text:p>0.307124627342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7294" calcext:value-type="float">
            <text:p>0.43729 </text:p>
          </table:table-cell>
          <table:table-cell table:style-name="ce6" table:formula="of:=ATAN([.A221])" office:value-type="float" office:value="0.41223752360054" calcext:value-type="float">
            <text:p>0.4122375236005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2307" calcext:value-type="float">
            <text:p>0.58231 </text:p>
          </table:table-cell>
          <table:table-cell table:style-name="ce6" table:formula="of:=ATAN([.A222])" office:value-type="float" office:value="0.527308344703974" calcext:value-type="float">
            <text:p>0.52730834470397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3366" calcext:value-type="float">
            <text:p>1.56337 </text:p>
          </table:table-cell>
          <table:table-cell table:style-name="ce6" table:formula="of:=ATAN([.A223])" office:value-type="float" office:value="1.00173467810177" calcext:value-type="float">
            <text:p>1.001734678101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128" calcext:value-type="float">
            <text:p>0.49813 </text:p>
          </table:table-cell>
          <table:table-cell table:style-name="ce6" table:formula="of:=ATAN([.A224])" office:value-type="float" office:value="0.462148887879716" calcext:value-type="float">
            <text:p>0.4621488878797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7962" calcext:value-type="float">
            <text:p>0.88796 </text:p>
          </table:table-cell>
          <table:table-cell table:style-name="ce6" table:formula="of:=ATAN([.A225])" office:value-type="float" office:value="0.72612432300095" calcext:value-type="float">
            <text:p>0.726124323000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7773" calcext:value-type="float">
            <text:p>0.43777 </text:p>
          </table:table-cell>
          <table:table-cell table:style-name="ce6" table:formula="of:=ATAN([.A226])" office:value-type="float" office:value="0.412639559608091" calcext:value-type="float">
            <text:p>0.41263955960809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9406" calcext:value-type="float">
            <text:p>1.51941 </text:p>
          </table:table-cell>
          <table:table-cell table:style-name="ce6" table:formula="of:=ATAN([.A227])" office:value-type="float" office:value="0.988711725195113" calcext:value-type="float">
            <text:p>0.9887117251951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5" calcext:value-type="float">
            <text:p>0.48250 </text:p>
          </table:table-cell>
          <table:table-cell table:style-name="ce6" table:formula="of:=ATAN([.A228])" office:value-type="float" office:value="0.44954985220031" calcext:value-type="float">
            <text:p>0.44954985220031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4882" calcext:value-type="float">
            <text:p>1.40488 </text:p>
          </table:table-cell>
          <table:table-cell table:style-name="ce6" table:formula="of:=ATAN([.A229])" office:value-type="float" office:value="0.952192364045655" calcext:value-type="float">
            <text:p>0.9521923640456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5711" calcext:value-type="float">
            <text:p>0.53571 </text:p>
          </table:table-cell>
          <table:table-cell table:style-name="ce6" table:formula="of:=ATAN([.A230])" office:value-type="float" office:value="0.491806622962412" calcext:value-type="float">
            <text:p>0.49180662296241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0597" calcext:value-type="float">
            <text:p>1.24060 </text:p>
          </table:table-cell>
          <table:table-cell table:style-name="ce6" table:formula="of:=ATAN([.A231])" office:value-type="float" office:value="0.892369029095245" calcext:value-type="float">
            <text:p>0.8923690290952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8616" calcext:value-type="float">
            <text:p>0.52862 </text:p>
          </table:table-cell>
          <table:table-cell table:style-name="ce6" table:formula="of:=ATAN([.A232])" office:value-type="float" office:value="0.486277470538179" calcext:value-type="float">
            <text:p>0.48627747053817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169" calcext:value-type="float">
            <text:p>1.16169 </text:p>
          </table:table-cell>
          <table:table-cell table:style-name="ce6" table:formula="of:=ATAN([.A233])" office:value-type="float" office:value="0.860057097211437" calcext:value-type="float">
            <text:p>0.86005709721143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53061" calcext:value-type="float">
            <text:p>1.15306 </text:p>
          </table:table-cell>
          <table:table-cell table:style-name="ce6" table:formula="of:=ATAN([.A234])" office:value-type="float" office:value="0.856368718087308" calcext:value-type="float">
            <text:p>0.85636871808730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04165" calcext:value-type="float">
            <text:p>1.00417 </text:p>
          </table:table-cell>
          <table:table-cell table:style-name="ce6" table:formula="of:=ATAN([.A235])" office:value-type="float" office:value="0.7874763326121" calcext:value-type="float">
            <text:p>0.7874763326121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6613" calcext:value-type="float">
            <text:p>0.40661 </text:p>
          </table:table-cell>
          <table:table-cell table:style-name="ce6" table:formula="of:=ATAN([.A236])" office:value-type="float" office:value="0.386194207489633" calcext:value-type="float">
            <text:p>0.38619420748963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7979" calcext:value-type="float">
            <text:p>1.39798 </text:p>
          </table:table-cell>
          <table:table-cell table:style-name="ce6" table:formula="of:=ATAN([.A237])" office:value-type="float" office:value="0.949863417378421" calcext:value-type="float">
            <text:p>0.9498634173784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8557" calcext:value-type="float">
            <text:p>0.84856 </text:p>
          </table:table-cell>
          <table:table-cell table:style-name="ce6" table:formula="of:=ATAN([.A238])" office:value-type="float" office:value="0.703655731633327" calcext:value-type="float">
            <text:p>0.7036557316333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8865" calcext:value-type="float">
            <text:p>0.65887 </text:p>
          </table:table-cell>
          <table:table-cell table:style-name="ce6" table:formula="of:=ATAN([.A239])" office:value-type="float" office:value="0.582581984203076" calcext:value-type="float">
            <text:p>0.5825819842030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5059" calcext:value-type="float">
            <text:p>0.64506 </text:p>
          </table:table-cell>
          <table:table-cell table:style-name="ce6" table:formula="of:=ATAN([.A240])" office:value-type="float" office:value="0.572893912484091" calcext:value-type="float">
            <text:p>0.57289391248409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90358" calcext:value-type="float">
            <text:p>1.09036 </text:p>
          </table:table-cell>
          <table:table-cell table:style-name="ce6" table:formula="of:=ATAN([.A241])" office:value-type="float" office:value="0.828597359512738" calcext:value-type="float">
            <text:p>0.8285973595127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0085" calcext:value-type="float">
            <text:p>0.22009 </text:p>
          </table:table-cell>
          <table:table-cell table:style-name="ce6" table:formula="of:=ATAN([.A242])" office:value-type="float" office:value="0.21663137945503" calcext:value-type="float">
            <text:p>0.216631379455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8809" calcext:value-type="float">
            <text:p>0.32881 </text:p>
          </table:table-cell>
          <table:table-cell table:style-name="ce6" table:formula="of:=ATAN([.A243])" office:value-type="float" office:value="0.31767314269126" calcext:value-type="float">
            <text:p>0.3176731426912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4282" calcext:value-type="float">
            <text:p>0.61428 </text:p>
          </table:table-cell>
          <table:table-cell table:style-name="ce6" table:formula="of:=ATAN([.A244])" office:value-type="float" office:value="0.550854837831442" calcext:value-type="float">
            <text:p>0.5508548378314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2327" calcext:value-type="float">
            <text:p>0.54233 </text:p>
          </table:table-cell>
          <table:table-cell table:style-name="ce6" table:formula="of:=ATAN([.A245])" office:value-type="float" office:value="0.496933151811124" calcext:value-type="float">
            <text:p>0.4969331518111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138" calcext:value-type="float">
            <text:p>0.75714 </text:p>
          </table:table-cell>
          <table:table-cell table:style-name="ce6" table:formula="of:=ATAN([.A246])" office:value-type="float" office:value="0.64805379862274" calcext:value-type="float">
            <text:p>0.648053798622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7228" calcext:value-type="float">
            <text:p>0.12723 </text:p>
          </table:table-cell>
          <table:table-cell table:style-name="ce6" table:formula="of:=ATAN([.A247])" office:value-type="float" office:value="0.126548112719841" calcext:value-type="float">
            <text:p>0.12654811271984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53637" calcext:value-type="float">
            <text:p>1.15364 </text:p>
          </table:table-cell>
          <table:table-cell table:style-name="ce6" table:formula="of:=ATAN([.A248])" office:value-type="float" office:value="0.856615905697366" calcext:value-type="float">
            <text:p>0.8566159056973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877" calcext:value-type="float">
            <text:p>0.76788 </text:p>
          </table:table-cell>
          <table:table-cell table:style-name="ce6" table:formula="of:=ATAN([.A249])" office:value-type="float" office:value="0.654844560353626" calcext:value-type="float">
            <text:p>0.6548445603536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2921" calcext:value-type="float">
            <text:p>0.60292 </text:p>
          </table:table-cell>
          <table:table-cell table:style-name="ce6" table:formula="of:=ATAN([.A250])" office:value-type="float" office:value="0.54256452684885" calcext:value-type="float">
            <text:p>0.54256452684885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83933" calcext:value-type="float">
            <text:p>1.28393 </text:p>
          </table:table-cell>
          <table:table-cell table:style-name="ce6" table:formula="of:=ATAN([.A251])" office:value-type="float" office:value="0.909081170267356" calcext:value-type="float">
            <text:p>0.90908117026735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4843" calcext:value-type="float">
            <text:p>1.38484 </text:p>
          </table:table-cell>
          <table:table-cell table:style-name="ce6" table:formula="of:=ATAN([.A252])" office:value-type="float" office:value="0.945389304495892" calcext:value-type="float">
            <text:p>0.94538930449589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66626" calcext:value-type="float">
            <text:p>1.46663 </text:p>
          </table:table-cell>
          <table:table-cell table:style-name="ce6" table:formula="of:=ATAN([.A253])" office:value-type="float" office:value="0.972364527571374" calcext:value-type="float">
            <text:p>0.9723645275713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4923" calcext:value-type="float">
            <text:p>0.82492 </text:p>
          </table:table-cell>
          <table:table-cell table:style-name="ce6" table:formula="of:=ATAN([.A254])" office:value-type="float" office:value="0.689754226713207" calcext:value-type="float">
            <text:p>0.6897542267132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2306" calcext:value-type="float">
            <text:p>0.88231 </text:p>
          </table:table-cell>
          <table:table-cell table:style-name="ce6" table:formula="of:=ATAN([.A255])" office:value-type="float" office:value="0.722952959790735" calcext:value-type="float">
            <text:p>0.722952959790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9728" calcext:value-type="float">
            <text:p>0.55973 </text:p>
          </table:table-cell>
          <table:table-cell table:style-name="ce6" table:formula="of:=ATAN([.A256])" office:value-type="float" office:value="0.510281233351123" calcext:value-type="float">
            <text:p>0.51028123335112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74346" calcext:value-type="float">
            <text:p>1.17435 </text:p>
          </table:table-cell>
          <table:table-cell table:style-name="ce6" table:formula="of:=ATAN([.A257])" office:value-type="float" office:value="0.865410172207975" calcext:value-type="float">
            <text:p>0.8654101722079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7457" calcext:value-type="float">
            <text:p>0.44746 </text:p>
          </table:table-cell>
          <table:table-cell table:style-name="ce6" table:formula="of:=ATAN([.A258])" office:value-type="float" office:value="0.420737153966565" calcext:value-type="float">
            <text:p>0.42073715396656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61017" calcext:value-type="float">
            <text:p>1.46102 </text:p>
          </table:table-cell>
          <table:table-cell table:style-name="ce6" table:formula="of:=ATAN([.A259])" office:value-type="float" office:value="0.970579795617514" calcext:value-type="float">
            <text:p>0.9705797956175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8643" calcext:value-type="float">
            <text:p>0.86864 </text:p>
          </table:table-cell>
          <table:table-cell table:style-name="ce6" table:formula="of:=ATAN([.A260])" office:value-type="float" office:value="0.715218212025373" calcext:value-type="float">
            <text:p>0.7152182120253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6151" calcext:value-type="float">
            <text:p>0.81615 </text:p>
          </table:table-cell>
          <table:table-cell table:style-name="ce6" table:formula="of:=ATAN([.A261])" office:value-type="float" office:value="0.684511819338693" calcext:value-type="float">
            <text:p>0.6845118193386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6078" calcext:value-type="float">
            <text:p>0.12608 </text:p>
          </table:table-cell>
          <table:table-cell table:style-name="ce6" table:formula="of:=ATAN([.A262])" office:value-type="float" office:value="0.125416268726292" calcext:value-type="float">
            <text:p>0.1254162687262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0848" calcext:value-type="float">
            <text:p>0.97085 </text:p>
          </table:table-cell>
          <table:table-cell table:style-name="ce6" table:formula="of:=ATAN([.A263])" office:value-type="float" office:value="0.77060763961829" calcext:value-type="float">
            <text:p>0.7706076396182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5771" calcext:value-type="float">
            <text:p>0.06577 </text:p>
          </table:table-cell>
          <table:table-cell table:style-name="ce6" table:formula="of:=ATAN([.A264])" office:value-type="float" office:value="0.0656764074602195" calcext:value-type="float">
            <text:p>0.0656764074602195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7622" calcext:value-type="float">
            <text:p>0.10762 </text:p>
          </table:table-cell>
          <table:table-cell table:style-name="ce6" table:formula="of:=ATAN([.A265])" office:value-type="float" office:value="0.107209353490495" calcext:value-type="float">
            <text:p>0.1072093534904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363" calcext:value-type="float">
            <text:p>0.57363 </text:p>
          </table:table-cell>
          <table:table-cell table:style-name="ce6" table:formula="of:=ATAN([.A266])" office:value-type="float" office:value="0.520804078926795" calcext:value-type="float">
            <text:p>0.5208040789267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0863" calcext:value-type="float">
            <text:p>0.05086 </text:p>
          </table:table-cell>
          <table:table-cell table:style-name="ce6" table:formula="of:=ATAN([.A267])" office:value-type="float" office:value="0.0508192063382643" calcext:value-type="float">
            <text:p>0.050819206338264300</text:p>
          </table:table-cell>
          <table:table-cell table:number-columns-repeated="1022"/>
        </table:table-row>
        <table:table-row table:style-name="ro2">
          <table:table-cell table:style-name="ce4" office:value-type="float" office:value="1.253924" calcext:value-type="float">
            <text:p>1.25392 </text:p>
          </table:table-cell>
          <table:table-cell table:style-name="ce6" table:formula="of:=ATAN([.A268])" office:value-type="float" office:value="0.897583774889405" calcext:value-type="float">
            <text:p>0.8975837748894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8702" calcext:value-type="float">
            <text:p>0.59870 </text:p>
          </table:table-cell>
          <table:table-cell table:style-name="ce6" table:formula="of:=ATAN([.A269])" office:value-type="float" office:value="0.539464541941924" calcext:value-type="float">
            <text:p>0.53946454194192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7933" calcext:value-type="float">
            <text:p>1.47933 </text:p>
          </table:table-cell>
          <table:table-cell table:style-name="ce6" table:formula="of:=ATAN([.A270])" office:value-type="float" office:value="0.976372552691097" calcext:value-type="float">
            <text:p>0.97637255269109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9301" calcext:value-type="float">
            <text:p>1.53930 </text:p>
          </table:table-cell>
          <table:table-cell table:style-name="ce6" table:formula="of:=ATAN([.A271])" office:value-type="float" office:value="0.99467034099998" calcext:value-type="float">
            <text:p>0.9946703409999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1071" calcext:value-type="float">
            <text:p>0.41107 </text:p>
          </table:table-cell>
          <table:table-cell table:style-name="ce6" table:formula="of:=ATAN([.A272])" office:value-type="float" office:value="0.39001375981409" calcext:value-type="float">
            <text:p>0.390013759814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3" calcext:value-type="float">
            <text:p>0.09300 </text:p>
          </table:table-cell>
          <table:table-cell table:style-name="ce6" table:formula="of:=ATAN([.A273])" office:value-type="float" office:value="0.0927332638384291" calcext:value-type="float">
            <text:p>0.0927332638384291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797" calcext:value-type="float">
            <text:p>1.16797 </text:p>
          </table:table-cell>
          <table:table-cell table:style-name="ce6" table:formula="of:=ATAN([.A274])" office:value-type="float" office:value="0.862721699352056" calcext:value-type="float">
            <text:p>0.86272169935205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82542" calcext:value-type="float">
            <text:p>1.48254 </text:p>
          </table:table-cell>
          <table:table-cell table:style-name="ce6" table:formula="of:=ATAN([.A275])" office:value-type="float" office:value="0.977378449673265" calcext:value-type="float">
            <text:p>0.9773784496732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1989" calcext:value-type="float">
            <text:p>0.99199 </text:p>
          </table:table-cell>
          <table:table-cell table:style-name="ce6" table:formula="of:=ATAN([.A276])" office:value-type="float" office:value="0.78137657652512" calcext:value-type="float">
            <text:p>0.7813765765251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0939" calcext:value-type="float">
            <text:p>0.09094 </text:p>
          </table:table-cell>
          <table:table-cell table:style-name="ce6" table:formula="of:=ATAN([.A277])" office:value-type="float" office:value="0.0906895510551675" calcext:value-type="float">
            <text:p>0.090689551055167500</text:p>
          </table:table-cell>
          <table:table-cell table:number-columns-repeated="1022"/>
        </table:table-row>
        <table:table-row table:style-name="ro2">
          <table:table-cell table:style-name="ce4" office:value-type="float" office:value="1.170415" calcext:value-type="float">
            <text:p>1.17042 </text:p>
          </table:table-cell>
          <table:table-cell table:style-name="ce6" table:formula="of:=ATAN([.A278])" office:value-type="float" office:value="0.863754647897178" calcext:value-type="float">
            <text:p>0.86375464789717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8294" calcext:value-type="float">
            <text:p>1.53829 </text:p>
          </table:table-cell>
          <table:table-cell table:style-name="ce6" table:formula="of:=ATAN([.A279])" office:value-type="float" office:value="0.99437134140981" calcext:value-type="float">
            <text:p>0.994371341409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9" calcext:value-type="float">
            <text:p>0.47900 </text:p>
          </table:table-cell>
          <table:table-cell table:style-name="ce6" table:formula="of:=ATAN([.A280])" office:value-type="float" office:value="0.446706914324234" calcext:value-type="float">
            <text:p>0.44670691432423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5667" calcext:value-type="float">
            <text:p>1.56567 </text:p>
          </table:table-cell>
          <table:table-cell table:style-name="ce6" table:formula="of:=ATAN([.A281])" office:value-type="float" office:value="1.00240207741548" calcext:value-type="float">
            <text:p>1.002402077415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3575" calcext:value-type="float">
            <text:p>0.24358 </text:p>
          </table:table-cell>
          <table:table-cell table:style-name="ce6" table:formula="of:=ATAN([.A282])" office:value-type="float" office:value="0.23892252277327" calcext:value-type="float">
            <text:p>0.23892252277327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93473" calcext:value-type="float">
            <text:p>1.19347 </text:p>
          </table:table-cell>
          <table:table-cell table:style-name="ce6" table:formula="of:=ATAN([.A283])" office:value-type="float" office:value="0.873374442638207" calcext:value-type="float">
            <text:p>0.87337444263820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57183" calcext:value-type="float">
            <text:p>1.35718 </text:p>
          </table:table-cell>
          <table:table-cell table:style-name="ce6" table:formula="of:=ATAN([.A284])" office:value-type="float" office:value="0.93578371680704" calcext:value-type="float">
            <text:p>0.935783716807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93329" calcext:value-type="float">
            <text:p>1.29333 </text:p>
          </table:table-cell>
          <table:table-cell table:style-name="ce6" table:formula="of:=ATAN([.A285])" office:value-type="float" office:value="0.91261275913694" calcext:value-type="float">
            <text:p>0.912612759136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836" calcext:value-type="float">
            <text:p>0.86184 </text:p>
          </table:table-cell>
          <table:table-cell table:style-name="ce6" table:formula="of:=ATAN([.A286])" office:value-type="float" office:value="0.711325465047745" calcext:value-type="float">
            <text:p>0.71132546504774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63368" calcext:value-type="float">
            <text:p>1.26337 </text:p>
          </table:table-cell>
          <table:table-cell table:style-name="ce6" table:formula="of:=ATAN([.A287])" office:value-type="float" office:value="0.90123832054749" calcext:value-type="float">
            <text:p>0.9012383205474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2939" calcext:value-type="float">
            <text:p>0.81294 </text:p>
          </table:table-cell>
          <table:table-cell table:style-name="ce6" table:formula="of:=ATAN([.A288])" office:value-type="float" office:value="0.682580931008085" calcext:value-type="float">
            <text:p>0.6825809310080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7276" calcext:value-type="float">
            <text:p>0.17728 </text:p>
          </table:table-cell>
          <table:table-cell table:style-name="ce6" table:formula="of:=ATAN([.A289])" office:value-type="float" office:value="0.175453178448392" calcext:value-type="float">
            <text:p>0.1754531784483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0335" calcext:value-type="float">
            <text:p>0.15034 </text:p>
          </table:table-cell>
          <table:table-cell table:style-name="ce6" table:formula="of:=ATAN([.A290])" office:value-type="float" office:value="0.149217559859374" calcext:value-type="float">
            <text:p>0.1492175598593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899" calcext:value-type="float">
            <text:p>0.65690 </text:p>
          </table:table-cell>
          <table:table-cell table:style-name="ce6" table:formula="of:=ATAN([.A291])" office:value-type="float" office:value="0.58120985402514" calcext:value-type="float">
            <text:p>0.581209854025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5567" calcext:value-type="float">
            <text:p>0.63557 </text:p>
          </table:table-cell>
          <table:table-cell table:style-name="ce6" table:formula="of:=ATAN([.A292])" office:value-type="float" office:value="0.566161995266785" calcext:value-type="float">
            <text:p>0.56616199526678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29283" calcext:value-type="float">
            <text:p>1.22928 </text:p>
          </table:table-cell>
          <table:table-cell table:style-name="ce6" table:formula="of:=ATAN([.A293])" office:value-type="float" office:value="0.887888346504615" calcext:value-type="float">
            <text:p>0.8878883465046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9612" calcext:value-type="float">
            <text:p>0.84961 </text:p>
          </table:table-cell>
          <table:table-cell table:style-name="ce6" table:formula="of:=ATAN([.A294])" office:value-type="float" office:value="0.704268767118022" calcext:value-type="float">
            <text:p>0.7042687671180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3621" calcext:value-type="float">
            <text:p>0.59362 </text:p>
          </table:table-cell>
          <table:table-cell table:style-name="ce6" table:formula="of:=ATAN([.A295])" office:value-type="float" office:value="0.535715856386047" calcext:value-type="float">
            <text:p>0.535715856386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452" calcext:value-type="float">
            <text:p>1.04520 </text:p>
          </table:table-cell>
          <table:table-cell table:style-name="ce6" table:formula="of:=ATAN([.A296])" office:value-type="float" office:value="0.807495094305702" calcext:value-type="float">
            <text:p>0.8074950943057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2229" calcext:value-type="float">
            <text:p>0.79223 </text:p>
          </table:table-cell>
          <table:table-cell table:style-name="ce6" table:formula="of:=ATAN([.A297])" office:value-type="float" office:value="0.66998453305146" calcext:value-type="float">
            <text:p>0.669984533051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4247" calcext:value-type="float">
            <text:p>0.14425 </text:p>
          </table:table-cell>
          <table:table-cell table:style-name="ce6" table:formula="of:=ATAN([.A298])" office:value-type="float" office:value="0.14325884878428" calcext:value-type="float">
            <text:p>0.14325884878428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9321" calcext:value-type="float">
            <text:p>1.39932 </text:p>
          </table:table-cell>
          <table:table-cell table:style-name="ce6" table:formula="of:=ATAN([.A299])" office:value-type="float" office:value="0.950317375231648" calcext:value-type="float">
            <text:p>0.95031737523164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77415" calcext:value-type="float">
            <text:p>1.07742 </text:p>
          </table:table-cell>
          <table:table-cell table:style-name="ce6" table:formula="of:=ATAN([.A300])" office:value-type="float" office:value="0.822645990535963" calcext:value-type="float">
            <text:p>0.8226459905359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4894" calcext:value-type="float">
            <text:p>0.93489 </text:p>
          </table:table-cell>
          <table:table-cell table:style-name="ce6" table:formula="of:=ATAN([.A301])" office:value-type="float" office:value="0.751762498902015" calcext:value-type="float">
            <text:p>0.75176249890201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69983" calcext:value-type="float">
            <text:p>1.36998 </text:p>
          </table:table-cell>
          <table:table-cell table:style-name="ce6" table:formula="of:=ATAN([.A302])" office:value-type="float" office:value="0.940260279441398" calcext:value-type="float">
            <text:p>0.94026027944139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54307" calcext:value-type="float">
            <text:p>1.35431 </text:p>
          </table:table-cell>
          <table:table-cell table:style-name="ce6" table:formula="of:=ATAN([.A303])" office:value-type="float" office:value="0.934770342596055" calcext:value-type="float">
            <text:p>0.9347703425960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4138" calcext:value-type="float">
            <text:p>0.66414 </text:p>
          </table:table-cell>
          <table:table-cell table:style-name="ce6" table:formula="of:=ATAN([.A304])" office:value-type="float" office:value="0.586249944467508" calcext:value-type="float">
            <text:p>0.58624994446750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49083" calcext:value-type="float">
            <text:p>1.04908 </text:p>
          </table:table-cell>
          <table:table-cell table:style-name="ce6" table:formula="of:=ATAN([.A305])" office:value-type="float" office:value="0.809347225327007" calcext:value-type="float">
            <text:p>0.8093472253270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8705" calcext:value-type="float">
            <text:p>0.14871 </text:p>
          </table:table-cell>
          <table:table-cell table:style-name="ce6" table:formula="of:=ATAN([.A306])" office:value-type="float" office:value="0.147623203969123" calcext:value-type="float">
            <text:p>0.14762320396912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70173" calcext:value-type="float">
            <text:p>1.57017 </text:p>
          </table:table-cell>
          <table:table-cell table:style-name="ce6" table:formula="of:=ATAN([.A307])" office:value-type="float" office:value="1.00370500335757" calcext:value-type="float">
            <text:p>1.0037050033575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7246" calcext:value-type="float">
            <text:p>0.33725 </text:p>
          </table:table-cell>
          <table:table-cell table:style-name="ce6" table:formula="of:=ATAN([.A308])" office:value-type="float" office:value="0.325267811319262" calcext:value-type="float">
            <text:p>0.325267811319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92035" calcext:value-type="float">
            <text:p>1.29204 </text:p>
          </table:table-cell>
          <table:table-cell table:style-name="ce6" table:formula="of:=ATAN([.A309])" office:value-type="float" office:value="0.912128301203281" calcext:value-type="float">
            <text:p>0.9121283012032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1356" calcext:value-type="float">
            <text:p>0.96136 </text:p>
          </table:table-cell>
          <table:table-cell table:style-name="ce6" table:formula="of:=ATAN([.A310])" office:value-type="float" office:value="0.765698016825582" calcext:value-type="float">
            <text:p>0.76569801682558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35947" calcext:value-type="float">
            <text:p>1.23595 </text:p>
          </table:table-cell>
          <table:table-cell table:style-name="ce6" table:formula="of:=ATAN([.A311])" office:value-type="float" office:value="0.8905334894854" calcext:value-type="float">
            <text:p>0.890533489485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48313" calcext:value-type="float">
            <text:p>1.54831 </text:p>
          </table:table-cell>
          <table:table-cell table:style-name="ce6" table:formula="of:=ATAN([.A312])" office:value-type="float" office:value="0.997333990715209" calcext:value-type="float">
            <text:p>0.99733399071520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7242" calcext:value-type="float">
            <text:p>1.03724 </text:p>
          </table:table-cell>
          <table:table-cell table:style-name="ce6" table:formula="of:=ATAN([.A313])" office:value-type="float" office:value="0.803676724470839" calcext:value-type="float">
            <text:p>0.8036767244708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0048" calcext:value-type="float">
            <text:p>0.00005 </text:p>
          </table:table-cell>
          <table:table-cell table:style-name="ce6" table:formula="of:=ATAN([.A314])" office:value-type="float" office:value="0.000047999999963136" calcext:value-type="float">
            <text:p>0.000047999999963136</text:p>
          </table:table-cell>
          <table:table-cell table:number-columns-repeated="1022"/>
        </table:table-row>
        <table:table-row table:style-name="ro2">
          <table:table-cell table:style-name="ce4" office:value-type="float" office:value="1.347787" calcext:value-type="float">
            <text:p>1.34779 </text:p>
          </table:table-cell>
          <table:table-cell table:style-name="ce6" table:formula="of:=ATAN([.A315])" office:value-type="float" office:value="0.93246264134508" calcext:value-type="float">
            <text:p>0.9324626413450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547" calcext:value-type="float">
            <text:p>0.38955 </text:p>
          </table:table-cell>
          <table:table-cell table:style-name="ce6" table:formula="of:=ATAN([.A316])" office:value-type="float" office:value="0.371462818529542" calcext:value-type="float">
            <text:p>0.37146281852954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14997" calcext:value-type="float">
            <text:p>1.41500 </text:p>
          </table:table-cell>
          <table:table-cell table:style-name="ce6" table:formula="of:=ATAN([.A317])" office:value-type="float" office:value="0.95557766758446" calcext:value-type="float">
            <text:p>0.955577667584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05457" calcext:value-type="float">
            <text:p>1.30546 </text:p>
          </table:table-cell>
          <table:table-cell table:style-name="ce6" table:formula="of:=ATAN([.A318])" office:value-type="float" office:value="0.917123986486759" calcext:value-type="float">
            <text:p>0.91712398648675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61882" calcext:value-type="float">
            <text:p>1.26188 </text:p>
          </table:table-cell>
          <table:table-cell table:style-name="ce6" table:formula="of:=ATAN([.A319])" office:value-type="float" office:value="0.900665509039321" calcext:value-type="float">
            <text:p>0.90066550903932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71901" calcext:value-type="float">
            <text:p>1.27190 </text:p>
          </table:table-cell>
          <table:table-cell table:style-name="ce6" table:formula="of:=ATAN([.A320])" office:value-type="float" office:value="0.904511571608022" calcext:value-type="float">
            <text:p>0.90451157160802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8535" calcext:value-type="float">
            <text:p>1.38854 </text:p>
          </table:table-cell>
          <table:table-cell table:style-name="ce6" table:formula="of:=ATAN([.A321])" office:value-type="float" office:value="0.946652431622606" calcext:value-type="float">
            <text:p>0.9466524316226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9633" calcext:value-type="float">
            <text:p>0.45963 </text:p>
          </table:table-cell>
          <table:table-cell table:style-name="ce6" table:formula="of:=ATAN([.A322])" office:value-type="float" office:value="0.43083579326718" calcext:value-type="float">
            <text:p>0.430835793267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72954" calcext:value-type="float">
            <text:p>1.47295 </text:p>
          </table:table-cell>
          <table:table-cell table:style-name="ce6" table:formula="of:=ATAN([.A323])" office:value-type="float" office:value="0.97436688378466" calcext:value-type="float">
            <text:p>0.974366883784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2545" calcext:value-type="float">
            <text:p>0.93255 </text:p>
          </table:table-cell>
          <table:table-cell table:style-name="ce6" table:formula="of:=ATAN([.A324])" office:value-type="float" office:value="0.750507578392777" calcext:value-type="float">
            <text:p>0.75050757839277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59773" calcext:value-type="float">
            <text:p>1.15977 </text:p>
          </table:table-cell>
          <table:table-cell table:style-name="ce6" table:formula="of:=ATAN([.A325])" office:value-type="float" office:value="0.859240413246104" calcext:value-type="float">
            <text:p>0.85924041324610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69312" calcext:value-type="float">
            <text:p>1.26931 </text:p>
          </table:table-cell>
          <table:table-cell table:style-name="ce6" table:formula="of:=ATAN([.A326])" office:value-type="float" office:value="0.903521302202782" calcext:value-type="float">
            <text:p>0.9035213022027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0095" calcext:value-type="float">
            <text:p>0.10010 </text:p>
          </table:table-cell>
          <table:table-cell table:style-name="ce6" table:formula="of:=ATAN([.A327])" office:value-type="float" office:value="0.0997627110121164" calcext:value-type="float">
            <text:p>0.0997627110121164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4435" calcext:value-type="float">
            <text:p>0.74444 </text:p>
          </table:table-cell>
          <table:table-cell table:style-name="ce6" table:formula="of:=ATAN([.A328])" office:value-type="float" office:value="0.63992998474702" calcext:value-type="float">
            <text:p>0.6399299847470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9813" calcext:value-type="float">
            <text:p>0.77981 </text:p>
          </table:table-cell>
          <table:table-cell table:style-name="ce6" table:formula="of:=ATAN([.A329])" office:value-type="float" office:value="0.662310018678307" calcext:value-type="float">
            <text:p>0.66231001867830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81249" calcext:value-type="float">
            <text:p>1.28125 </text:p>
          </table:table-cell>
          <table:table-cell table:style-name="ce6" table:formula="of:=ATAN([.A330])" office:value-type="float" office:value="0.908066440343496" calcext:value-type="float">
            <text:p>0.90806644034349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93378" calcext:value-type="float">
            <text:p>1.19338 </text:p>
          </table:table-cell>
          <table:table-cell table:style-name="ce6" table:formula="of:=ATAN([.A331])" office:value-type="float" office:value="0.873335255493811" calcext:value-type="float">
            <text:p>0.8733352554938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2373" calcext:value-type="float">
            <text:p>0.84237 </text:p>
          </table:table-cell>
          <table:table-cell table:style-name="ce6" table:formula="of:=ATAN([.A332])" office:value-type="float" office:value="0.700049498975064" calcext:value-type="float">
            <text:p>0.70004949897506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74201" calcext:value-type="float">
            <text:p>1.47420 </text:p>
          </table:table-cell>
          <table:table-cell table:style-name="ce6" table:formula="of:=ATAN([.A333])" office:value-type="float" office:value="0.974760081753274" calcext:value-type="float">
            <text:p>0.9747600817532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8405" calcext:value-type="float">
            <text:p>0.56841 </text:p>
          </table:table-cell>
          <table:table-cell table:style-name="ce6" table:formula="of:=ATAN([.A334])" office:value-type="float" office:value="0.516863837934575" calcext:value-type="float">
            <text:p>0.5168638379345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2874" calcext:value-type="float">
            <text:p>0.35287 </text:p>
          </table:table-cell>
          <table:table-cell table:style-name="ce6" table:formula="of:=ATAN([.A335])" office:value-type="float" office:value="0.339232877810068" calcext:value-type="float">
            <text:p>0.33923287781006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5033" calcext:value-type="float">
            <text:p>1.05033 </text:p>
          </table:table-cell>
          <table:table-cell table:style-name="ce6" table:formula="of:=ATAN([.A336])" office:value-type="float" office:value="0.80994050271095" calcext:value-type="float">
            <text:p>0.809940502710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0811" calcext:value-type="float">
            <text:p>0.70081 </text:p>
          </table:table-cell>
          <table:table-cell table:style-name="ce6" table:formula="of:=ATAN([.A337])" office:value-type="float" office:value="0.611270052336353" calcext:value-type="float">
            <text:p>0.61127005233635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45344" calcext:value-type="float">
            <text:p>1.04534 </text:p>
          </table:table-cell>
          <table:table-cell table:style-name="ce6" table:formula="of:=ATAN([.A338])" office:value-type="float" office:value="0.807563908433441" calcext:value-type="float">
            <text:p>0.8075639084334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1254" calcext:value-type="float">
            <text:p>0.33125 </text:p>
          </table:table-cell>
          <table:table-cell table:style-name="ce6" table:formula="of:=ATAN([.A339])" office:value-type="float" office:value="0.319877988477379" calcext:value-type="float">
            <text:p>0.31987798847737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4671" calcext:value-type="float">
            <text:p>1.39467 </text:p>
          </table:table-cell>
          <table:table-cell table:style-name="ce6" table:formula="of:=ATAN([.A340])" office:value-type="float" office:value="0.948741955765191" calcext:value-type="float">
            <text:p>0.94874195576519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16629" calcext:value-type="float">
            <text:p>1.01663 </text:p>
          </table:table-cell>
          <table:table-cell table:style-name="ce6" table:formula="of:=ATAN([.A341])" office:value-type="float" office:value="0.793643915648483" calcext:value-type="float">
            <text:p>0.7936439156484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4753" calcext:value-type="float">
            <text:p>0.48475 </text:p>
          </table:table-cell>
          <table:table-cell table:style-name="ce6" table:formula="of:=ATAN([.A342])" office:value-type="float" office:value="0.451375777874012" calcext:value-type="float">
            <text:p>0.4513757778740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951" calcext:value-type="float">
            <text:p>0.11951 </text:p>
          </table:table-cell>
          <table:table-cell table:style-name="ce6" table:formula="of:=ATAN([.A343])" office:value-type="float" office:value="0.118945853890454" calcext:value-type="float">
            <text:p>0.1189458538904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424" calcext:value-type="float">
            <text:p>0.48542 </text:p>
          </table:table-cell>
          <table:table-cell table:style-name="ce6" table:formula="of:=ATAN([.A344])" office:value-type="float" office:value="0.451918960987485" calcext:value-type="float">
            <text:p>0.4519189609874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7813" calcext:value-type="float">
            <text:p>0.20781 </text:p>
          </table:table-cell>
          <table:table-cell table:style-name="ce6" table:formula="of:=ATAN([.A345])" office:value-type="float" office:value="0.204896648563288" calcext:value-type="float">
            <text:p>0.2048966485632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135" calcext:value-type="float">
            <text:p>0.33135 </text:p>
          </table:table-cell>
          <table:table-cell table:style-name="ce6" table:formula="of:=ATAN([.A346])" office:value-type="float" office:value="0.31996449358852" calcext:value-type="float">
            <text:p>0.319964493588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246" calcext:value-type="float">
            <text:p>0.76246 </text:p>
          </table:table-cell>
          <table:table-cell table:style-name="ce6" table:formula="of:=ATAN([.A347])" office:value-type="float" office:value="0.65142793301966" calcext:value-type="float">
            <text:p>0.651427933019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7141" calcext:value-type="float">
            <text:p>0.25714 </text:p>
          </table:table-cell>
          <table:table-cell table:style-name="ce6" table:formula="of:=ATAN([.A348])" office:value-type="float" office:value="0.251688229797223" calcext:value-type="float">
            <text:p>0.2516882297972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0268" calcext:value-type="float">
            <text:p>0.04027 </text:p>
          </table:table-cell>
          <table:table-cell table:style-name="ce6" table:formula="of:=ATAN([.A349])" office:value-type="float" office:value="0.0402462561381308" calcext:value-type="float">
            <text:p>0.0402462561381308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36" calcext:value-type="float">
            <text:p>0.06836 </text:p>
          </table:table-cell>
          <table:table-cell table:style-name="ce6" table:formula="of:=ATAN([.A350])" office:value-type="float" office:value="0.0682538134379425" calcext:value-type="float">
            <text:p>0.0682538134379425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9418" calcext:value-type="float">
            <text:p>1.24942 </text:p>
          </table:table-cell>
          <table:table-cell table:style-name="ce6" table:formula="of:=ATAN([.A351])" office:value-type="float" office:value="0.895828198125246" calcext:value-type="float">
            <text:p>0.89582819812524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14566" calcext:value-type="float">
            <text:p>1.21457 </text:p>
          </table:table-cell>
          <table:table-cell table:style-name="ce6" table:formula="of:=ATAN([.A352])" office:value-type="float" office:value="0.88198519310536" calcext:value-type="float">
            <text:p>0.881985193105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83886" calcext:value-type="float">
            <text:p>1.08389 </text:p>
          </table:table-cell>
          <table:table-cell table:style-name="ce6" table:formula="of:=ATAN([.A353])" office:value-type="float" office:value="0.825631042478796" calcext:value-type="float">
            <text:p>0.8256310424787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3967" calcext:value-type="float">
            <text:p>0.37397 </text:p>
          </table:table-cell>
          <table:table-cell table:style-name="ce6" table:formula="of:=ATAN([.A354])" office:value-type="float" office:value="0.357864719006783" calcext:value-type="float">
            <text:p>0.35786471900678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22525" calcext:value-type="float">
            <text:p>1.02253 </text:p>
          </table:table-cell>
          <table:table-cell table:style-name="ce6" table:formula="of:=ATAN([.A355])" office:value-type="float" office:value="0.796534771735257" calcext:value-type="float">
            <text:p>0.7965347717352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7192" calcext:value-type="float">
            <text:p>1.38719 </text:p>
          </table:table-cell>
          <table:table-cell table:style-name="ce6" table:formula="of:=ATAN([.A356])" office:value-type="float" office:value="0.946193469100253" calcext:value-type="float">
            <text:p>0.9461934691002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6593" calcext:value-type="float">
            <text:p>0.54659 </text:p>
          </table:table-cell>
          <table:table-cell table:style-name="ce6" table:formula="of:=ATAN([.A357])" office:value-type="float" office:value="0.500223709384476" calcext:value-type="float">
            <text:p>0.5002237093844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979" calcext:value-type="float">
            <text:p>0.38998 </text:p>
          </table:table-cell>
          <table:table-cell table:style-name="ce6" table:formula="of:=ATAN([.A358])" office:value-type="float" office:value="0.371837846134596" calcext:value-type="float">
            <text:p>0.37183784613459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97739" calcext:value-type="float">
            <text:p>1.29774 </text:p>
          </table:table-cell>
          <table:table-cell table:style-name="ce6" table:formula="of:=ATAN([.A359])" office:value-type="float" office:value="0.914259260884212" calcext:value-type="float">
            <text:p>0.9142592608842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7112" calcext:value-type="float">
            <text:p>0.41711 </text:p>
          </table:table-cell>
          <table:table-cell table:style-name="ce6" table:formula="of:=ATAN([.A360])" office:value-type="float" office:value="0.39517051531794" calcext:value-type="float">
            <text:p>0.395170515317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14565" calcext:value-type="float">
            <text:p>1.41457 </text:p>
          </table:table-cell>
          <table:table-cell table:style-name="ce6" table:formula="of:=ATAN([.A361])" office:value-type="float" office:value="0.95543374459535" calcext:value-type="float">
            <text:p>0.955433744595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4773" calcext:value-type="float">
            <text:p>0.34477 </text:p>
          </table:table-cell>
          <table:table-cell table:style-name="ce6" table:formula="of:=ATAN([.A362])" office:value-type="float" office:value="0.332010681387467" calcext:value-type="float">
            <text:p>0.33201068138746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20223" calcext:value-type="float">
            <text:p>1.32022 </text:p>
          </table:table-cell>
          <table:table-cell table:style-name="ce6" table:formula="of:=ATAN([.A363])" office:value-type="float" office:value="0.922545644616186" calcext:value-type="float">
            <text:p>0.92254564461618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3222" calcext:value-type="float">
            <text:p>1.56322 </text:p>
          </table:table-cell>
          <table:table-cell table:style-name="ce6" table:formula="of:=ATAN([.A364])" office:value-type="float" office:value="1.00169286489684" calcext:value-type="float">
            <text:p>1.001692864896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705" calcext:value-type="float">
            <text:p>1.13705 </text:p>
          </table:table-cell>
          <table:table-cell table:style-name="ce6" table:formula="of:=ATAN([.A365])" office:value-type="float" office:value="0.849440923133698" calcext:value-type="float">
            <text:p>0.84944092313369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518" calcext:value-type="float">
            <text:p>1.13518 </text:p>
          </table:table-cell>
          <table:table-cell table:style-name="ce6" table:formula="of:=ATAN([.A366])" office:value-type="float" office:value="0.848624599071869" calcext:value-type="float">
            <text:p>0.8486245990718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0092" calcext:value-type="float">
            <text:p>0.60009 </text:p>
          </table:table-cell>
          <table:table-cell table:style-name="ce6" table:formula="of:=ATAN([.A367])" office:value-type="float" office:value="0.540487144583741" calcext:value-type="float">
            <text:p>0.5404871445837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9288" calcext:value-type="float">
            <text:p>0.47929 </text:p>
          </table:table-cell>
          <table:table-cell table:style-name="ce6" table:formula="of:=ATAN([.A368])" office:value-type="float" office:value="0.446941140840771" calcext:value-type="float">
            <text:p>0.44694114084077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40981" calcext:value-type="float">
            <text:p>1.14098 </text:p>
          </table:table-cell>
          <table:table-cell table:style-name="ce6" table:formula="of:=ATAN([.A369])" office:value-type="float" office:value="0.851152021563671" calcext:value-type="float">
            <text:p>0.85115202156367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138" calcext:value-type="float">
            <text:p>1.11380 </text:p>
          </table:table-cell>
          <table:table-cell table:style-name="ce6" table:formula="of:=ATAN([.A370])" office:value-type="float" office:value="0.839182932643255" calcext:value-type="float">
            <text:p>0.8391829326432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719" calcext:value-type="float">
            <text:p>0.10719 </text:p>
          </table:table-cell>
          <table:table-cell table:style-name="ce6" table:formula="of:=ATAN([.A371])" office:value-type="float" office:value="0.106782280234769" calcext:value-type="float">
            <text:p>0.1067822802347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4828" calcext:value-type="float">
            <text:p>0.67483 </text:p>
          </table:table-cell>
          <table:table-cell table:style-name="ce6" table:formula="of:=ATAN([.A372])" office:value-type="float" office:value="0.59363149498458" calcext:value-type="float">
            <text:p>0.5936314949845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0907" calcext:value-type="float">
            <text:p>0.70091 </text:p>
          </table:table-cell>
          <table:table-cell table:style-name="ce6" table:formula="of:=ATAN([.A373])" office:value-type="float" office:value="0.611334429874665" calcext:value-type="float">
            <text:p>0.6113344298746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053" calcext:value-type="float">
            <text:p>0.53705 </text:p>
          </table:table-cell>
          <table:table-cell table:style-name="ce6" table:formula="of:=ATAN([.A374])" office:value-type="float" office:value="0.492848786583774" calcext:value-type="float">
            <text:p>0.4928487865837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4597" calcext:value-type="float">
            <text:p>0.90460 </text:p>
          </table:table-cell>
          <table:table-cell table:style-name="ce6" table:formula="of:=ATAN([.A375])" office:value-type="float" office:value="0.735349083178537" calcext:value-type="float">
            <text:p>0.7353490831785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2164" calcext:value-type="float">
            <text:p>0.53216 </text:p>
          </table:table-cell>
          <table:table-cell table:style-name="ce6" table:formula="of:=ATAN([.A376])" office:value-type="float" office:value="0.489046503645172" calcext:value-type="float">
            <text:p>0.4890465036451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06" calcext:value-type="float">
            <text:p>0.74060 </text:p>
          </table:table-cell>
          <table:table-cell table:style-name="ce6" table:formula="of:=ATAN([.A377])" office:value-type="float" office:value="0.637457915138847" calcext:value-type="float">
            <text:p>0.63745791513884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52916" calcext:value-type="float">
            <text:p>1.35292 </text:p>
          </table:table-cell>
          <table:table-cell table:style-name="ce6" table:formula="of:=ATAN([.A378])" office:value-type="float" office:value="0.934279216034376" calcext:value-type="float">
            <text:p>0.93427921603437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5474" calcext:value-type="float">
            <text:p>1.05474 </text:p>
          </table:table-cell>
          <table:table-cell table:style-name="ce6" table:formula="of:=ATAN([.A379])" office:value-type="float" office:value="0.812032703643685" calcext:value-type="float">
            <text:p>0.81203270364368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13512" calcext:value-type="float">
            <text:p>1.21351 </text:p>
          </table:table-cell>
          <table:table-cell table:style-name="ce6" table:formula="of:=ATAN([.A380])" office:value-type="float" office:value="0.881559143540068" calcext:value-type="float">
            <text:p>0.88155914354006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3941" calcext:value-type="float">
            <text:p>1.51394 </text:p>
          </table:table-cell>
          <table:table-cell table:style-name="ce6" table:formula="of:=ATAN([.A381])" office:value-type="float" office:value="0.987055812143735" calcext:value-type="float">
            <text:p>0.987055812143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7448" calcext:value-type="float">
            <text:p>0.21745 </text:p>
          </table:table-cell>
          <table:table-cell table:style-name="ce6" table:formula="of:=ATAN([.A382])" office:value-type="float" office:value="0.214114820110754" calcext:value-type="float">
            <text:p>0.2141148201107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242" calcext:value-type="float">
            <text:p>0.27224 </text:p>
          </table:table-cell>
          <table:table-cell table:style-name="ce6" table:formula="of:=ATAN([.A383])" office:value-type="float" office:value="0.265800316612073" calcext:value-type="float">
            <text:p>0.2658003166120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316" calcext:value-type="float">
            <text:p>0.75316 </text:p>
          </table:table-cell>
          <table:table-cell table:style-name="ce6" table:formula="of:=ATAN([.A384])" office:value-type="float" office:value="0.645520443118059" calcext:value-type="float">
            <text:p>0.6455204431180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784" calcext:value-type="float">
            <text:p>0.88978 </text:p>
          </table:table-cell>
          <table:table-cell table:style-name="ce6" table:formula="of:=ATAN([.A385])" office:value-type="float" office:value="0.727142146078308" calcext:value-type="float">
            <text:p>0.7271421460783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9223" calcext:value-type="float">
            <text:p>0.11922 </text:p>
          </table:table-cell>
          <table:table-cell table:style-name="ce6" table:formula="of:=ATAN([.A386])" office:value-type="float" office:value="0.118662885724952" calcext:value-type="float">
            <text:p>0.1186628857249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1511" calcext:value-type="float">
            <text:p>0.59151 </text:p>
          </table:table-cell>
          <table:table-cell table:style-name="ce6" table:formula="of:=ATAN([.A387])" office:value-type="float" office:value="0.534154205729829" calcext:value-type="float">
            <text:p>0.5341542057298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5416" calcext:value-type="float">
            <text:p>0.10542 </text:p>
          </table:table-cell>
          <table:table-cell table:style-name="ce6" table:formula="of:=ATAN([.A388])" office:value-type="float" office:value="0.105028103446987" calcext:value-type="float">
            <text:p>0.1050281034469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2393" calcext:value-type="float">
            <text:p>0.75239 </text:p>
          </table:table-cell>
          <table:table-cell table:style-name="ce6" table:formula="of:=ATAN([.A389])" office:value-type="float" office:value="0.645030870453178" calcext:value-type="float">
            <text:p>0.6450308704531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9947" calcext:value-type="float">
            <text:p>0.79995 </text:p>
          </table:table-cell>
          <table:table-cell table:style-name="ce6" table:formula="of:=ATAN([.A390])" office:value-type="float" office:value="0.674708624314857" calcext:value-type="float">
            <text:p>0.6747086243148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26885" calcext:value-type="float">
            <text:p>1.52689 </text:p>
          </table:table-cell>
          <table:table-cell table:style-name="ce6" table:formula="of:=ATAN([.A391])" office:value-type="float" office:value="0.990964460569973" calcext:value-type="float">
            <text:p>0.9909644605699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0677" calcext:value-type="float">
            <text:p>0.58068 </text:p>
          </table:table-cell>
          <table:table-cell table:style-name="ce6" table:formula="of:=ATAN([.A392])" office:value-type="float" office:value="0.526090229562503" calcext:value-type="float">
            <text:p>0.52609022956250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7144" calcext:value-type="float">
            <text:p>1.53714 </text:p>
          </table:table-cell>
          <table:table-cell table:style-name="ce6" table:formula="of:=ATAN([.A393])" office:value-type="float" office:value="0.994029545357133" calcext:value-type="float">
            <text:p>0.99402954535713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05602" calcext:value-type="float">
            <text:p>1.20560 </text:p>
          </table:table-cell>
          <table:table-cell table:style-name="ce6" table:formula="of:=ATAN([.A394])" office:value-type="float" office:value="0.878347640218587" calcext:value-type="float">
            <text:p>0.87834764021858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56367" calcext:value-type="float">
            <text:p>1.55637 </text:p>
          </table:table-cell>
          <table:table-cell table:style-name="ce6" table:formula="of:=ATAN([.A395])" office:value-type="float" office:value="0.999696040995836" calcext:value-type="float">
            <text:p>0.99969604099583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1738" calcext:value-type="float">
            <text:p>1.16174 </text:p>
          </table:table-cell>
          <table:table-cell table:style-name="ce6" table:formula="of:=ATAN([.A396])" office:value-type="float" office:value="0.86007752639959" calcext:value-type="float">
            <text:p>0.860077526399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7448" calcext:value-type="float">
            <text:p>0.26745 </text:p>
          </table:table-cell>
          <table:table-cell table:style-name="ce6" table:formula="of:=ATAN([.A397])" office:value-type="float" office:value="0.261331710329811" calcext:value-type="float">
            <text:p>0.2613317103298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0158" calcext:value-type="float">
            <text:p>0.86016 </text:p>
          </table:table-cell>
          <table:table-cell table:style-name="ce6" table:formula="of:=ATAN([.A398])" office:value-type="float" office:value="0.710361825869742" calcext:value-type="float">
            <text:p>0.71036182586974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6495" calcext:value-type="float">
            <text:p>1.26495 </text:p>
          </table:table-cell>
          <table:table-cell table:style-name="ce6" table:formula="of:=ATAN([.A399])" office:value-type="float" office:value="0.901847227601534" calcext:value-type="float">
            <text:p>0.9018472276015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6106" calcext:value-type="float">
            <text:p>0.26611 </text:p>
          </table:table-cell>
          <table:table-cell table:style-name="ce6" table:formula="of:=ATAN([.A400])" office:value-type="float" office:value="0.260078874736604" calcext:value-type="float">
            <text:p>0.2600788747366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917" calcext:value-type="float">
            <text:p>0.38792 </text:p>
          </table:table-cell>
          <table:table-cell table:style-name="ce6" table:formula="of:=ATAN([.A401])" office:value-type="float" office:value="0.370046797284816" calcext:value-type="float">
            <text:p>0.3700467972848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8243" calcext:value-type="float">
            <text:p>0.40824 </text:p>
          </table:table-cell>
          <table:table-cell table:style-name="ce6" table:formula="of:=ATAN([.A402])" office:value-type="float" office:value="0.387592151963474" calcext:value-type="float">
            <text:p>0.38759215196347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28373" calcext:value-type="float">
            <text:p>1.12837 </text:p>
          </table:table-cell>
          <table:table-cell table:style-name="ce6" table:formula="of:=ATAN([.A403])" office:value-type="float" office:value="0.845640268103135" calcext:value-type="float">
            <text:p>0.84564026810313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20656" calcext:value-type="float">
            <text:p>1.02066 </text:p>
          </table:table-cell>
          <table:table-cell table:style-name="ce6" table:formula="of:=ATAN([.A404])" office:value-type="float" office:value="0.795620230162915" calcext:value-type="float">
            <text:p>0.7956202301629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2991" calcext:value-type="float">
            <text:p>0.06299 </text:p>
          </table:table-cell>
          <table:table-cell table:style-name="ce6" table:formula="of:=ATAN([.A405])" office:value-type="float" office:value="0.0629078845010499" calcext:value-type="float">
            <text:p>0.0629078845010499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5806" calcext:value-type="float">
            <text:p>0.78581 </text:p>
          </table:table-cell>
          <table:table-cell table:style-name="ce6" table:formula="of:=ATAN([.A406])" office:value-type="float" office:value="0.666025941477192" calcext:value-type="float">
            <text:p>0.6660259414771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8838" calcext:value-type="float">
            <text:p>0.26884 </text:p>
          </table:table-cell>
          <table:table-cell table:style-name="ce6" table:formula="of:=ATAN([.A407])" office:value-type="float" office:value="0.262628472136333" calcext:value-type="float">
            <text:p>0.26262847213633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52247" calcext:value-type="float">
            <text:p>1.05225 </text:p>
          </table:table-cell>
          <table:table-cell table:style-name="ce6" table:formula="of:=ATAN([.A408])" office:value-type="float" office:value="0.81085110192619" calcext:value-type="float">
            <text:p>0.8108511019261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543" calcext:value-type="float">
            <text:p>0.22454 </text:p>
          </table:table-cell>
          <table:table-cell table:style-name="ce6" table:formula="of:=ATAN([.A409])" office:value-type="float" office:value="0.220879420620457" calcext:value-type="float">
            <text:p>0.2208794206204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65717" calcext:value-type="float">
            <text:p>1.26572 </text:p>
          </table:table-cell>
          <table:table-cell table:style-name="ce6" table:formula="of:=ATAN([.A410])" office:value-type="float" office:value="0.90214210638429" calcext:value-type="float">
            <text:p>0.9021421063842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0162" calcext:value-type="float">
            <text:p>0.16016 </text:p>
          </table:table-cell>
          <table:table-cell table:style-name="ce6" table:formula="of:=ATAN([.A411])" office:value-type="float" office:value="0.15881321451141" calcext:value-type="float">
            <text:p>0.158813214511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9509" calcext:value-type="float">
            <text:p>0.41951 </text:p>
          </table:table-cell>
          <table:table-cell table:style-name="ce6" table:formula="of:=ATAN([.A412])" office:value-type="float" office:value="0.397210543326239" calcext:value-type="float">
            <text:p>0.3972105433262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8386" calcext:value-type="float">
            <text:p>0.60839 </text:p>
          </table:table-cell>
          <table:table-cell table:style-name="ce6" table:formula="of:=ATAN([.A413])" office:value-type="float" office:value="0.546562870505431" calcext:value-type="float">
            <text:p>0.5465628705054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8942" calcext:value-type="float">
            <text:p>0.54894 </text:p>
          </table:table-cell>
          <table:table-cell table:style-name="ce6" table:formula="of:=ATAN([.A414])" office:value-type="float" office:value="0.50203056398248" calcext:value-type="float">
            <text:p>0.502030563982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3754" calcext:value-type="float">
            <text:p>0.76375 </text:p>
          </table:table-cell>
          <table:table-cell table:style-name="ce6" table:formula="of:=ATAN([.A415])" office:value-type="float" office:value="0.652245713241442" calcext:value-type="float">
            <text:p>0.6522457132414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4655" calcext:value-type="float">
            <text:p>0.83466 </text:p>
          </table:table-cell>
          <table:table-cell table:style-name="ce6" table:formula="of:=ATAN([.A416])" office:value-type="float" office:value="0.695517769368163" calcext:value-type="float">
            <text:p>0.69551776936816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00039" calcext:value-type="float">
            <text:p>1.50004 </text:p>
          </table:table-cell>
          <table:table-cell table:style-name="ce6" table:formula="of:=ATAN([.A417])" office:value-type="float" office:value="0.982805723031332" calcext:value-type="float">
            <text:p>0.98280572303133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48507" calcext:value-type="float">
            <text:p>1.14851 </text:p>
          </table:table-cell>
          <table:table-cell table:style-name="ce6" table:formula="of:=ATAN([.A418])" office:value-type="float" office:value="0.854409419865475" calcext:value-type="float">
            <text:p>0.8544094198654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5834" calcext:value-type="float">
            <text:p>0.92583 </text:p>
          </table:table-cell>
          <table:table-cell table:style-name="ce6" table:formula="of:=ATAN([.A419])" office:value-type="float" office:value="0.746906077755028" calcext:value-type="float">
            <text:p>0.74690607775502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25543" calcext:value-type="float">
            <text:p>1.52554 </text:p>
          </table:table-cell>
          <table:table-cell table:style-name="ce6" table:formula="of:=ATAN([.A420])" office:value-type="float" office:value="0.990561376333254" calcext:value-type="float">
            <text:p>0.99056137633325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21564" calcext:value-type="float">
            <text:p>1.42156 </text:p>
          </table:table-cell>
          <table:table-cell table:style-name="ce6" table:formula="of:=ATAN([.A421])" office:value-type="float" office:value="0.957758298635978" calcext:value-type="float">
            <text:p>0.9577582986359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6678" calcext:value-type="float">
            <text:p>0.81668 </text:p>
          </table:table-cell>
          <table:table-cell table:style-name="ce6" table:formula="of:=ATAN([.A422])" office:value-type="float" office:value="0.684828044771706" calcext:value-type="float">
            <text:p>0.68482804477170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5092" calcext:value-type="float">
            <text:p>1.51509 </text:p>
          </table:table-cell>
          <table:table-cell table:style-name="ce6" table:formula="of:=ATAN([.A423])" office:value-type="float" office:value="0.987405260794803" calcext:value-type="float">
            <text:p>0.98740526079480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16006" calcext:value-type="float">
            <text:p>1.01601 </text:p>
          </table:table-cell>
          <table:table-cell table:style-name="ce6" table:formula="of:=ATAN([.A424])" office:value-type="float" office:value="0.79333745708001" calcext:value-type="float">
            <text:p>0.793337457080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411" calcext:value-type="float">
            <text:p>0.62641 </text:p>
          </table:table-cell>
          <table:table-cell table:style-name="ce6" table:formula="of:=ATAN([.A425])" office:value-type="float" office:value="0.559613323640429" calcext:value-type="float">
            <text:p>0.55961332364042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07376" calcext:value-type="float">
            <text:p>1.10738 </text:p>
          </table:table-cell>
          <table:table-cell table:style-name="ce6" table:formula="of:=ATAN([.A426])" office:value-type="float" office:value="0.83630660258707" calcext:value-type="float">
            <text:p>0.83630660258707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8153" calcext:value-type="float">
            <text:p>1.13815 </text:p>
          </table:table-cell>
          <table:table-cell table:style-name="ce6" table:formula="of:=ATAN([.A427])" office:value-type="float" office:value="0.849921713940072" calcext:value-type="float">
            <text:p>0.8499217139400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0427" calcext:value-type="float">
            <text:p>0.75043 </text:p>
          </table:table-cell>
          <table:table-cell table:style-name="ce6" table:formula="of:=ATAN([.A428])" office:value-type="float" office:value="0.643774332786494" calcext:value-type="float">
            <text:p>0.6437743327864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3026" calcext:value-type="float">
            <text:p>0.63303 </text:p>
          </table:table-cell>
          <table:table-cell table:style-name="ce6" table:formula="of:=ATAN([.A429])" office:value-type="float" office:value="0.564350013472553" calcext:value-type="float">
            <text:p>0.56435001347255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16724" calcext:value-type="float">
            <text:p>1.11672 </text:p>
          </table:table-cell>
          <table:table-cell table:style-name="ce6" table:formula="of:=ATAN([.A430])" office:value-type="float" office:value="0.840486074177122" calcext:value-type="float">
            <text:p>0.8404860741771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0986" calcext:value-type="float">
            <text:p>0.19099 </text:p>
          </table:table-cell>
          <table:table-cell table:style-name="ce6" table:formula="of:=ATAN([.A431])" office:value-type="float" office:value="0.188713419782057" calcext:value-type="float">
            <text:p>0.188713419782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9496" calcext:value-type="float">
            <text:p>0.98950 </text:p>
          </table:table-cell>
          <table:table-cell table:style-name="ce6" table:formula="of:=ATAN([.A432])" office:value-type="float" office:value="0.780118483317631" calcext:value-type="float">
            <text:p>0.7801184833176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9979" calcext:value-type="float">
            <text:p>0.23998 </text:p>
          </table:table-cell>
          <table:table-cell table:style-name="ce6" table:formula="of:=ATAN([.A433])" office:value-type="float" office:value="0.235525124347874" calcext:value-type="float">
            <text:p>0.2355251243478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9874" calcext:value-type="float">
            <text:p>0.20987 </text:p>
          </table:table-cell>
          <table:table-cell table:style-name="ce6" table:formula="of:=ATAN([.A434])" office:value-type="float" office:value="0.206871513066089" calcext:value-type="float">
            <text:p>0.20687151306608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4517" calcext:value-type="float">
            <text:p>1.51452 </text:p>
          </table:table-cell>
          <table:table-cell table:style-name="ce6" table:formula="of:=ATAN([.A435])" office:value-type="float" office:value="0.987230734507468" calcext:value-type="float">
            <text:p>0.9872307345074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1646" calcext:value-type="float">
            <text:p>0.61165 </text:p>
          </table:table-cell>
          <table:table-cell table:style-name="ce6" table:formula="of:=ATAN([.A436])" office:value-type="float" office:value="0.548938756957237" calcext:value-type="float">
            <text:p>0.5489387569572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4582" calcext:value-type="float">
            <text:p>0.24458 </text:p>
          </table:table-cell>
          <table:table-cell table:style-name="ce6" table:formula="of:=ATAN([.A437])" office:value-type="float" office:value="0.239872904378686" calcext:value-type="float">
            <text:p>0.23987290437868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40357" calcext:value-type="float">
            <text:p>1.34036 </text:p>
          </table:table-cell>
          <table:table-cell table:style-name="ce6" table:formula="of:=ATAN([.A438])" office:value-type="float" office:value="0.929815236758722" calcext:value-type="float">
            <text:p>0.92981523675872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18784" calcext:value-type="float">
            <text:p>1.41878 </text:p>
          </table:table-cell>
          <table:table-cell table:style-name="ce6" table:formula="of:=ATAN([.A439])" office:value-type="float" office:value="0.956836820845177" calcext:value-type="float">
            <text:p>0.9568368208451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315" calcext:value-type="float">
            <text:p>0.67315 </text:p>
          </table:table-cell>
          <table:table-cell table:style-name="ce6" table:formula="of:=ATAN([.A440])" office:value-type="float" office:value="0.592477644424785" calcext:value-type="float">
            <text:p>0.5924776444247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8332" calcext:value-type="float">
            <text:p>0.02833 </text:p>
          </table:table-cell>
          <table:table-cell table:style-name="ce6" table:formula="of:=ATAN([.A441])" office:value-type="float" office:value="0.0283244229291409" calcext:value-type="float">
            <text:p>0.0283244229291409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8786" calcext:value-type="float">
            <text:p>1.06879 </text:p>
          </table:table-cell>
          <table:table-cell table:style-name="ce6" table:formula="of:=ATAN([.A442])" office:value-type="float" office:value="0.818635370417762" calcext:value-type="float">
            <text:p>0.8186353704177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696" calcext:value-type="float">
            <text:p>0.18696 </text:p>
          </table:table-cell>
          <table:table-cell table:style-name="ce6" table:formula="of:=ATAN([.A443])" office:value-type="float" office:value="0.184826238636388" calcext:value-type="float">
            <text:p>0.18482623863638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68544" calcext:value-type="float">
            <text:p>1.36854 </text:p>
          </table:table-cell>
          <table:table-cell table:style-name="ce6" table:formula="of:=ATAN([.A444])" office:value-type="float" office:value="0.939759737202643" calcext:value-type="float">
            <text:p>0.93975973720264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73866" calcext:value-type="float">
            <text:p>1.37387 </text:p>
          </table:table-cell>
          <table:table-cell table:style-name="ce6" table:formula="of:=ATAN([.A445])" office:value-type="float" office:value="0.941607525968269" calcext:value-type="float">
            <text:p>0.9416075259682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0717" calcext:value-type="float">
            <text:p>0.30072 </text:p>
          </table:table-cell>
          <table:table-cell table:style-name="ce6" table:formula="of:=ATAN([.A446])" office:value-type="float" office:value="0.292114462764268" calcext:value-type="float">
            <text:p>0.2921144627642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0073" calcext:value-type="float">
            <text:p>0.69007 </text:p>
          </table:table-cell>
          <table:table-cell table:style-name="ce6" table:formula="of:=ATAN([.A447])" office:value-type="float" office:value="0.604032431209434" calcext:value-type="float">
            <text:p>0.6040324312094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8753" calcext:value-type="float">
            <text:p>0.09875 </text:p>
          </table:table-cell>
          <table:table-cell table:style-name="ce6" table:formula="of:=ATAN([.A448])" office:value-type="float" office:value="0.0984338471976623" calcext:value-type="float">
            <text:p>0.098433847197662300</text:p>
          </table:table-cell>
          <table:table-cell table:number-columns-repeated="1022"/>
        </table:table-row>
        <table:table-row table:style-name="ro2">
          <table:table-cell table:style-name="ce4" office:value-type="float" office:value="1.104835" calcext:value-type="float">
            <text:p>1.10484 </text:p>
          </table:table-cell>
          <table:table-cell table:style-name="ce6" table:formula="of:=ATAN([.A449])" office:value-type="float" office:value="0.835163793621661" calcext:value-type="float">
            <text:p>0.83516379362166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29618" calcext:value-type="float">
            <text:p>1.42962 </text:p>
          </table:table-cell>
          <table:table-cell table:style-name="ce6" table:formula="of:=ATAN([.A450])" office:value-type="float" office:value="0.960414367748947" calcext:value-type="float">
            <text:p>0.9604143677489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543" calcext:value-type="float">
            <text:p>0.66054 </text:p>
          </table:table-cell>
          <table:table-cell table:style-name="ce6" table:formula="of:=ATAN([.A451])" office:value-type="float" office:value="0.583751151640443" calcext:value-type="float">
            <text:p>0.5837511516404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9871" calcext:value-type="float">
            <text:p>0.70987 </text:p>
          </table:table-cell>
          <table:table-cell table:style-name="ce6" table:formula="of:=ATAN([.A452])" office:value-type="float" office:value="0.617320120954796" calcext:value-type="float">
            <text:p>0.6173201209547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0582" calcext:value-type="float">
            <text:p>0.48058 </text:p>
          </table:table-cell>
          <table:table-cell table:style-name="ce6" table:formula="of:=ATAN([.A453])" office:value-type="float" office:value="0.44799288465377" calcext:value-type="float">
            <text:p>0.447992884653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0465" calcext:value-type="float">
            <text:p>0.77047 </text:p>
          </table:table-cell>
          <table:table-cell table:style-name="ce6" table:formula="of:=ATAN([.A454])" office:value-type="float" office:value="0.656470572777126" calcext:value-type="float">
            <text:p>0.6564705727771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4474" calcext:value-type="float">
            <text:p>0.66447 </text:p>
          </table:table-cell>
          <table:table-cell table:style-name="ce6" table:formula="of:=ATAN([.A455])" office:value-type="float" office:value="0.586483066944875" calcext:value-type="float">
            <text:p>0.5864830669448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877" calcext:value-type="float">
            <text:p>0.76788 </text:p>
          </table:table-cell>
          <table:table-cell table:style-name="ce6" table:formula="of:=ATAN([.A456])" office:value-type="float" office:value="0.654844560353626" calcext:value-type="float">
            <text:p>0.6548445603536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132" calcext:value-type="float">
            <text:p>0.37013 </text:p>
          </table:table-cell>
          <table:table-cell table:style-name="ce6" table:formula="of:=ATAN([.A457])" office:value-type="float" office:value="0.354496019333722" calcext:value-type="float">
            <text:p>0.3544960193337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994" calcext:value-type="float">
            <text:p>0.09199 </text:p>
          </table:table-cell>
          <table:table-cell table:style-name="ce6" table:formula="of:=ATAN([.A458])" office:value-type="float" office:value="0.0917357979337595" calcext:value-type="float">
            <text:p>0.0917357979337595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2932" calcext:value-type="float">
            <text:p>0.33293 </text:p>
          </table:table-cell>
          <table:table-cell table:style-name="ce6" table:formula="of:=ATAN([.A459])" office:value-type="float" office:value="0.321389310918639" calcext:value-type="float">
            <text:p>0.32138931091863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90979" calcext:value-type="float">
            <text:p>1.49098 </text:p>
          </table:table-cell>
          <table:table-cell table:style-name="ce6" table:formula="of:=ATAN([.A460])" office:value-type="float" office:value="0.980006433138172" calcext:value-type="float">
            <text:p>0.9800064331381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2364" calcext:value-type="float">
            <text:p>0.71236 </text:p>
          </table:table-cell>
          <table:table-cell table:style-name="ce6" table:formula="of:=ATAN([.A461])" office:value-type="float" office:value="0.618975842545781" calcext:value-type="float">
            <text:p>0.6189758425457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8233" calcext:value-type="float">
            <text:p>0.57823 </text:p>
          </table:table-cell>
          <table:table-cell table:style-name="ce6" table:formula="of:=ATAN([.A462])" office:value-type="float" office:value="0.524260570649087" calcext:value-type="float">
            <text:p>0.5242605706490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9721" calcext:value-type="float">
            <text:p>0.17972 </text:p>
          </table:table-cell>
          <table:table-cell table:style-name="ce6" table:formula="of:=ATAN([.A463])" office:value-type="float" office:value="0.177822680999964" calcext:value-type="float">
            <text:p>0.1778226809999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0944" calcext:value-type="float">
            <text:p>0.92094 </text:p>
          </table:table-cell>
          <table:table-cell table:style-name="ce6" table:formula="of:=ATAN([.A464])" office:value-type="float" office:value="0.744266609051378" calcext:value-type="float">
            <text:p>0.74426660905137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2743" calcext:value-type="float">
            <text:p>1.56274 </text:p>
          </table:table-cell>
          <table:table-cell table:style-name="ce6" table:formula="of:=ATAN([.A465])" office:value-type="float" office:value="1.00155373857425" calcext:value-type="float">
            <text:p>1.00155373857425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6463" calcext:value-type="float">
            <text:p>1.45646 </text:p>
          </table:table-cell>
          <table:table-cell table:style-name="ce6" table:formula="of:=ATAN([.A466])" office:value-type="float" office:value="0.969123875755534" calcext:value-type="float">
            <text:p>0.9691238757555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6153" calcext:value-type="float">
            <text:p>0.41615 </text:p>
          </table:table-cell>
          <table:table-cell table:style-name="ce6" table:formula="of:=ATAN([.A467])" office:value-type="float" office:value="0.394353359421378" calcext:value-type="float">
            <text:p>0.3943533594213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02" calcext:value-type="float">
            <text:p>0.81802 </text:p>
          </table:table-cell>
          <table:table-cell table:style-name="ce6" table:formula="of:=ATAN([.A468])" office:value-type="float" office:value="0.685632572525635" calcext:value-type="float">
            <text:p>0.6856325725256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9315" calcext:value-type="float">
            <text:p>0.66932 </text:p>
          </table:table-cell>
          <table:table-cell table:style-name="ce6" table:formula="of:=ATAN([.A469])" office:value-type="float" office:value="0.589833824720877" calcext:value-type="float">
            <text:p>0.58983382472087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80866" calcext:value-type="float">
            <text:p>1.18087 </text:p>
          </table:table-cell>
          <table:table-cell table:style-name="ce6" table:formula="of:=ATAN([.A470])" office:value-type="float" office:value="0.868141919026941" calcext:value-type="float">
            <text:p>0.86814191902694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23002" calcext:value-type="float">
            <text:p>1.52300 </text:p>
          </table:table-cell>
          <table:table-cell table:style-name="ce6" table:formula="of:=ATAN([.A471])" office:value-type="float" office:value="0.989796799197993" calcext:value-type="float">
            <text:p>0.9897967991979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761" calcext:value-type="float">
            <text:p>0.42761 </text:p>
          </table:table-cell>
          <table:table-cell table:style-name="ce6" table:formula="of:=ATAN([.A472])" office:value-type="float" office:value="0.404079262242098" calcext:value-type="float">
            <text:p>0.4040792622420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8012" calcext:value-type="float">
            <text:p>0.58801 </text:p>
          </table:table-cell>
          <table:table-cell table:style-name="ce6" table:formula="of:=ATAN([.A473])" office:value-type="float" office:value="0.531558159039567" calcext:value-type="float">
            <text:p>0.53155815903956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17537" calcext:value-type="float">
            <text:p>1.41754 </text:p>
          </table:table-cell>
          <table:table-cell table:style-name="ce6" table:formula="of:=ATAN([.A474])" office:value-type="float" office:value="0.956422697338962" calcext:value-type="float">
            <text:p>0.95642269733896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2352" calcext:value-type="float">
            <text:p>1.13235 </text:p>
          </table:table-cell>
          <table:table-cell table:style-name="ce6" table:formula="of:=ATAN([.A475])" office:value-type="float" office:value="0.847387192197196" calcext:value-type="float">
            <text:p>0.84738719219719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9695" calcext:value-type="float">
            <text:p>1.31970 </text:p>
          </table:table-cell>
          <table:table-cell table:style-name="ce6" table:formula="of:=ATAN([.A476])" office:value-type="float" office:value="0.922353104925744" calcext:value-type="float">
            <text:p>0.92235310492574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29858" calcext:value-type="float">
            <text:p>1.42986 </text:p>
          </table:table-cell>
          <table:table-cell table:style-name="ce6" table:formula="of:=ATAN([.A477])" office:value-type="float" office:value="0.960493207471568" calcext:value-type="float">
            <text:p>0.9604932074715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438" calcext:value-type="float">
            <text:p>0.72344 </text:p>
          </table:table-cell>
          <table:table-cell table:style-name="ce6" table:formula="of:=ATAN([.A478])" office:value-type="float" office:value="0.626283589398301" calcext:value-type="float">
            <text:p>0.62628358939830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4738" calcext:value-type="float">
            <text:p>1.40474 </text:p>
          </table:table-cell>
          <table:table-cell table:style-name="ce6" table:formula="of:=ATAN([.A479])" office:value-type="float" office:value="0.952143936122534" calcext:value-type="float">
            <text:p>0.95214393612253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1355" calcext:value-type="float">
            <text:p>1.16136 </text:p>
          </table:table-cell>
          <table:table-cell table:style-name="ce6" table:formula="of:=ATAN([.A480])" office:value-type="float" office:value="0.859914491498924" calcext:value-type="float">
            <text:p>0.8599144914989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3451" calcext:value-type="float">
            <text:p>0.10345 </text:p>
          </table:table-cell>
          <table:table-cell table:style-name="ce6" table:formula="of:=ATAN([.A481])" office:value-type="float" office:value="0.103084303816066" calcext:value-type="float">
            <text:p>0.1030843038160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7573" calcext:value-type="float">
            <text:p>0.15757 </text:p>
          </table:table-cell>
          <table:table-cell table:style-name="ce6" table:formula="of:=ATAN([.A482])" office:value-type="float" office:value="0.156287950621799" calcext:value-type="float">
            <text:p>0.15628795062179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2544" calcext:value-type="float">
            <text:p>1.03254 </text:p>
          </table:table-cell>
          <table:table-cell table:style-name="ce6" table:formula="of:=ATAN([.A483])" office:value-type="float" office:value="0.801408256836794" calcext:value-type="float">
            <text:p>0.801408256836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411" calcext:value-type="float">
            <text:p>0.62411 </text:p>
          </table:table-cell>
          <table:table-cell table:style-name="ce6" table:formula="of:=ATAN([.A484])" office:value-type="float" office:value="0.557959059328608" calcext:value-type="float">
            <text:p>0.5579590593286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1091" calcext:value-type="float">
            <text:p>0.42109 </text:p>
          </table:table-cell>
          <table:table-cell table:style-name="ce6" table:formula="of:=ATAN([.A485])" office:value-type="float" office:value="0.398555035807431" calcext:value-type="float">
            <text:p>0.39855503580743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33213" calcext:value-type="float">
            <text:p>1.43321 </text:p>
          </table:table-cell>
          <table:table-cell table:style-name="ce6" table:formula="of:=ATAN([.A486])" office:value-type="float" office:value="0.961593462765353" calcext:value-type="float">
            <text:p>0.9615934627653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3431" calcext:value-type="float">
            <text:p>0.19343 </text:p>
          </table:table-cell>
          <table:table-cell table:style-name="ce6" table:formula="of:=ATAN([.A487])" office:value-type="float" office:value="0.19107130867419" calcext:value-type="float">
            <text:p>0.19107130867419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8633" calcext:value-type="float">
            <text:p>1.28633 </text:p>
          </table:table-cell>
          <table:table-cell table:style-name="ce6" table:formula="of:=ATAN([.A488])" office:value-type="float" office:value="0.909985165635597" calcext:value-type="float">
            <text:p>0.90998516563559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23433" calcext:value-type="float">
            <text:p>1.52343 </text:p>
          </table:table-cell>
          <table:table-cell table:style-name="ce6" table:formula="of:=ATAN([.A489])" office:value-type="float" office:value="0.989926610986505" calcext:value-type="float">
            <text:p>0.9899266109865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9227" calcext:value-type="float">
            <text:p>0.99923 </text:p>
          </table:table-cell>
          <table:table-cell table:style-name="ce6" table:formula="of:=ATAN([.A490])" office:value-type="float" office:value="0.785011513976707" calcext:value-type="float">
            <text:p>0.7850115139767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8828" calcext:value-type="float">
            <text:p>0.43883 </text:p>
          </table:table-cell>
          <table:table-cell table:style-name="ce6" table:formula="of:=ATAN([.A491])" office:value-type="float" office:value="0.413524547012985" calcext:value-type="float">
            <text:p>0.41352454701298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2437" calcext:value-type="float">
            <text:p>1.45244 </text:p>
          </table:table-cell>
          <table:table-cell table:style-name="ce6" table:formula="of:=ATAN([.A492])" office:value-type="float" office:value="0.967831595167608" calcext:value-type="float">
            <text:p>0.9678315951676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7716" calcext:value-type="float">
            <text:p>0.40772 </text:p>
          </table:table-cell>
          <table:table-cell table:style-name="ce6" table:formula="of:=ATAN([.A493])" office:value-type="float" office:value="0.38714035271976" calcext:value-type="float">
            <text:p>0.387140352719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01669" calcext:value-type="float">
            <text:p>1.50167 </text:p>
          </table:table-cell>
          <table:table-cell table:style-name="ce6" table:formula="of:=ATAN([.A494])" office:value-type="float" office:value="0.983306866385687" calcext:value-type="float">
            <text:p>0.98330686638568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6427" calcext:value-type="float">
            <text:p>1.13643 </text:p>
          </table:table-cell>
          <table:table-cell table:style-name="ce6" table:formula="of:=ATAN([.A495])" office:value-type="float" office:value="0.849169128803255" calcext:value-type="float">
            <text:p>0.8491691288032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734" calcext:value-type="float">
            <text:p>0.73734 </text:p>
          </table:table-cell>
          <table:table-cell table:style-name="ce6" table:formula="of:=ATAN([.A496])" office:value-type="float" office:value="0.635349351667629" calcext:value-type="float">
            <text:p>0.63534935166762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47309" calcext:value-type="float">
            <text:p>1.14731 </text:p>
          </table:table-cell>
          <table:table-cell table:style-name="ce6" table:formula="of:=ATAN([.A497])" office:value-type="float" office:value="0.853892526474369" calcext:value-type="float">
            <text:p>0.8538925264743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9434" calcext:value-type="float">
            <text:p>0.02943 </text:p>
          </table:table-cell>
          <table:table-cell table:style-name="ce6" table:formula="of:=ATAN([.A498])" office:value-type="float" office:value="0.0294255042655439" calcext:value-type="float">
            <text:p>0.029425504265543900</text:p>
          </table:table-cell>
          <table:table-cell table:number-columns-repeated="1022"/>
        </table:table-row>
        <table:table-row table:style-name="ro2">
          <table:table-cell table:style-name="ce4" office:value-type="float" office:value="1.156369" calcext:value-type="float">
            <text:p>1.15637 </text:p>
          </table:table-cell>
          <table:table-cell table:style-name="ce6" table:formula="of:=ATAN([.A499])" office:value-type="float" office:value="0.85778641279339" calcext:value-type="float">
            <text:p>0.857786412793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88294" calcext:value-type="float">
            <text:p>1.48829 </text:p>
          </table:table-cell>
          <table:table-cell table:style-name="ce6" table:formula="of:=ATAN([.A500])" office:value-type="float" office:value="0.979172327272231" calcext:value-type="float">
            <text:p>0.9791723272722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3467" calcext:value-type="float">
            <text:p>0.61347 </text:p>
          </table:table-cell>
          <table:table-cell table:style-name="ce6" table:formula="of:=ATAN([.A501])" office:value-type="float" office:value="0.550262903490927" calcext:value-type="float">
            <text:p>0.55026290349092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00328" calcext:value-type="float">
            <text:p>1.30033 </text:p>
          </table:table-cell>
          <table:table-cell table:style-name="ce6" table:formula="of:=ATAN([.A502])" office:value-type="float" office:value="0.915222614313341" calcext:value-type="float">
            <text:p>0.91522261431334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7194" calcext:value-type="float">
            <text:p>1.13719 </text:p>
          </table:table-cell>
          <table:table-cell table:style-name="ce6" table:formula="of:=ATAN([.A503])" office:value-type="float" office:value="0.849503721687379" calcext:value-type="float">
            <text:p>0.8495037216873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2125" calcext:value-type="float">
            <text:p>0.61213 </text:p>
          </table:table-cell>
          <table:table-cell table:style-name="ce6" table:formula="of:=ATAN([.A504])" office:value-type="float" office:value="0.549287271693521" calcext:value-type="float">
            <text:p>0.54928727169352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6943" calcext:value-type="float">
            <text:p>1.40694 </text:p>
          </table:table-cell>
          <table:table-cell table:style-name="ce6" table:formula="of:=ATAN([.A505])" office:value-type="float" office:value="0.95288476724369" calcext:value-type="float">
            <text:p>0.95288476724369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52918" calcext:value-type="float">
            <text:p>1.05292 </text:p>
          </table:table-cell>
          <table:table-cell table:style-name="ce6" table:formula="of:=ATAN([.A506])" office:value-type="float" office:value="0.811169423710525" calcext:value-type="float">
            <text:p>0.8111694237105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2881" calcext:value-type="float">
            <text:p>0.88288 </text:p>
          </table:table-cell>
          <table:table-cell table:style-name="ce6" table:formula="of:=ATAN([.A507])" office:value-type="float" office:value="0.723276180300892" calcext:value-type="float">
            <text:p>0.7232761803008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2767" calcext:value-type="float">
            <text:p>0.72277 </text:p>
          </table:table-cell>
          <table:table-cell table:style-name="ce6" table:formula="of:=ATAN([.A508])" office:value-type="float" office:value="0.625842976067867" calcext:value-type="float">
            <text:p>0.62584297606786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0452" calcext:value-type="float">
            <text:p>1.39045 </text:p>
          </table:table-cell>
          <table:table-cell table:style-name="ce6" table:formula="of:=ATAN([.A509])" office:value-type="float" office:value="0.947306543417883" calcext:value-type="float">
            <text:p>0.9473065434178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7831" calcext:value-type="float">
            <text:p>0.36783 </text:p>
          </table:table-cell>
          <table:table-cell table:style-name="ce6" table:formula="of:=ATAN([.A510])" office:value-type="float" office:value="0.352470754265665" calcext:value-type="float">
            <text:p>0.35247075426566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64853" calcext:value-type="float">
            <text:p>1.36485 </text:p>
          </table:table-cell>
          <table:table-cell table:style-name="ce6" table:formula="of:=ATAN([.A511])" office:value-type="float" office:value="0.938472716155322" calcext:value-type="float">
            <text:p>0.93847271615532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89399" calcext:value-type="float">
            <text:p>1.18940 </text:p>
          </table:table-cell>
          <table:table-cell table:style-name="ce6" table:formula="of:=ATAN([.A512])" office:value-type="float" office:value="0.871690636110141" calcext:value-type="float">
            <text:p>0.87169063611014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04068" calcext:value-type="float">
            <text:p>1.10407 </text:p>
          </table:table-cell>
          <table:table-cell table:style-name="ce6" table:formula="of:=ATAN([.A513])" office:value-type="float" office:value="0.834818269030057" calcext:value-type="float">
            <text:p>0.834818269030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6304" calcext:value-type="float">
            <text:p>0.89630 </text:p>
          </table:table-cell>
          <table:table-cell table:style-name="ce6" table:formula="of:=ATAN([.A514])" office:value-type="float" office:value="0.730769356033657" calcext:value-type="float">
            <text:p>0.7307693560336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7731" calcext:value-type="float">
            <text:p>1.16773 </text:p>
          </table:table-cell>
          <table:table-cell table:style-name="ce6" table:formula="of:=ATAN([.A515])" office:value-type="float" office:value="0.862620594165942" calcext:value-type="float">
            <text:p>0.86262059416594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41269" calcext:value-type="float">
            <text:p>1.14127 </text:p>
          </table:table-cell>
          <table:table-cell table:style-name="ce6" table:formula="of:=ATAN([.A516])" office:value-type="float" office:value="0.851277121129846" calcext:value-type="float">
            <text:p>0.8512771211298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5683" calcext:value-type="float">
            <text:p>0.44568 </text:p>
          </table:table-cell>
          <table:table-cell table:style-name="ce6" table:formula="of:=ATAN([.A517])" office:value-type="float" office:value="0.419258111743995" calcext:value-type="float">
            <text:p>0.4192581117439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7128" calcext:value-type="float">
            <text:p>0.87713 </text:p>
          </table:table-cell>
          <table:table-cell table:style-name="ce6" table:formula="of:=ATAN([.A518])" office:value-type="float" office:value="0.720033968291149" calcext:value-type="float">
            <text:p>0.72003396829114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5811" calcext:value-type="float">
            <text:p>1.56581 </text:p>
          </table:table-cell>
          <table:table-cell table:style-name="ce6" table:formula="of:=ATAN([.A519])" office:value-type="float" office:value="1.00244379793961" calcext:value-type="float">
            <text:p>1.002443797939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3336" calcext:value-type="float">
            <text:p>0.14334 </text:p>
          </table:table-cell>
          <table:table-cell table:style-name="ce6" table:formula="of:=ATAN([.A520])" office:value-type="float" office:value="0.1423663031113" calcext:value-type="float">
            <text:p>0.1423663031113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11" calcext:value-type="float">
            <text:p>0.76711 </text:p>
          </table:table-cell>
          <table:table-cell table:style-name="ce6" table:formula="of:=ATAN([.A521])" office:value-type="float" office:value="0.654361880884389" calcext:value-type="float">
            <text:p>0.6543618808843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2042" calcext:value-type="float">
            <text:p>0.04204 </text:p>
          </table:table-cell>
          <table:table-cell table:style-name="ce6" table:formula="of:=ATAN([.A522])" office:value-type="float" office:value="0.0420172560739667" calcext:value-type="float">
            <text:p>0.0420172560739667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3285" calcext:value-type="float">
            <text:p>0.64329 </text:p>
          </table:table-cell>
          <table:table-cell table:style-name="ce6" table:formula="of:=ATAN([.A523])" office:value-type="float" office:value="0.571640164597899" calcext:value-type="float">
            <text:p>0.5716401645978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368" calcext:value-type="float">
            <text:p>0.32368 </text:p>
          </table:table-cell>
          <table:table-cell table:style-name="ce6" table:formula="of:=ATAN([.A524])" office:value-type="float" office:value="0.313037541366482" calcext:value-type="float">
            <text:p>0.31303754136648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44769" calcext:value-type="float">
            <text:p>1.04477 </text:p>
          </table:table-cell>
          <table:table-cell table:style-name="ce6" table:formula="of:=ATAN([.A525])" office:value-type="float" office:value="0.807289070631244" calcext:value-type="float">
            <text:p>0.8072890706312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2395" calcext:value-type="float">
            <text:p>0.30240 </text:p>
          </table:table-cell>
          <table:table-cell table:style-name="ce6" table:formula="of:=ATAN([.A526])" office:value-type="float" office:value="0.293652591240108" calcext:value-type="float">
            <text:p>0.2936525912401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0086" calcext:value-type="float">
            <text:p>0.07009 </text:p>
          </table:table-cell>
          <table:table-cell table:style-name="ce6" table:formula="of:=ATAN([.A527])" office:value-type="float" office:value="0.0699715817765448" calcext:value-type="float">
            <text:p>0.0699715817765448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9336" calcext:value-type="float">
            <text:p>0.37934 </text:p>
          </table:table-cell>
          <table:table-cell table:style-name="ce6" table:formula="of:=ATAN([.A528])" office:value-type="float" office:value="0.36256666534813" calcext:value-type="float">
            <text:p>0.362566665348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566" calcext:value-type="float">
            <text:p>1.13566 </text:p>
          </table:table-cell>
          <table:table-cell table:style-name="ce6" table:formula="of:=ATAN([.A529])" office:value-type="float" office:value="0.848834281274032" calcext:value-type="float">
            <text:p>0.8488342812740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1845" calcext:value-type="float">
            <text:p>0.89185 </text:p>
          </table:table-cell>
          <table:table-cell table:style-name="ce6" table:formula="of:=ATAN([.A530])" office:value-type="float" office:value="0.728291263621234" calcext:value-type="float">
            <text:p>0.7282912636212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485" calcext:value-type="float">
            <text:p>0.23485 </text:p>
          </table:table-cell>
          <table:table-cell table:style-name="ce6" table:formula="of:=ATAN([.A531])" office:value-type="float" office:value="0.230669805876442" calcext:value-type="float">
            <text:p>0.2306698058764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9275" calcext:value-type="float">
            <text:p>0.94928 </text:p>
          </table:table-cell>
          <table:table-cell table:style-name="ce6" table:formula="of:=ATAN([.A532])" office:value-type="float" office:value="0.759381539355629" calcext:value-type="float">
            <text:p>0.7593815393556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6937" calcext:value-type="float">
            <text:p>0.77694 </text:p>
          </table:table-cell>
          <table:table-cell table:style-name="ce6" table:formula="of:=ATAN([.A533])" office:value-type="float" office:value="0.660519086128359" calcext:value-type="float">
            <text:p>0.66051908612835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2503" calcext:value-type="float">
            <text:p>1.56250 </text:p>
          </table:table-cell>
          <table:table-cell table:style-name="ce6" table:formula="of:=ATAN([.A534])" office:value-type="float" office:value="1.00148400742971" calcext:value-type="float">
            <text:p>1.001484007429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2506" calcext:value-type="float">
            <text:p>1.06251 </text:p>
          </table:table-cell>
          <table:table-cell table:style-name="ce6" table:formula="of:=ATAN([.A535])" office:value-type="float" office:value="0.815694741656408" calcext:value-type="float">
            <text:p>0.8156947416564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6812" calcext:value-type="float">
            <text:p>0.78681 </text:p>
          </table:table-cell>
          <table:table-cell table:style-name="ce6" table:formula="of:=ATAN([.A536])" office:value-type="float" office:value="0.666647588461459" calcext:value-type="float">
            <text:p>0.66664758846145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55842" calcext:value-type="float">
            <text:p>1.05584 </text:p>
          </table:table-cell>
          <table:table-cell table:style-name="ce6" table:formula="of:=ATAN([.A537])" office:value-type="float" office:value="0.812554079341745" calcext:value-type="float">
            <text:p>0.81255407934174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3941" calcext:value-type="float">
            <text:p>1.51394 </text:p>
          </table:table-cell>
          <table:table-cell table:style-name="ce6" table:formula="of:=ATAN([.A538])" office:value-type="float" office:value="0.987055812143735" calcext:value-type="float">
            <text:p>0.987055812143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97594" calcext:value-type="float">
            <text:p>1.49759 </text:p>
          </table:table-cell>
          <table:table-cell table:style-name="ce6" table:formula="of:=ATAN([.A539])" office:value-type="float" office:value="0.98205259269359" calcext:value-type="float">
            <text:p>0.982052592693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6749" calcext:value-type="float">
            <text:p>0.07675 </text:p>
          </table:table-cell>
          <table:table-cell table:style-name="ce6" table:formula="of:=ATAN([.A540])" office:value-type="float" office:value="0.0765988360266584" calcext:value-type="float">
            <text:p>0.0765988360266584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1533" calcext:value-type="float">
            <text:p>0.15153 </text:p>
          </table:table-cell>
          <table:table-cell table:style-name="ce6" table:formula="of:=ATAN([.A541])" office:value-type="float" office:value="0.150388875896375" calcext:value-type="float">
            <text:p>0.15038887589637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68161" calcext:value-type="float">
            <text:p>1.36816 </text:p>
          </table:table-cell>
          <table:table-cell table:style-name="ce6" table:formula="of:=ATAN([.A542])" office:value-type="float" office:value="0.939626398695664" calcext:value-type="float">
            <text:p>0.9396263986956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3811" calcext:value-type="float">
            <text:p>0.84381 </text:p>
          </table:table-cell>
          <table:table-cell table:style-name="ce6" table:formula="of:=ATAN([.A543])" office:value-type="float" office:value="0.700890039442949" calcext:value-type="float">
            <text:p>0.70089003944294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26263" calcext:value-type="float">
            <text:p>1.32626 </text:p>
          </table:table-cell>
          <table:table-cell table:style-name="ce6" table:formula="of:=ATAN([.A544])" office:value-type="float" office:value="0.924741235933657" calcext:value-type="float">
            <text:p>0.9247412359336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9697" calcext:value-type="float">
            <text:p>1.06970 </text:p>
          </table:table-cell>
          <table:table-cell table:style-name="ce6" table:formula="of:=ATAN([.A545])" office:value-type="float" office:value="0.819060420408755" calcext:value-type="float">
            <text:p>0.8190604204087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2739" calcext:value-type="float">
            <text:p>0.58274 </text:p>
          </table:table-cell>
          <table:table-cell table:style-name="ce6" table:formula="of:=ATAN([.A546])" office:value-type="float" office:value="0.527630893304944" calcext:value-type="float">
            <text:p>0.52763089330494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23004" calcext:value-type="float">
            <text:p>1.22300 </text:p>
          </table:table-cell>
          <table:table-cell table:style-name="ce6" table:formula="of:=ATAN([.A547])" office:value-type="float" office:value="0.885380180961502" calcext:value-type="float">
            <text:p>0.8853801809615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27" calcext:value-type="float">
            <text:p>0.61270 </text:p>
          </table:table-cell>
          <table:table-cell table:style-name="ce6" table:formula="of:=ATAN([.A548])" office:value-type="float" office:value="0.549705438589182" calcext:value-type="float">
            <text:p>0.54970543858918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80722" calcext:value-type="float">
            <text:p>1.18072 </text:p>
          </table:table-cell>
          <table:table-cell table:style-name="ce6" table:formula="of:=ATAN([.A549])" office:value-type="float" office:value="0.868081775546352" calcext:value-type="float">
            <text:p>0.8680817755463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714" calcext:value-type="float">
            <text:p>0.75771 </text:p>
          </table:table-cell>
          <table:table-cell table:style-name="ce6" table:formula="of:=ATAN([.A550])" office:value-type="float" office:value="0.648419816381841" calcext:value-type="float">
            <text:p>0.6484198163818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7525" calcext:value-type="float">
            <text:p>0.20753 </text:p>
          </table:table-cell>
          <table:table-cell table:style-name="ce6" table:formula="of:=ATAN([.A551])" office:value-type="float" office:value="0.204620555469811" calcext:value-type="float">
            <text:p>0.2046205554698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8003" calcext:value-type="float">
            <text:p>0.45800 </text:p>
          </table:table-cell>
          <table:table-cell table:style-name="ce6" table:formula="of:=ATAN([.A552])" office:value-type="float" office:value="0.429489257855786" calcext:value-type="float">
            <text:p>0.4294892578557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2502" calcext:value-type="float">
            <text:p>0.13250 </text:p>
          </table:table-cell>
          <table:table-cell table:style-name="ce6" table:formula="of:=ATAN([.A553])" office:value-type="float" office:value="0.131734631283995" calcext:value-type="float">
            <text:p>0.1317346312839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3858" calcext:value-type="float">
            <text:p>0.94386 </text:p>
          </table:table-cell>
          <table:table-cell table:style-name="ce6" table:formula="of:=ATAN([.A554])" office:value-type="float" office:value="0.756524450691025" calcext:value-type="float">
            <text:p>0.75652445069102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4423" calcext:value-type="float">
            <text:p>1.16442 </text:p>
          </table:table-cell>
          <table:table-cell table:style-name="ce6" table:formula="of:=ATAN([.A555])" office:value-type="float" office:value="0.861218741470972" calcext:value-type="float">
            <text:p>0.8612187414709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4606" calcext:value-type="float">
            <text:p>0.98461 </text:p>
          </table:table-cell>
          <table:table-cell table:style-name="ce6" table:formula="of:=ATAN([.A556])" office:value-type="float" office:value="0.777641615610608" calcext:value-type="float">
            <text:p>0.7776416156106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447" calcext:value-type="float">
            <text:p>0.66045 </text:p>
          </table:table-cell>
          <table:table-cell table:style-name="ce6" table:formula="of:=ATAN([.A557])" office:value-type="float" office:value="0.583684311078997" calcext:value-type="float">
            <text:p>0.5836843110789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0996" calcext:value-type="float">
            <text:p>0.12100 </text:p>
          </table:table-cell>
          <table:table-cell table:style-name="ce6" table:formula="of:=ATAN([.A558])" office:value-type="float" office:value="0.120410671229126" calcext:value-type="float">
            <text:p>0.1204106712291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8645" calcext:value-type="float">
            <text:p>0.51865 </text:p>
          </table:table-cell>
          <table:table-cell table:style-name="ce6" table:formula="of:=ATAN([.A559])" office:value-type="float" office:value="0.47845210730751" calcext:value-type="float">
            <text:p>0.4784521073075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856" calcext:value-type="float">
            <text:p>0.62186 </text:p>
          </table:table-cell>
          <table:table-cell table:style-name="ce6" table:formula="of:=ATAN([.A560])" office:value-type="float" office:value="0.556335266096061" calcext:value-type="float">
            <text:p>0.55633526609606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6149" calcext:value-type="float">
            <text:p>1.16615 </text:p>
          </table:table-cell>
          <table:table-cell table:style-name="ce6" table:formula="of:=ATAN([.A561])" office:value-type="float" office:value="0.861950751516752" calcext:value-type="float">
            <text:p>0.8619507515167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8768" calcext:value-type="float">
            <text:p>0.80877 </text:p>
          </table:table-cell>
          <table:table-cell table:style-name="ce6" table:formula="of:=ATAN([.A562])" office:value-type="float" office:value="0.680064464089425" calcext:value-type="float">
            <text:p>0.68006446408942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6562" calcext:value-type="float">
            <text:p>1.46562 </text:p>
          </table:table-cell>
          <table:table-cell table:style-name="ce6" table:formula="of:=ATAN([.A563])" office:value-type="float" office:value="0.972045113465009" calcext:value-type="float">
            <text:p>0.9720451134650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85" calcext:value-type="float">
            <text:p>0.71850 </text:p>
          </table:table-cell>
          <table:table-cell table:style-name="ce6" table:formula="of:=ATAN([.A564])" office:value-type="float" office:value="0.623034468161853" calcext:value-type="float">
            <text:p>0.6230344681618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1514" calcext:value-type="float">
            <text:p>0.14151 </text:p>
          </table:table-cell>
          <table:table-cell table:style-name="ce6" table:formula="of:=ATAN([.A565])" office:value-type="float" office:value="0.140580527804942" calcext:value-type="float">
            <text:p>0.1405805278049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2297" calcext:value-type="float">
            <text:p>0.70230 </text:p>
          </table:table-cell>
          <table:table-cell table:style-name="ce6" table:formula="of:=ATAN([.A566])" office:value-type="float" office:value="0.612265912108893" calcext:value-type="float">
            <text:p>0.6122659121088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4636" calcext:value-type="float">
            <text:p>0.77464 </text:p>
          </table:table-cell>
          <table:table-cell table:style-name="ce6" table:formula="of:=ATAN([.A567])" office:value-type="float" office:value="0.659082617082427" calcext:value-type="float">
            <text:p>0.65908261708242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46253" calcext:value-type="float">
            <text:p>1.34625 </text:p>
          </table:table-cell>
          <table:table-cell table:style-name="ce6" table:formula="of:=ATAN([.A568])" office:value-type="float" office:value="0.931917599454699" calcext:value-type="float">
            <text:p>0.9319175994546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4332" calcext:value-type="float">
            <text:p>0.31433 </text:p>
          </table:table-cell>
          <table:table-cell table:style-name="ce6" table:formula="of:=ATAN([.A569])" office:value-type="float" office:value="0.304553007458659" calcext:value-type="float">
            <text:p>0.3045530074586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431" calcext:value-type="float">
            <text:p>0.85431 </text:p>
          </table:table-cell>
          <table:table-cell table:style-name="ce6" table:formula="of:=ATAN([.A570])" office:value-type="float" office:value="0.706990925659668" calcext:value-type="float">
            <text:p>0.70699092565966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53875" calcext:value-type="float">
            <text:p>1.35388 </text:p>
          </table:table-cell>
          <table:table-cell table:style-name="ce6" table:formula="of:=ATAN([.A571])" office:value-type="float" office:value="0.934617884334245" calcext:value-type="float">
            <text:p>0.93461788433424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00471" calcext:value-type="float">
            <text:p>1.50047 </text:p>
          </table:table-cell>
          <table:table-cell table:style-name="ce6" table:formula="of:=ATAN([.A572])" office:value-type="float" office:value="0.982938614826038" calcext:value-type="float">
            <text:p>0.98293861482603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74154" calcext:value-type="float">
            <text:p>1.17415 </text:p>
          </table:table-cell>
          <table:table-cell table:style-name="ce6" table:formula="of:=ATAN([.A573])" office:value-type="float" office:value="0.865329461382979" calcext:value-type="float">
            <text:p>0.8653294613829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697" calcext:value-type="float">
            <text:p>0.01697 </text:p>
          </table:table-cell>
          <table:table-cell table:style-name="ce6" table:formula="of:=ATAN([.A574])" office:value-type="float" office:value="0.016968371269459" calcext:value-type="float">
            <text:p>0.0169683712694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544" calcext:value-type="float">
            <text:p>0.36054 </text:p>
          </table:table-cell>
          <table:table-cell table:style-name="ce6" table:formula="of:=ATAN([.A575])" office:value-type="float" office:value="0.346037083468073" calcext:value-type="float">
            <text:p>0.3460370834680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7908" calcext:value-type="float">
            <text:p>0.40791 </text:p>
          </table:table-cell>
          <table:table-cell table:style-name="ce6" table:formula="of:=ATAN([.A576])" office:value-type="float" office:value="0.38730497438682" calcext:value-type="float">
            <text:p>0.3873049743868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188" calcext:value-type="float">
            <text:p>0.74319 </text:p>
          </table:table-cell>
          <table:table-cell table:style-name="ce6" table:formula="of:=ATAN([.A577])" office:value-type="float" office:value="0.63912715481593" calcext:value-type="float">
            <text:p>0.639127154815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272" calcext:value-type="float">
            <text:p>0.52272 </text:p>
          </table:table-cell>
          <table:table-cell table:style-name="ce6" table:formula="of:=ATAN([.A578])" office:value-type="float" office:value="0.481657965570261" calcext:value-type="float">
            <text:p>0.4816579655702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5192" calcext:value-type="float">
            <text:p>0.81519 </text:p>
          </table:table-cell>
          <table:table-cell table:style-name="ce6" table:formula="of:=ATAN([.A579])" office:value-type="float" office:value="0.683935954022267" calcext:value-type="float">
            <text:p>0.6839359540222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0438" calcext:value-type="float">
            <text:p>0.58044 </text:p>
          </table:table-cell>
          <table:table-cell table:style-name="ce6" table:formula="of:=ATAN([.A580])" office:value-type="float" office:value="0.525911477433315" calcext:value-type="float">
            <text:p>0.52591147743331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4363" calcext:value-type="float">
            <text:p>1.53436 </text:p>
          </table:table-cell>
          <table:table-cell table:style-name="ce6" table:formula="of:=ATAN([.A581])" office:value-type="float" office:value="0.993201506403156" calcext:value-type="float">
            <text:p>0.9932015064031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0776" calcext:value-type="float">
            <text:p>0.03078 </text:p>
          </table:table-cell>
          <table:table-cell table:style-name="ce6" table:formula="of:=ATAN([.A582])" office:value-type="float" office:value="0.0307662888971536" calcext:value-type="float">
            <text:p>0.030766288897153600</text:p>
          </table:table-cell>
          <table:table-cell table:number-columns-repeated="1022"/>
        </table:table-row>
        <table:table-row table:style-name="ro2">
          <table:table-cell table:style-name="ce4" office:value-type="float" office:value="1.21495" calcext:value-type="float">
            <text:p>1.21495 </text:p>
          </table:table-cell>
          <table:table-cell table:style-name="ce6" table:formula="of:=ATAN([.A583])" office:value-type="float" office:value="0.882140304700016" calcext:value-type="float">
            <text:p>0.88214030470001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71372" calcext:value-type="float">
            <text:p>1.47137 </text:p>
          </table:table-cell>
          <table:table-cell table:style-name="ce6" table:formula="of:=ATAN([.A584])" office:value-type="float" office:value="0.973867398982755" calcext:value-type="float">
            <text:p>0.9738673989827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85" calcext:value-type="float">
            <text:p>0.71850 </text:p>
          </table:table-cell>
          <table:table-cell table:style-name="ce6" table:formula="of:=ATAN([.A585])" office:value-type="float" office:value="0.623034468161853" calcext:value-type="float">
            <text:p>0.6230344681618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1146" calcext:value-type="float">
            <text:p>0.80115 </text:p>
          </table:table-cell>
          <table:table-cell table:style-name="ce6" table:formula="of:=ATAN([.A586])" office:value-type="float" office:value="0.675439332180728" calcext:value-type="float">
            <text:p>0.6754393321807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9683" calcext:value-type="float">
            <text:p>0.10968 </text:p>
          </table:table-cell>
          <table:table-cell table:style-name="ce6" table:formula="of:=ATAN([.A587])" office:value-type="float" office:value="0.10924630583565" calcext:value-type="float">
            <text:p>0.1092463058356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584" calcext:value-type="float">
            <text:p>0.08058 </text:p>
          </table:table-cell>
          <table:table-cell table:style-name="ce6" table:formula="of:=ATAN([.A588])" office:value-type="float" office:value="0.0804102448783217" calcext:value-type="float">
            <text:p>0.0804102448783217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6" calcext:value-type="float">
            <text:p>0.28600 </text:p>
          </table:table-cell>
          <table:table-cell table:style-name="ce6" table:formula="of:=ATAN([.A589])" office:value-type="float" office:value="0.278563790007949" calcext:value-type="float">
            <text:p>0.27856379000794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8026" calcext:value-type="float">
            <text:p>1.39803 </text:p>
          </table:table-cell>
          <table:table-cell table:style-name="ce6" table:formula="of:=ATAN([.A590])" office:value-type="float" office:value="0.94987932579474" calcext:value-type="float">
            <text:p>0.949879325794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52772" calcext:value-type="float">
            <text:p>1.55277 </text:p>
          </table:table-cell>
          <table:table-cell table:style-name="ce6" table:formula="of:=ATAN([.A591])" office:value-type="float" office:value="0.998643851322749" calcext:value-type="float">
            <text:p>0.99864385132274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03778" calcext:value-type="float">
            <text:p>1.50378 </text:p>
          </table:table-cell>
          <table:table-cell table:style-name="ce6" table:formula="of:=ATAN([.A592])" office:value-type="float" office:value="0.983954160817929" calcext:value-type="float">
            <text:p>0.98395416081792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5188" calcext:value-type="float">
            <text:p>1.51519 </text:p>
          </table:table-cell>
          <table:table-cell table:style-name="ce6" table:formula="of:=ATAN([.A593])" office:value-type="float" office:value="0.987434390108526" calcext:value-type="float">
            <text:p>0.9874343901085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4185" calcext:value-type="float">
            <text:p>0.91419 </text:p>
          </table:table-cell>
          <table:table-cell table:style-name="ce6" table:formula="of:=ATAN([.A594])" office:value-type="float" office:value="0.740597071476787" calcext:value-type="float">
            <text:p>0.7405970714767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8455" calcext:value-type="float">
            <text:p>0.26846 </text:p>
          </table:table-cell>
          <table:table-cell table:style-name="ce6" table:formula="of:=ATAN([.A595])" office:value-type="float" office:value="0.262271252982354" calcext:value-type="float">
            <text:p>0.2622712529823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1702" calcext:value-type="float">
            <text:p>0.79170 </text:p>
          </table:table-cell>
          <table:table-cell table:style-name="ce6" table:formula="of:=ATAN([.A596])" office:value-type="float" office:value="0.669660665687357" calcext:value-type="float">
            <text:p>0.669660665687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3457" calcext:value-type="float">
            <text:p>0.68346 </text:p>
          </table:table-cell>
          <table:table-cell table:style-name="ce6" table:formula="of:=ATAN([.A597])" office:value-type="float" office:value="0.59953678220095" calcext:value-type="float">
            <text:p>0.599536782200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7961" calcext:value-type="float">
            <text:p>1.03796 </text:p>
          </table:table-cell>
          <table:table-cell table:style-name="ce6" table:formula="of:=ATAN([.A598])" office:value-type="float" office:value="0.804022960709903" calcext:value-type="float">
            <text:p>0.80402296070990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5667" calcext:value-type="float">
            <text:p>1.56567 </text:p>
          </table:table-cell>
          <table:table-cell table:style-name="ce6" table:formula="of:=ATAN([.A599])" office:value-type="float" office:value="1.00240207741548" calcext:value-type="float">
            <text:p>1.002402077415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7946" calcext:value-type="float">
            <text:p>0.37795 </text:p>
          </table:table-cell>
          <table:table-cell table:style-name="ce6" table:formula="of:=ATAN([.A600])" office:value-type="float" office:value="0.361350959924884" calcext:value-type="float">
            <text:p>0.3613509599248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0236" calcext:value-type="float">
            <text:p>0.60024 </text:p>
          </table:table-cell>
          <table:table-cell table:style-name="ce6" table:formula="of:=ATAN([.A601])" office:value-type="float" office:value="0.540593011615014" calcext:value-type="float">
            <text:p>0.54059301161501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96684" calcext:value-type="float">
            <text:p>1.49668 </text:p>
          </table:table-cell>
          <table:table-cell table:style-name="ce6" table:formula="of:=ATAN([.A602])" office:value-type="float" office:value="0.981771851975485" calcext:value-type="float">
            <text:p>0.98177185197548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30816" calcext:value-type="float">
            <text:p>1.43082 </text:p>
          </table:table-cell>
          <table:table-cell table:style-name="ce6" table:formula="of:=ATAN([.A603])" office:value-type="float" office:value="0.960807732368763" calcext:value-type="float">
            <text:p>0.9608077323687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8566" calcext:value-type="float">
            <text:p>0.87857 </text:p>
          </table:table-cell>
          <table:table-cell table:style-name="ce6" table:formula="of:=ATAN([.A604])" office:value-type="float" office:value="0.720846115378486" calcext:value-type="float">
            <text:p>0.72084611537848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88918" calcext:value-type="float">
            <text:p>1.48892 </text:p>
          </table:table-cell>
          <table:table-cell table:style-name="ce6" table:formula="of:=ATAN([.A605])" office:value-type="float" office:value="0.97936636027443" calcext:value-type="float">
            <text:p>0.9793663602744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3015" calcext:value-type="float">
            <text:p>0.90302 </text:p>
          </table:table-cell>
          <table:table-cell table:style-name="ce6" table:formula="of:=ATAN([.A606])" office:value-type="float" office:value="0.734478352608969" calcext:value-type="float">
            <text:p>0.7344783526089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9382" calcext:value-type="float">
            <text:p>0.67938 </text:p>
          </table:table-cell>
          <table:table-cell table:style-name="ce6" table:formula="of:=ATAN([.A607])" office:value-type="float" office:value="0.596753943647444" calcext:value-type="float">
            <text:p>0.59675394364744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6637" calcext:value-type="float">
            <text:p>1.24664 </text:p>
          </table:table-cell>
          <table:table-cell table:style-name="ce6" table:formula="of:=ATAN([.A608])" office:value-type="float" office:value="0.894740838586735" calcext:value-type="float">
            <text:p>0.894740838586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056" calcext:value-type="float">
            <text:p>1.50560 </text:p>
          </table:table-cell>
          <table:table-cell table:style-name="ce6" table:formula="of:=ATAN([.A609])" office:value-type="float" office:value="0.984512356468059" calcext:value-type="float">
            <text:p>0.9845123564680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767" calcext:value-type="float">
            <text:p>0.10767 </text:p>
          </table:table-cell>
          <table:table-cell table:style-name="ce6" table:formula="of:=ATAN([.A610])" office:value-type="float" office:value="0.107256803654062" calcext:value-type="float">
            <text:p>0.1072568036540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2135" calcext:value-type="float">
            <text:p>0.59214 </text:p>
          </table:table-cell>
          <table:table-cell table:style-name="ce6" table:formula="of:=ATAN([.A611])" office:value-type="float" office:value="0.534616340843995" calcext:value-type="float">
            <text:p>0.53461634084399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4855" calcext:value-type="float">
            <text:p>1.06486 </text:p>
          </table:table-cell>
          <table:table-cell table:style-name="ce6" table:formula="of:=ATAN([.A612])" office:value-type="float" office:value="0.816796826065143" calcext:value-type="float">
            <text:p>0.8167968260651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74" calcext:value-type="float">
            <text:p>0.26740 </text:p>
          </table:table-cell>
          <table:table-cell table:style-name="ce6" table:formula="of:=ATAN([.A613])" office:value-type="float" office:value="0.261286913968299" calcext:value-type="float">
            <text:p>0.26128691396829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35467" calcext:value-type="float">
            <text:p>1.23547 </text:p>
          </table:table-cell>
          <table:table-cell table:style-name="ce6" table:formula="of:=ATAN([.A614])" office:value-type="float" office:value="0.890343538807242" calcext:value-type="float">
            <text:p>0.8903435388072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935" calcext:value-type="float">
            <text:p>0.50494 </text:p>
          </table:table-cell>
          <table:table-cell table:style-name="ce6" table:formula="of:=ATAN([.A615])" office:value-type="float" office:value="0.467587810611657" calcext:value-type="float">
            <text:p>0.4675878106116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7257" calcext:value-type="float">
            <text:p>0.11726 </text:p>
          </table:table-cell>
          <table:table-cell table:style-name="ce6" table:formula="of:=ATAN([.A616])" office:value-type="float" office:value="0.116723993382537" calcext:value-type="float">
            <text:p>0.11672399338253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20176" calcext:value-type="float">
            <text:p>1.12018 </text:p>
          </table:table-cell>
          <table:table-cell table:style-name="ce6" table:formula="of:=ATAN([.A617])" office:value-type="float" office:value="0.842019663069341" calcext:value-type="float">
            <text:p>0.84201966306934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79236" calcext:value-type="float">
            <text:p>1.07924 </text:p>
          </table:table-cell>
          <table:table-cell table:style-name="ce6" table:formula="of:=ATAN([.A618])" office:value-type="float" office:value="0.823487960275643" calcext:value-type="float">
            <text:p>0.82348796027564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29858" calcext:value-type="float">
            <text:p>1.32986 </text:p>
          </table:table-cell>
          <table:table-cell table:style-name="ce6" table:formula="of:=ATAN([.A619])" office:value-type="float" office:value="0.926042008101962" calcext:value-type="float">
            <text:p>0.9260420081019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9594" calcext:value-type="float">
            <text:p>0.58959 </text:p>
          </table:table-cell>
          <table:table-cell table:style-name="ce6" table:formula="of:=ATAN([.A620])" office:value-type="float" office:value="0.532732892061988" calcext:value-type="float">
            <text:p>0.5327328920619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317" calcext:value-type="float">
            <text:p>0.80532 </text:p>
          </table:table-cell>
          <table:table-cell table:style-name="ce6" table:formula="of:=ATAN([.A621])" office:value-type="float" office:value="0.677974617045559" calcext:value-type="float">
            <text:p>0.6779746170455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3498" calcext:value-type="float">
            <text:p>0.30350 </text:p>
          </table:table-cell>
          <table:table-cell table:style-name="ce6" table:formula="of:=ATAN([.A622])" office:value-type="float" office:value="0.294662871136506" calcext:value-type="float">
            <text:p>0.2946628711365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7876" calcext:value-type="float">
            <text:p>0.91788 </text:p>
          </table:table-cell>
          <table:table-cell table:style-name="ce6" table:formula="of:=ATAN([.A623])" office:value-type="float" office:value="0.742604019464083" calcext:value-type="float">
            <text:p>0.7426040194640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6563" calcext:value-type="float">
            <text:p>0.75656 </text:p>
          </table:table-cell>
          <table:table-cell table:style-name="ce6" table:formula="of:=ATAN([.A624])" office:value-type="float" office:value="0.647688213860929" calcext:value-type="float">
            <text:p>0.64768821386092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26693" calcext:value-type="float">
            <text:p>1.52669 </text:p>
          </table:table-cell>
          <table:table-cell table:style-name="ce6" table:formula="of:=ATAN([.A625])" office:value-type="float" office:value="0.990906821686407" calcext:value-type="float">
            <text:p>0.9909068216864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7754" calcext:value-type="float">
            <text:p>0.42775 </text:p>
          </table:table-cell>
          <table:table-cell table:style-name="ce6" table:formula="of:=ATAN([.A626])" office:value-type="float" office:value="0.404200995737853" calcext:value-type="float">
            <text:p>0.4042009957378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8221" calcext:value-type="float">
            <text:p>0.94822 </text:p>
          </table:table-cell>
          <table:table-cell table:style-name="ce6" table:formula="of:=ATAN([.A627])" office:value-type="float" office:value="0.758826838331054" calcext:value-type="float">
            <text:p>0.75882683833105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13799" calcext:value-type="float">
            <text:p>1.21380 </text:p>
          </table:table-cell>
          <table:table-cell table:style-name="ce6" table:formula="of:=ATAN([.A628])" office:value-type="float" office:value="0.881675198809498" calcext:value-type="float">
            <text:p>0.88167519880949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90022" calcext:value-type="float">
            <text:p>1.09002 </text:p>
          </table:table-cell>
          <table:table-cell table:style-name="ce6" table:formula="of:=ATAN([.A629])" office:value-type="float" office:value="0.828443830695721" calcext:value-type="float">
            <text:p>0.8284438306957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7063" calcext:value-type="float">
            <text:p>0.61706 </text:p>
          </table:table-cell>
          <table:table-cell table:style-name="ce6" table:formula="of:=ATAN([.A630])" office:value-type="float" office:value="0.55287143971762" calcext:value-type="float">
            <text:p>0.5528714397176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0545" calcext:value-type="float">
            <text:p>0.26055 </text:p>
          </table:table-cell>
          <table:table-cell table:style-name="ce6" table:formula="of:=ATAN([.A631])" office:value-type="float" office:value="0.254878481582235" calcext:value-type="float">
            <text:p>0.25487848158223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6338" calcext:value-type="float">
            <text:p>1.51634 </text:p>
          </table:table-cell>
          <table:table-cell table:style-name="ce6" table:formula="of:=ATAN([.A632])" office:value-type="float" office:value="0.987783135218593" calcext:value-type="float">
            <text:p>0.9877831352185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7896" calcext:value-type="float">
            <text:p>0.82790 </text:p>
          </table:table-cell>
          <table:table-cell table:style-name="ce6" table:formula="of:=ATAN([.A633])" office:value-type="float" office:value="0.69152076529661" calcext:value-type="float">
            <text:p>0.691520765296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7426" calcext:value-type="float">
            <text:p>0.80743 </text:p>
          </table:table-cell>
          <table:table-cell table:style-name="ce6" table:formula="of:=ATAN([.A634])" office:value-type="float" office:value="0.679252617014045" calcext:value-type="float">
            <text:p>0.6792526170140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6641" calcext:value-type="float">
            <text:p>0.59664 </text:p>
          </table:table-cell>
          <table:table-cell table:style-name="ce6" table:formula="of:=ATAN([.A635])" office:value-type="float" office:value="0.537945986837828" calcext:value-type="float">
            <text:p>0.5379459868378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8042" calcext:value-type="float">
            <text:p>0.42804 </text:p>
          </table:table-cell>
          <table:table-cell table:style-name="ce6" table:formula="of:=ATAN([.A636])" office:value-type="float" office:value="0.404444424698264" calcext:value-type="float">
            <text:p>0.40444442469826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20751" calcext:value-type="float">
            <text:p>1.12075 </text:p>
          </table:table-cell>
          <table:table-cell table:style-name="ce6" table:formula="of:=ATAN([.A637])" office:value-type="float" office:value="0.842274602417113" calcext:value-type="float">
            <text:p>0.84227460241711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02438" calcext:value-type="float">
            <text:p>1.20244 </text:p>
          </table:table-cell>
          <table:table-cell table:style-name="ce6" table:formula="of:=ATAN([.A638])" office:value-type="float" office:value="0.87705603399589" calcext:value-type="float">
            <text:p>0.877056033995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39255" calcext:value-type="float">
            <text:p>1.23926 </text:p>
          </table:table-cell>
          <table:table-cell table:style-name="ce6" table:formula="of:=ATAN([.A639])" office:value-type="float" office:value="0.891840144648927" calcext:value-type="float">
            <text:p>0.89184014464892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05794" calcext:value-type="float">
            <text:p>1.20579 </text:p>
          </table:table-cell>
          <table:table-cell table:style-name="ce6" table:formula="of:=ATAN([.A640])" office:value-type="float" office:value="0.878425889148928" calcext:value-type="float">
            <text:p>0.8784258891489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3515" calcext:value-type="float">
            <text:p>0.66352 </text:p>
          </table:table-cell>
          <table:table-cell table:style-name="ce6" table:formula="of:=ATAN([.A641])" office:value-type="float" office:value="0.585817505466002" calcext:value-type="float">
            <text:p>0.58581750546600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26933" calcext:value-type="float">
            <text:p>1.52693 </text:p>
          </table:table-cell>
          <table:table-cell table:style-name="ce6" table:formula="of:=ATAN([.A642])" office:value-type="float" office:value="0.990978868705841" calcext:value-type="float">
            <text:p>0.9909788687058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1501" calcext:value-type="float">
            <text:p>0.66150 </text:p>
          </table:table-cell>
          <table:table-cell table:style-name="ce6" table:formula="of:=ATAN([.A643])" office:value-type="float" office:value="0.584417841472869" calcext:value-type="float">
            <text:p>0.5844178414728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4522" calcext:value-type="float">
            <text:p>0.56452 </text:p>
          </table:table-cell>
          <table:table-cell table:style-name="ce6" table:formula="of:=ATAN([.A644])" office:value-type="float" office:value="0.513924133147533" calcext:value-type="float">
            <text:p>0.5139241331475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6084" calcext:value-type="float">
            <text:p>0.70608 </text:p>
          </table:table-cell>
          <table:table-cell table:style-name="ce6" table:formula="of:=ATAN([.A645])" office:value-type="float" office:value="0.61479752574161" calcext:value-type="float">
            <text:p>0.614797525741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9409" calcext:value-type="float">
            <text:p>1.06941 </text:p>
          </table:table-cell>
          <table:table-cell table:style-name="ce6" table:formula="of:=ATAN([.A646])" office:value-type="float" office:value="0.818926088517566" calcext:value-type="float">
            <text:p>0.8189260885175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3103" calcext:value-type="float">
            <text:p>0.52310 </text:p>
          </table:table-cell>
          <table:table-cell table:style-name="ce6" table:formula="of:=ATAN([.A647])" office:value-type="float" office:value="0.481958726557149" calcext:value-type="float">
            <text:p>0.4819587265571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7409" calcext:value-type="float">
            <text:p>0.44741 </text:p>
          </table:table-cell>
          <table:table-cell table:style-name="ce6" table:formula="of:=ATAN([.A648])" office:value-type="float" office:value="0.42069716050848" calcext:value-type="float">
            <text:p>0.420697160508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0994" calcext:value-type="float">
            <text:p>0.57099 </text:p>
          </table:table-cell>
          <table:table-cell table:style-name="ce6" table:formula="of:=ATAN([.A649])" office:value-type="float" office:value="0.518818452920047" calcext:value-type="float">
            <text:p>0.518818452920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29139" calcext:value-type="float">
            <text:p>1.32914 </text:p>
          </table:table-cell>
          <table:table-cell table:style-name="ce6" table:formula="of:=ATAN([.A650])" office:value-type="float" office:value="0.925782213051198" calcext:value-type="float">
            <text:p>0.9257822130511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1542" calcext:value-type="float">
            <text:p>0.28154 </text:p>
          </table:table-cell>
          <table:table-cell table:style-name="ce6" table:formula="of:=ATAN([.A651])" office:value-type="float" office:value="0.274438025996074" calcext:value-type="float">
            <text:p>0.2744380259960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6074" calcext:value-type="float">
            <text:p>0.82607 </text:p>
          </table:table-cell>
          <table:table-cell table:style-name="ce6" table:formula="of:=ATAN([.A652])" office:value-type="float" office:value="0.690438755882103" calcext:value-type="float">
            <text:p>0.69043875588210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4364" calcext:value-type="float">
            <text:p>1.38436 </text:p>
          </table:table-cell>
          <table:table-cell table:style-name="ce6" table:formula="of:=ATAN([.A653])" office:value-type="float" office:value="0.945225101830262" calcext:value-type="float">
            <text:p>0.945225101830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033" calcext:value-type="float">
            <text:p>1.30330 </text:p>
          </table:table-cell>
          <table:table-cell table:style-name="ce6" table:formula="of:=ATAN([.A654])" office:value-type="float" office:value="0.916325512414674" calcext:value-type="float">
            <text:p>0.91632551241467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725" calcext:value-type="float">
            <text:p>1.31725 </text:p>
          </table:table-cell>
          <table:table-cell table:style-name="ce6" table:formula="of:=ATAN([.A655])" office:value-type="float" office:value="0.921460237664258" calcext:value-type="float">
            <text:p>0.9214602376642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7967" calcext:value-type="float">
            <text:p>0.08797 </text:p>
          </table:table-cell>
          <table:table-cell table:style-name="ce6" table:formula="of:=ATAN([.A656])" office:value-type="float" office:value="0.0877411458210799" calcext:value-type="float">
            <text:p>0.087741145821079900</text:p>
          </table:table-cell>
          <table:table-cell table:number-columns-repeated="1022"/>
        </table:table-row>
        <table:table-row table:style-name="ro2">
          <table:table-cell table:style-name="ce4" office:value-type="float" office:value="1.182591" calcext:value-type="float">
            <text:p>1.18259 </text:p>
          </table:table-cell>
          <table:table-cell table:style-name="ce6" table:formula="of:=ATAN([.A657])" office:value-type="float" office:value="0.868861724165993" calcext:value-type="float">
            <text:p>0.86886172416599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67058" calcext:value-type="float">
            <text:p>1.36706 </text:p>
          </table:table-cell>
          <table:table-cell table:style-name="ce6" table:formula="of:=ATAN([.A658])" office:value-type="float" office:value="0.939242125748068" calcext:value-type="float">
            <text:p>0.9392421257480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6428" calcext:value-type="float">
            <text:p>0.98643 </text:p>
          </table:table-cell>
          <table:table-cell table:style-name="ce6" table:formula="of:=ATAN([.A659])" office:value-type="float" office:value="0.778565905283814" calcext:value-type="float">
            <text:p>0.7785659052838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7859" calcext:value-type="float">
            <text:p>0.50786 </text:p>
          </table:table-cell>
          <table:table-cell table:style-name="ce6" table:formula="of:=ATAN([.A660])" office:value-type="float" office:value="0.469915024431996" calcext:value-type="float">
            <text:p>0.46991502443199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71947" calcext:value-type="float">
            <text:p>1.47195 </text:p>
          </table:table-cell>
          <table:table-cell table:style-name="ce6" table:formula="of:=ATAN([.A661])" office:value-type="float" office:value="0.974049028692601" calcext:value-type="float">
            <text:p>0.97404902869260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70607" calcext:value-type="float">
            <text:p>1.07061 </text:p>
          </table:table-cell>
          <table:table-cell table:style-name="ce6" table:formula="of:=ATAN([.A662])" office:value-type="float" office:value="0.819484618292269" calcext:value-type="float">
            <text:p>0.8194846182922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3038" calcext:value-type="float">
            <text:p>0.21304 </text:p>
          </table:table-cell>
          <table:table-cell table:style-name="ce6" table:formula="of:=ATAN([.A663])" office:value-type="float" office:value="0.209900092176222" calcext:value-type="float">
            <text:p>0.20990009217622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76262" calcext:value-type="float">
            <text:p>1.37626 </text:p>
          </table:table-cell>
          <table:table-cell table:style-name="ce6" table:formula="of:=ATAN([.A664])" office:value-type="float" office:value="0.942436362210368" calcext:value-type="float">
            <text:p>0.9424363622103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9709" calcext:value-type="float">
            <text:p>0.54971 </text:p>
          </table:table-cell>
          <table:table-cell table:style-name="ce6" table:formula="of:=ATAN([.A665])" office:value-type="float" office:value="0.502619766968273" calcext:value-type="float">
            <text:p>0.5026197669682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1953" calcext:value-type="float">
            <text:p>0.52195 </text:p>
          </table:table-cell>
          <table:table-cell table:style-name="ce6" table:formula="of:=ATAN([.A666])" office:value-type="float" office:value="0.481055373919999" calcext:value-type="float">
            <text:p>0.4810553739199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1379" calcext:value-type="float">
            <text:p>0.32138 </text:p>
          </table:table-cell>
          <table:table-cell table:style-name="ce6" table:formula="of:=ATAN([.A667])" office:value-type="float" office:value="0.310953350476939" calcext:value-type="float">
            <text:p>0.3109533504769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4243" calcext:value-type="float">
            <text:p>0.84424 </text:p>
          </table:table-cell>
          <table:table-cell table:style-name="ce6" table:formula="of:=ATAN([.A668])" office:value-type="float" office:value="0.701142319663944" calcext:value-type="float">
            <text:p>0.70114231966394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18064" calcext:value-type="float">
            <text:p>1.51806 </text:p>
          </table:table-cell>
          <table:table-cell table:style-name="ce6" table:formula="of:=ATAN([.A669])" office:value-type="float" office:value="0.988305864804737" calcext:value-type="float">
            <text:p>0.9883058648047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4218" calcext:value-type="float">
            <text:p>0.10422 </text:p>
          </table:table-cell>
          <table:table-cell table:style-name="ce6" table:formula="of:=ATAN([.A670])" office:value-type="float" office:value="0.103843122498375" calcext:value-type="float">
            <text:p>0.1038431224983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369" calcext:value-type="float">
            <text:p>0.15369 </text:p>
          </table:table-cell>
          <table:table-cell table:style-name="ce6" table:formula="of:=ATAN([.A671])" office:value-type="float" office:value="0.152496781463844" calcext:value-type="float">
            <text:p>0.1524967814638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4122" calcext:value-type="float">
            <text:p>0.05412 </text:p>
          </table:table-cell>
          <table:table-cell table:style-name="ce6" table:formula="of:=ATAN([.A672])" office:value-type="float" office:value="0.0540692481248554" calcext:value-type="float">
            <text:p>0.0540692481248554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4252" calcext:value-type="float">
            <text:p>0.87425 </text:p>
          </table:table-cell>
          <table:table-cell table:style-name="ce6" table:formula="of:=ATAN([.A673])" office:value-type="float" office:value="0.718406196529608" calcext:value-type="float">
            <text:p>0.7184061965296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3047" calcext:value-type="float">
            <text:p>0.34305 </text:p>
          </table:table-cell>
          <table:table-cell table:style-name="ce6" table:formula="of:=ATAN([.A674])" office:value-type="float" office:value="0.330467231711489" calcext:value-type="float">
            <text:p>0.3304672317114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1128" calcext:value-type="float">
            <text:p>0.59113 </text:p>
          </table:table-cell>
          <table:table-cell table:style-name="ce6" table:formula="of:=ATAN([.A675])" office:value-type="float" office:value="0.533870430294135" calcext:value-type="float">
            <text:p>0.5338704302941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874" calcext:value-type="float">
            <text:p>0.76874 </text:p>
          </table:table-cell>
          <table:table-cell table:style-name="ce6" table:formula="of:=ATAN([.A676])" office:value-type="float" office:value="0.655387225969016" calcext:value-type="float">
            <text:p>0.65538722596901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6723" calcext:value-type="float">
            <text:p>1.31672 </text:p>
          </table:table-cell>
          <table:table-cell table:style-name="ce6" table:formula="of:=ATAN([.A677])" office:value-type="float" office:value="0.921267511761919" calcext:value-type="float">
            <text:p>0.92126751176191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4556" calcext:value-type="float">
            <text:p>1.38456 </text:p>
          </table:table-cell>
          <table:table-cell table:style-name="ce6" table:formula="of:=ATAN([.A678])" office:value-type="float" office:value="0.945290928983888" calcext:value-type="float">
            <text:p>0.9452909289838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835" calcext:value-type="float">
            <text:p>0.81884 </text:p>
          </table:table-cell>
          <table:table-cell table:style-name="ce6" table:formula="of:=ATAN([.A679])" office:value-type="float" office:value="0.686120648050277" calcext:value-type="float">
            <text:p>0.68612064805027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4759" calcext:value-type="float">
            <text:p>1.06476 </text:p>
          </table:table-cell>
          <table:table-cell table:style-name="ce6" table:formula="of:=ATAN([.A680])" office:value-type="float" office:value="0.816751836200791" calcext:value-type="float">
            <text:p>0.8167518362007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3276" calcext:value-type="float">
            <text:p>0.51328 </text:p>
          </table:table-cell>
          <table:table-cell table:style-name="ce6" table:formula="of:=ATAN([.A681])" office:value-type="float" office:value="0.474211913207036" calcext:value-type="float">
            <text:p>0.4742119132070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8097" calcext:value-type="float">
            <text:p>0.75810 </text:p>
          </table:table-cell>
          <table:table-cell table:style-name="ce6" table:formula="of:=ATAN([.A682])" office:value-type="float" office:value="0.648663080453476" calcext:value-type="float">
            <text:p>0.64866308045347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06416" calcext:value-type="float">
            <text:p>1.30642 </text:p>
          </table:table-cell>
          <table:table-cell table:style-name="ce6" table:formula="of:=ATAN([.A683])" office:value-type="float" office:value="0.917478453544604" calcext:value-type="float">
            <text:p>0.9174784535446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4492" calcext:value-type="float">
            <text:p>0.72449 </text:p>
          </table:table-cell>
          <table:table-cell table:style-name="ce6" table:formula="of:=ATAN([.A684])" office:value-type="float" office:value="0.626975133597039" calcext:value-type="float">
            <text:p>0.62697513359703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41749" calcext:value-type="float">
            <text:p>1.04175 </text:p>
          </table:table-cell>
          <table:table-cell table:style-name="ce6" table:formula="of:=ATAN([.A685])" office:value-type="float" office:value="0.805842979553922" calcext:value-type="float">
            <text:p>0.80584297955392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0902" calcext:value-type="float">
            <text:p>1.45090 </text:p>
          </table:table-cell>
          <table:table-cell table:style-name="ce6" table:formula="of:=ATAN([.A686])" office:value-type="float" office:value="0.96733760415807" calcext:value-type="float">
            <text:p>0.9673376041580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7243" calcext:value-type="float">
            <text:p>0.98724 </text:p>
          </table:table-cell>
          <table:table-cell table:style-name="ce6" table:formula="of:=ATAN([.A687])" office:value-type="float" office:value="0.778978805136438" calcext:value-type="float">
            <text:p>0.7789788051364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946" calcext:value-type="float">
            <text:p>0.46946 </text:p>
          </table:table-cell>
          <table:table-cell table:style-name="ce6" table:formula="of:=ATAN([.A688])" office:value-type="float" office:value="0.43891849868356" calcext:value-type="float">
            <text:p>0.438918498683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03062" calcext:value-type="float">
            <text:p>1.10306 </text:p>
          </table:table-cell>
          <table:table-cell table:style-name="ce6" table:formula="of:=ATAN([.A689])" office:value-type="float" office:value="0.83436467773393" calcext:value-type="float">
            <text:p>0.834364677733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3572" calcext:value-type="float">
            <text:p>0.69357 </text:p>
          </table:table-cell>
          <table:table-cell table:style-name="ce6" table:formula="of:=ATAN([.A690])" office:value-type="float" office:value="0.60639882999028" calcext:value-type="float">
            <text:p>0.6063988299902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6296" calcext:value-type="float">
            <text:p>0.46630 </text:p>
          </table:table-cell>
          <table:table-cell table:style-name="ce6" table:formula="of:=ATAN([.A691])" office:value-type="float" office:value="0.436322737019531" calcext:value-type="float">
            <text:p>0.4363227370195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821" calcext:value-type="float">
            <text:p>0.38782 </text:p>
          </table:table-cell>
          <table:table-cell table:style-name="ce6" table:formula="of:=ATAN([.A692])" office:value-type="float" office:value="0.36996335112253" calcext:value-type="float">
            <text:p>0.369963351122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205" calcext:value-type="float">
            <text:p>0.22205 </text:p>
          </table:table-cell>
          <table:table-cell table:style-name="ce6" table:formula="of:=ATAN([.A693])" office:value-type="float" office:value="0.218504822242671" calcext:value-type="float">
            <text:p>0.21850482224267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29858" calcext:value-type="float">
            <text:p>1.32986 </text:p>
          </table:table-cell>
          <table:table-cell table:style-name="ce6" table:formula="of:=ATAN([.A694])" office:value-type="float" office:value="0.926042008101962" calcext:value-type="float">
            <text:p>0.9260420081019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9826" calcext:value-type="float">
            <text:p>0.30983 </text:p>
          </table:table-cell>
          <table:table-cell table:style-name="ce6" table:formula="of:=ATAN([.A695])" office:value-type="float" office:value="0.3004469175913" calcext:value-type="float">
            <text:p>0.3004469175913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8655" calcext:value-type="float">
            <text:p>0.54866 </text:p>
          </table:table-cell>
          <table:table-cell table:style-name="ce6" table:formula="of:=ATAN([.A696])" office:value-type="float" office:value="0.501809994925614" calcext:value-type="float">
            <text:p>0.50180999492561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27172" calcext:value-type="float">
            <text:p>1.52717 </text:p>
          </table:table-cell>
          <table:table-cell table:style-name="ce6" table:formula="of:=ATAN([.A697])" office:value-type="float" office:value="0.991050599779832" calcext:value-type="float">
            <text:p>0.9910505997798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1215" calcext:value-type="float">
            <text:p>0.46122 </text:p>
          </table:table-cell>
          <table:table-cell table:style-name="ce6" table:formula="of:=ATAN([.A698])" office:value-type="float" office:value="0.432141084217724" calcext:value-type="float">
            <text:p>0.43214108421772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5034" calcext:value-type="float">
            <text:p>1.53503 </text:p>
          </table:table-cell>
          <table:table-cell table:style-name="ce6" table:formula="of:=ATAN([.A699])" office:value-type="float" office:value="0.993401488555684" calcext:value-type="float">
            <text:p>0.99340148855568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00712" calcext:value-type="float">
            <text:p>1.30071 </text:p>
          </table:table-cell>
          <table:table-cell table:style-name="ce6" table:formula="of:=ATAN([.A700])" office:value-type="float" office:value="0.915365293518467" calcext:value-type="float">
            <text:p>0.9153652935184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0503" calcext:value-type="float">
            <text:p>0.84050 </text:p>
          </table:table-cell>
          <table:table-cell table:style-name="ce6" table:formula="of:=ATAN([.A701])" office:value-type="float" office:value="0.698954662555975" calcext:value-type="float">
            <text:p>0.6989546625559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0679" calcext:value-type="float">
            <text:p>0.38068 </text:p>
          </table:table-cell>
          <table:table-cell table:style-name="ce6" table:formula="of:=ATAN([.A702])" office:value-type="float" office:value="0.363740200146651" calcext:value-type="float">
            <text:p>0.3637402001466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4149" calcext:value-type="float">
            <text:p>0.49415 </text:p>
          </table:table-cell>
          <table:table-cell table:style-name="ce6" table:formula="of:=ATAN([.A703])" office:value-type="float" office:value="0.458955862783352" calcext:value-type="float">
            <text:p>0.45895586278335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6664" calcext:value-type="float">
            <text:p>1.53666 </text:p>
          </table:table-cell>
          <table:table-cell table:style-name="ce6" table:formula="of:=ATAN([.A704])" office:value-type="float" office:value="0.99388677633465" calcext:value-type="float">
            <text:p>0.9938867763346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0801" calcext:value-type="float">
            <text:p>0.72080 </text:p>
          </table:table-cell>
          <table:table-cell table:style-name="ce6" table:formula="of:=ATAN([.A705])" office:value-type="float" office:value="0.624550381615312" calcext:value-type="float">
            <text:p>0.62455038161531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99801" calcext:value-type="float">
            <text:p>1.19980 </text:p>
          </table:table-cell>
          <table:table-cell table:style-name="ce6" table:formula="of:=ATAN([.A706])" office:value-type="float" office:value="0.875976485238617" calcext:value-type="float">
            <text:p>0.8759764852386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9668" calcext:value-type="float">
            <text:p>0.97967 </text:p>
          </table:table-cell>
          <table:table-cell table:style-name="ce6" table:formula="of:=ATAN([.A707])" office:value-type="float" office:value="0.775128115508961" calcext:value-type="float">
            <text:p>0.7751281155089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4255" calcext:value-type="float">
            <text:p>0.27426 </text:p>
          </table:table-cell>
          <table:table-cell table:style-name="ce6" table:formula="of:=ATAN([.A708])" office:value-type="float" office:value="0.267673458498262" calcext:value-type="float">
            <text:p>0.267673458498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8454" calcext:value-type="float">
            <text:p>0.41845 </text:p>
          </table:table-cell>
          <table:table-cell table:style-name="ce6" table:formula="of:=ATAN([.A709])" office:value-type="float" office:value="0.396313087660876" calcext:value-type="float">
            <text:p>0.39631308766087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32974" calcext:value-type="float">
            <text:p>1.33297 </text:p>
          </table:table-cell>
          <table:table-cell table:style-name="ce6" table:formula="of:=ATAN([.A710])" office:value-type="float" office:value="0.927165835686472" calcext:value-type="float">
            <text:p>0.92716583568647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86954" calcext:value-type="float">
            <text:p>1.18695 </text:p>
          </table:table-cell>
          <table:table-cell table:style-name="ce6" table:formula="of:=ATAN([.A711])" office:value-type="float" office:value="0.870676854790464" calcext:value-type="float">
            <text:p>0.87067685479046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6703" calcext:value-type="float">
            <text:p>1.40670 </text:p>
          </table:table-cell>
          <table:table-cell table:style-name="ce6" table:formula="of:=ATAN([.A712])" office:value-type="float" office:value="0.95280420737801" calcext:value-type="float">
            <text:p>0.952804207378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6751" calcext:value-type="float">
            <text:p>1.45675 </text:p>
          </table:table-cell>
          <table:table-cell table:style-name="ce6" table:formula="of:=ATAN([.A713])" office:value-type="float" office:value="0.969216133062915" calcext:value-type="float">
            <text:p>0.96921613306291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71469" calcext:value-type="float">
            <text:p>1.37147 </text:p>
          </table:table-cell>
          <table:table-cell table:style-name="ce6" table:formula="of:=ATAN([.A714])" office:value-type="float" office:value="0.94077645069949" calcext:value-type="float">
            <text:p>0.9407764506994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1916" calcext:value-type="float">
            <text:p>0.35192 </text:p>
          </table:table-cell>
          <table:table-cell table:style-name="ce6" table:formula="of:=ATAN([.A715])" office:value-type="float" office:value="0.338380702839744" calcext:value-type="float">
            <text:p>0.3383807028397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8311" calcext:value-type="float">
            <text:p>0.26831 </text:p>
          </table:table-cell>
          <table:table-cell table:style-name="ce6" table:formula="of:=ATAN([.A716])" office:value-type="float" office:value="0.262136928312554" calcext:value-type="float">
            <text:p>0.2621369283125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9558" calcext:value-type="float">
            <text:p>0.21956 </text:p>
          </table:table-cell>
          <table:table-cell table:style-name="ce6" table:formula="of:=ATAN([.A717])" office:value-type="float" office:value="0.216128671083026" calcext:value-type="float">
            <text:p>0.21612867108302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3405" calcext:value-type="float">
            <text:p>1.38341 </text:p>
          </table:table-cell>
          <table:table-cell table:style-name="ce6" table:formula="of:=ATAN([.A718])" office:value-type="float" office:value="0.944896129206248" calcext:value-type="float">
            <text:p>0.94489612920624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51142" calcext:value-type="float">
            <text:p>1.55114 </text:p>
          </table:table-cell>
          <table:table-cell table:style-name="ce6" table:formula="of:=ATAN([.A719])" office:value-type="float" office:value="0.998165644937077" calcext:value-type="float">
            <text:p>0.9981656449370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5289" calcext:value-type="float">
            <text:p>0.56529 </text:p>
          </table:table-cell>
          <table:table-cell table:style-name="ce6" table:formula="of:=ATAN([.A720])" office:value-type="float" office:value="0.51450558216792" calcext:value-type="float">
            <text:p>0.514505582167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5498" calcext:value-type="float">
            <text:p>0.97550 </text:p>
          </table:table-cell>
          <table:table-cell table:style-name="ce6" table:formula="of:=ATAN([.A721])" office:value-type="float" office:value="0.772995850811211" calcext:value-type="float">
            <text:p>0.77299585081121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08526" calcext:value-type="float">
            <text:p>1.30853 </text:p>
          </table:table-cell>
          <table:table-cell table:style-name="ce6" table:formula="of:=ATAN([.A722])" office:value-type="float" office:value="0.91825720080105" calcext:value-type="float">
            <text:p>0.9182572008010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1867" calcext:value-type="float">
            <text:p>0.50187 </text:p>
          </table:table-cell>
          <table:table-cell table:style-name="ce6" table:formula="of:=ATAN([.A723])" office:value-type="float" office:value="0.465140093304525" calcext:value-type="float">
            <text:p>0.46514009330452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45775" calcext:value-type="float">
            <text:p>1.04578 </text:p>
          </table:table-cell>
          <table:table-cell table:style-name="ce6" table:formula="of:=ATAN([.A724])" office:value-type="float" office:value="0.8077698137943" calcext:value-type="float">
            <text:p>0.8077698137943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8272" calcext:value-type="float">
            <text:p>0.29827 </text:p>
          </table:table-cell>
          <table:table-cell table:style-name="ce6" table:formula="of:=ATAN([.A725])" office:value-type="float" office:value="0.289870720375288" calcext:value-type="float">
            <text:p>0.2898707203752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733" calcext:value-type="float">
            <text:p>0.76773 </text:p>
          </table:table-cell>
          <table:table-cell table:style-name="ce6" table:formula="of:=ATAN([.A726])" office:value-type="float" office:value="0.654753967224396" calcext:value-type="float">
            <text:p>0.65475396722439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53876" calcext:value-type="float">
            <text:p>1.25388 </text:p>
          </table:table-cell>
          <table:table-cell table:style-name="ce6" table:formula="of:=ATAN([.A727])" office:value-type="float" office:value="0.897565114294137" calcext:value-type="float">
            <text:p>0.8975651142941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9058" calcext:value-type="float">
            <text:p>0.45906 </text:p>
          </table:table-cell>
          <table:table-cell table:style-name="ce6" table:formula="of:=ATAN([.A728])" office:value-type="float" office:value="0.430360978396212" calcext:value-type="float">
            <text:p>0.43036097839621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47259" calcext:value-type="float">
            <text:p>1.44726 </text:p>
          </table:table-cell>
          <table:table-cell table:style-name="ce6" table:formula="of:=ATAN([.A729])" office:value-type="float" office:value="0.966162379331581" calcext:value-type="float">
            <text:p>0.9661623793315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2396" calcext:value-type="float">
            <text:p>0.10240 </text:p>
          </table:table-cell>
          <table:table-cell table:style-name="ce6" table:formula="of:=ATAN([.A730])" office:value-type="float" office:value="0.10204036263546" calcext:value-type="float">
            <text:p>0.102040362635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85945" calcext:value-type="float">
            <text:p>1.48595 </text:p>
          </table:table-cell>
          <table:table-cell table:style-name="ce6" table:formula="of:=ATAN([.A731])" office:value-type="float" office:value="0.978440898737935" calcext:value-type="float">
            <text:p>0.97844089873793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20032" calcext:value-type="float">
            <text:p>1.02003 </text:p>
          </table:table-cell>
          <table:table-cell table:style-name="ce6" table:formula="of:=ATAN([.A732])" office:value-type="float" office:value="0.79531451293393" calcext:value-type="float">
            <text:p>0.795314512933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2041" calcext:value-type="float">
            <text:p>0.24204 </text:p>
          </table:table-cell>
          <table:table-cell table:style-name="ce6" table:formula="of:=ATAN([.A733])" office:value-type="float" office:value="0.237473926063155" calcext:value-type="float">
            <text:p>0.2374739260631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341" calcext:value-type="float">
            <text:p>0.53341 </text:p>
          </table:table-cell>
          <table:table-cell table:style-name="ce6" table:formula="of:=ATAN([.A734])" office:value-type="float" office:value="0.490017012934912" calcext:value-type="float">
            <text:p>0.4900170129349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5096" calcext:value-type="float">
            <text:p>0.86510 </text:p>
          </table:table-cell>
          <table:table-cell table:style-name="ce6" table:formula="of:=ATAN([.A735])" office:value-type="float" office:value="0.713193046739328" calcext:value-type="float">
            <text:p>0.7131930467393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7713" calcext:value-type="float">
            <text:p>0.80771 </text:p>
          </table:table-cell>
          <table:table-cell table:style-name="ce6" table:formula="of:=ATAN([.A736])" office:value-type="float" office:value="0.679426328110192" calcext:value-type="float">
            <text:p>0.6794263281101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5057" calcext:value-type="float">
            <text:p>0.99506 </text:p>
          </table:table-cell>
          <table:table-cell table:style-name="ce6" table:formula="of:=ATAN([.A737])" office:value-type="float" office:value="0.78292054502081" calcext:value-type="float">
            <text:p>0.782920545020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3333" calcext:value-type="float">
            <text:p>0.54333 </text:p>
          </table:table-cell>
          <table:table-cell table:style-name="ce6" table:formula="of:=ATAN([.A738])" office:value-type="float" office:value="0.497710187147241" calcext:value-type="float">
            <text:p>0.4977101871472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4955" calcext:value-type="float">
            <text:p>0.31496 </text:p>
          </table:table-cell>
          <table:table-cell table:style-name="ce6" table:formula="of:=ATAN([.A739])" office:value-type="float" office:value="0.305119886154419" calcext:value-type="float">
            <text:p>0.3051198861544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8691" calcext:value-type="float">
            <text:p>0.86869 </text:p>
          </table:table-cell>
          <table:table-cell table:style-name="ce6" table:formula="of:=ATAN([.A740])" office:value-type="float" office:value="0.715245568962946" calcext:value-type="float">
            <text:p>0.7152455689629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5584" calcext:value-type="float">
            <text:p>0.89558 </text:p>
          </table:table-cell>
          <table:table-cell table:style-name="ce6" table:formula="of:=ATAN([.A741])" office:value-type="float" office:value="0.730369958595118" calcext:value-type="float">
            <text:p>0.7303699585951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853" calcext:value-type="float">
            <text:p>0.50853 </text:p>
          </table:table-cell>
          <table:table-cell table:style-name="ce6" table:formula="of:=ATAN([.A742])" office:value-type="float" office:value="0.470448299841374" calcext:value-type="float">
            <text:p>0.4704482998413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6835" calcext:value-type="float">
            <text:p>0.09684 </text:p>
          </table:table-cell>
          <table:table-cell table:style-name="ce6" table:formula="of:=ATAN([.A743])" office:value-type="float" office:value="0.0965340170993511" calcext:value-type="float">
            <text:p>0.0965340170993511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4256" calcext:value-type="float">
            <text:p>0.17426 </text:p>
          </table:table-cell>
          <table:table-cell table:style-name="ce6" table:formula="of:=ATAN([.A744])" office:value-type="float" office:value="0.172523683313073" calcext:value-type="float">
            <text:p>0.17252368331307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7518" calcext:value-type="float">
            <text:p>1.40752 </text:p>
          </table:table-cell>
          <table:table-cell table:style-name="ce6" table:formula="of:=ATAN([.A745])" office:value-type="float" office:value="0.953077700994116" calcext:value-type="float">
            <text:p>0.9530777009941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8456" calcext:value-type="float">
            <text:p>0.11846 </text:p>
          </table:table-cell>
          <table:table-cell table:style-name="ce6" table:formula="of:=ATAN([.A746])" office:value-type="float" office:value="0.117906567116645" calcext:value-type="float">
            <text:p>0.1179065671166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9814" calcext:value-type="float">
            <text:p>0.67981 </text:p>
          </table:table-cell>
          <table:table-cell table:style-name="ce6" table:formula="of:=ATAN([.A747])" office:value-type="float" office:value="0.597049458908357" calcext:value-type="float">
            <text:p>0.597049458908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102" calcext:value-type="float">
            <text:p>1.06102 </text:p>
          </table:table-cell>
          <table:table-cell table:style-name="ce6" table:formula="of:=ATAN([.A748])" office:value-type="float" office:value="0.814996216889706" calcext:value-type="float">
            <text:p>0.8149962168897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3648" calcext:value-type="float">
            <text:p>0.78365 </text:p>
          </table:table-cell>
          <table:table-cell table:style-name="ce6" table:formula="of:=ATAN([.A749])" office:value-type="float" office:value="0.664690377054819" calcext:value-type="float">
            <text:p>0.6646903770548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8721" calcext:value-type="float">
            <text:p>0.60872 </text:p>
          </table:table-cell>
          <table:table-cell table:style-name="ce6" table:formula="of:=ATAN([.A750])" office:value-type="float" office:value="0.546807335853444" calcext:value-type="float">
            <text:p>0.5468073358534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5291" calcext:value-type="float">
            <text:p>0.16529 </text:p>
          </table:table-cell>
          <table:table-cell table:style-name="ce6" table:formula="of:=ATAN([.A751])" office:value-type="float" office:value="0.163809893070357" calcext:value-type="float">
            <text:p>0.163809893070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45006" calcext:value-type="float">
            <text:p>1.44501 </text:p>
          </table:table-cell>
          <table:table-cell table:style-name="ce6" table:formula="of:=ATAN([.A752])" office:value-type="float" office:value="0.965433559384145" calcext:value-type="float">
            <text:p>0.96543355938414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25497" calcext:value-type="float">
            <text:p>1.12550 </text:p>
          </table:table-cell>
          <table:table-cell table:style-name="ce6" table:formula="of:=ATAN([.A753])" office:value-type="float" office:value="0.844373297503869" calcext:value-type="float">
            <text:p>0.84437329750386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56993" calcext:value-type="float">
            <text:p>1.05699 </text:p>
          </table:table-cell>
          <table:table-cell table:style-name="ce6" table:formula="of:=ATAN([.A754])" office:value-type="float" office:value="0.813098025613644" calcext:value-type="float">
            <text:p>0.8130980256136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6452" calcext:value-type="float">
            <text:p>0.09645 </text:p>
          </table:table-cell>
          <table:table-cell table:style-name="ce6" table:formula="of:=ATAN([.A755])" office:value-type="float" office:value="0.0961545612089676" calcext:value-type="float">
            <text:p>0.096154561208967600</text:p>
          </table:table-cell>
          <table:table-cell table:number-columns-repeated="1022"/>
        </table:table-row>
        <table:table-row table:style-name="ro2">
          <table:table-cell table:style-name="ce4" office:value-type="float" office:value="1.152151" calcext:value-type="float">
            <text:p>1.15215 </text:p>
          </table:table-cell>
          <table:table-cell table:style-name="ce6" table:formula="of:=ATAN([.A756])" office:value-type="float" office:value="0.855977908637655" calcext:value-type="float">
            <text:p>0.85597790863765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69695" calcext:value-type="float">
            <text:p>1.36970 </text:p>
          </table:table-cell>
          <table:table-cell table:style-name="ce6" table:formula="of:=ATAN([.A757])" office:value-type="float" office:value="0.940160156334295" calcext:value-type="float">
            <text:p>0.940160156334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9842" calcext:value-type="float">
            <text:p>0.76984 </text:p>
          </table:table-cell>
          <table:table-cell table:style-name="ce6" table:formula="of:=ATAN([.A758])" office:value-type="float" office:value="0.656079520259034" calcext:value-type="float">
            <text:p>0.6560795202590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1865" calcext:value-type="float">
            <text:p>0.85187 </text:p>
          </table:table-cell>
          <table:table-cell table:style-name="ce6" table:formula="of:=ATAN([.A759])" office:value-type="float" office:value="0.705575796872643" calcext:value-type="float">
            <text:p>0.7055757968726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579" calcext:value-type="float">
            <text:p>0.22579 </text:p>
          </table:table-cell>
          <table:table-cell table:style-name="ce6" table:formula="of:=ATAN([.A760])" office:value-type="float" office:value="0.222066248384805" calcext:value-type="float">
            <text:p>0.2220662483848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6135" calcext:value-type="float">
            <text:p>0.20614 </text:p>
          </table:table-cell>
          <table:table-cell table:style-name="ce6" table:formula="of:=ATAN([.A761])" office:value-type="float" office:value="0.203287578598771" calcext:value-type="float">
            <text:p>0.2032875785987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0095" calcext:value-type="float">
            <text:p>0.15010 </text:p>
          </table:table-cell>
          <table:table-cell table:style-name="ce6" table:formula="of:=ATAN([.A762])" office:value-type="float" office:value="0.148982855849873" calcext:value-type="float">
            <text:p>0.1489828558498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4113" calcext:value-type="float">
            <text:p>0.02411 </text:p>
          </table:table-cell>
          <table:table-cell table:style-name="ce6" table:formula="of:=ATAN([.A763])" office:value-type="float" office:value="0.0241083282347564" calcext:value-type="float">
            <text:p>0.0241083282347564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477" calcext:value-type="float">
            <text:p>0.84477 </text:p>
          </table:table-cell>
          <table:table-cell table:style-name="ce6" table:formula="of:=ATAN([.A764])" office:value-type="float" office:value="0.70144993272894" calcext:value-type="float">
            <text:p>0.701449932728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9286" calcext:value-type="float">
            <text:p>0.72929 </text:p>
          </table:table-cell>
          <table:table-cell table:style-name="ce6" table:formula="of:=ATAN([.A765])" office:value-type="float" office:value="0.63011181500949" calcext:value-type="float">
            <text:p>0.63011181500949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76792" calcext:value-type="float">
            <text:p>1.07679 </text:p>
          </table:table-cell>
          <table:table-cell table:style-name="ce6" table:formula="of:=ATAN([.A766])" office:value-type="float" office:value="0.822357584893576" calcext:value-type="float">
            <text:p>0.8223575848935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6394" calcext:value-type="float">
            <text:p>0.11639 </text:p>
          </table:table-cell>
          <table:table-cell table:style-name="ce6" table:formula="of:=ATAN([.A767])" office:value-type="float" office:value="0.115872613236865" calcext:value-type="float">
            <text:p>0.1158726132368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9549" calcext:value-type="float">
            <text:p>0.13955 </text:p>
          </table:table-cell>
          <table:table-cell table:style-name="ce6" table:formula="of:=ATAN([.A768])" office:value-type="float" office:value="0.138653583791754" calcext:value-type="float">
            <text:p>0.13865358379175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56271" calcext:value-type="float">
            <text:p>1.55627 </text:p>
          </table:table-cell>
          <table:table-cell table:style-name="ce6" table:formula="of:=ATAN([.A769])" office:value-type="float" office:value="0.999667988282214" calcext:value-type="float">
            <text:p>0.9996679882822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344" calcext:value-type="float">
            <text:p>0.75934 </text:p>
          </table:table-cell>
          <table:table-cell table:style-name="ce6" table:formula="of:=ATAN([.A770])" office:value-type="float" office:value="0.649454496483665" calcext:value-type="float">
            <text:p>0.64945449648366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57375" calcext:value-type="float">
            <text:p>1.25738 </text:p>
          </table:table-cell>
          <table:table-cell table:style-name="ce6" table:formula="of:=ATAN([.A771])" office:value-type="float" office:value="0.898923108650054" calcext:value-type="float">
            <text:p>0.89892310865005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6877" calcext:value-type="float">
            <text:p>1.24688 </text:p>
          </table:table-cell>
          <table:table-cell table:style-name="ce6" table:formula="of:=ATAN([.A772])" office:value-type="float" office:value="0.894834794003733" calcext:value-type="float">
            <text:p>0.8948347940037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671" calcext:value-type="float">
            <text:p>0.77267 </text:p>
          </table:table-cell>
          <table:table-cell table:style-name="ce6" table:formula="of:=ATAN([.A773])" office:value-type="float" office:value="0.657853370070248" calcext:value-type="float">
            <text:p>0.6578533700702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7734" calcext:value-type="float">
            <text:p>0.51773 </text:p>
          </table:table-cell>
          <table:table-cell table:style-name="ce6" table:formula="of:=ATAN([.A774])" office:value-type="float" office:value="0.477733947770924" calcext:value-type="float">
            <text:p>0.4777339477709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5929" calcext:value-type="float">
            <text:p>0.97593 </text:p>
          </table:table-cell>
          <table:table-cell table:style-name="ce6" table:formula="of:=ATAN([.A775])" office:value-type="float" office:value="0.773216648089044" calcext:value-type="float">
            <text:p>0.7732166480890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4726" calcext:value-type="float">
            <text:p>0.04473 </text:p>
          </table:table-cell>
          <table:table-cell table:style-name="ce6" table:formula="of:=ATAN([.A776])" office:value-type="float" office:value="0.0446962122230224" calcext:value-type="float">
            <text:p>0.0446962122230224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0725" calcext:value-type="float">
            <text:p>0.58073 </text:p>
          </table:table-cell>
          <table:table-cell table:style-name="ce6" table:formula="of:=ATAN([.A777])" office:value-type="float" office:value="0.526126125097932" calcext:value-type="float">
            <text:p>0.52612612509793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8908" calcext:value-type="float">
            <text:p>1.45891 </text:p>
          </table:table-cell>
          <table:table-cell table:style-name="ce6" table:formula="of:=ATAN([.A778])" office:value-type="float" office:value="0.96990631427402" calcext:value-type="float">
            <text:p>0.9699063142740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9327" calcext:value-type="float">
            <text:p>0.29933 </text:p>
          </table:table-cell>
          <table:table-cell table:style-name="ce6" table:formula="of:=ATAN([.A779])" office:value-type="float" office:value="0.290839248976138" calcext:value-type="float">
            <text:p>0.2908392489761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2569" calcext:value-type="float">
            <text:p>0.04257 </text:p>
          </table:table-cell>
          <table:table-cell table:style-name="ce6" table:formula="of:=ATAN([.A780])" office:value-type="float" office:value="0.0425433145459243" calcext:value-type="float">
            <text:p>0.0425433145459243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0779" calcext:value-type="float">
            <text:p>1.31078 </text:p>
          </table:table-cell>
          <table:table-cell table:style-name="ce6" table:formula="of:=ATAN([.A781])" office:value-type="float" office:value="0.919086977284133" calcext:value-type="float">
            <text:p>0.9190869772841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7456" calcext:value-type="float">
            <text:p>0.64746 </text:p>
          </table:table-cell>
          <table:table-cell table:style-name="ce6" table:formula="of:=ATAN([.A782])" office:value-type="float" office:value="0.574584740436914" calcext:value-type="float">
            <text:p>0.5745847404369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81" calcext:value-type="float">
            <text:p>0.51481 </text:p>
          </table:table-cell>
          <table:table-cell table:style-name="ce6" table:formula="of:=ATAN([.A783])" office:value-type="float" office:value="0.47542529018547" calcext:value-type="float">
            <text:p>0.4754252901854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019" calcext:value-type="float">
            <text:p>0.30019 </text:p>
          </table:table-cell>
          <table:table-cell table:style-name="ce6" table:formula="of:=ATAN([.A784])" office:value-type="float" office:value="0.29163109728779" calcext:value-type="float">
            <text:p>0.2916310972877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5968" calcext:value-type="float">
            <text:p>0.94597 </text:p>
          </table:table-cell>
          <table:table-cell table:style-name="ce6" table:formula="of:=ATAN([.A785])" office:value-type="float" office:value="0.75763916584319" calcext:value-type="float">
            <text:p>0.7576391658431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2163" calcext:value-type="float">
            <text:p>0.58216 </text:p>
          </table:table-cell>
          <table:table-cell table:style-name="ce6" table:formula="of:=ATAN([.A786])" office:value-type="float" office:value="0.527200801568336" calcext:value-type="float">
            <text:p>0.5272008015683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5029" calcext:value-type="float">
            <text:p>0.85503 </text:p>
          </table:table-cell>
          <table:table-cell table:style-name="ce6" table:formula="of:=ATAN([.A787])" office:value-type="float" office:value="0.707406422135368" calcext:value-type="float">
            <text:p>0.7074064221353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7262" calcext:value-type="float">
            <text:p>0.99726 </text:p>
          </table:table-cell>
          <table:table-cell table:style-name="ce6" table:formula="of:=ATAN([.A788])" office:value-type="float" office:value="0.784027287525968" calcext:value-type="float">
            <text:p>0.78402728752596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7144" calcext:value-type="float">
            <text:p>1.38714 </text:p>
          </table:table-cell>
          <table:table-cell table:style-name="ce6" table:formula="of:=ATAN([.A789])" office:value-type="float" office:value="0.946177054551144" calcext:value-type="float">
            <text:p>0.9461770545511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1908" calcext:value-type="float">
            <text:p>0.02191 </text:p>
          </table:table-cell>
          <table:table-cell table:style-name="ce6" table:formula="of:=ATAN([.A790])" office:value-type="float" office:value="0.0219044960177267" calcext:value-type="float">
            <text:p>0.0219044960177267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7697" calcext:value-type="float">
            <text:p>0.29770 </text:p>
          </table:table-cell>
          <table:table-cell table:style-name="ce6" table:formula="of:=ATAN([.A791])" office:value-type="float" office:value="0.289342613508744" calcext:value-type="float">
            <text:p>0.28934261350874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72475" calcext:value-type="float">
            <text:p>1.37248 </text:p>
          </table:table-cell>
          <table:table-cell table:style-name="ce6" table:formula="of:=ATAN([.A792])" office:value-type="float" office:value="0.941125476666726" calcext:value-type="float">
            <text:p>0.94112547666672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79665" calcext:value-type="float">
            <text:p>1.47967 </text:p>
          </table:table-cell>
          <table:table-cell table:style-name="ce6" table:formula="of:=ATAN([.A793])" office:value-type="float" office:value="0.976477604167011" calcext:value-type="float">
            <text:p>0.9764776041670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5143" calcext:value-type="float">
            <text:p>0.96514 </text:p>
          </table:table-cell>
          <table:table-cell table:style-name="ce6" table:formula="of:=ATAN([.A794])" office:value-type="float" office:value="0.767662382807964" calcext:value-type="float">
            <text:p>0.76766238280796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72237" calcext:value-type="float">
            <text:p>1.17224 </text:p>
          </table:table-cell>
          <table:table-cell table:style-name="ce6" table:formula="of:=ATAN([.A795])" office:value-type="float" office:value="0.864522774687687" calcext:value-type="float">
            <text:p>0.8645227746876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5829" calcext:value-type="float">
            <text:p>0.09583 </text:p>
          </table:table-cell>
          <table:table-cell table:style-name="ce6" table:formula="of:=ATAN([.A796])" office:value-type="float" office:value="0.0955372668770821" calcext:value-type="float">
            <text:p>0.0955372668770821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0086" calcext:value-type="float">
            <text:p>0.02009 </text:p>
          </table:table-cell>
          <table:table-cell table:style-name="ce6" table:formula="of:=ATAN([.A797])" office:value-type="float" office:value="0.0200832994388918" calcext:value-type="float">
            <text:p>0.0200832994388918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6013" calcext:value-type="float">
            <text:p>1.39601 </text:p>
          </table:table-cell>
          <table:table-cell table:style-name="ce6" table:formula="of:=ATAN([.A798])" office:value-type="float" office:value="0.949197337353263" calcext:value-type="float">
            <text:p>0.9491973373532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04" calcext:value-type="float">
            <text:p>0.48504 </text:p>
          </table:table-cell>
          <table:table-cell table:style-name="ce6" table:formula="of:=ATAN([.A799])" office:value-type="float" office:value="0.451608143091229" calcext:value-type="float">
            <text:p>0.45160814309122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8163" calcext:value-type="float">
            <text:p>1.06816 </text:p>
          </table:table-cell>
          <table:table-cell table:style-name="ce6" table:formula="of:=ATAN([.A800])" office:value-type="float" office:value="0.818344471544424" calcext:value-type="float">
            <text:p>0.81834447154442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31057" calcext:value-type="float">
            <text:p>1.33106 </text:p>
          </table:table-cell>
          <table:table-cell table:style-name="ce6" table:formula="of:=ATAN([.A801])" office:value-type="float" office:value="0.926474841809611" calcext:value-type="float">
            <text:p>0.9264748418096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8414" calcext:value-type="float">
            <text:p>0.74841 </text:p>
          </table:table-cell>
          <table:table-cell table:style-name="ce6" table:formula="of:=ATAN([.A802])" office:value-type="float" office:value="0.642485295824319" calcext:value-type="float">
            <text:p>0.64248529582431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14758" calcext:value-type="float">
            <text:p>1.21476 </text:p>
          </table:table-cell>
          <table:table-cell table:style-name="ce6" table:formula="of:=ATAN([.A803])" office:value-type="float" office:value="0.882062756209338" calcext:value-type="float">
            <text:p>0.8820627562093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2827" calcext:value-type="float">
            <text:p>0.15283 </text:p>
          </table:table-cell>
          <table:table-cell table:style-name="ce6" table:formula="of:=ATAN([.A804])" office:value-type="float" office:value="0.151653586613524" calcext:value-type="float">
            <text:p>0.15165358661352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6869" calcext:value-type="float">
            <text:p>1.06869 </text:p>
          </table:table-cell>
          <table:table-cell table:style-name="ce6" table:formula="of:=ATAN([.A805])" office:value-type="float" office:value="0.818590556693955" calcext:value-type="float">
            <text:p>0.8185905566939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7208" calcext:value-type="float">
            <text:p>0.26721 </text:p>
          </table:table-cell>
          <table:table-cell table:style-name="ce6" table:formula="of:=ATAN([.A806])" office:value-type="float" office:value="0.261107717791502" calcext:value-type="float">
            <text:p>0.26110771779150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13703" calcext:value-type="float">
            <text:p>1.21370 </text:p>
          </table:table-cell>
          <table:table-cell table:style-name="ce6" table:formula="of:=ATAN([.A807])" office:value-type="float" office:value="0.881636382567234" calcext:value-type="float">
            <text:p>0.88163638256723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8151" calcext:value-type="float">
            <text:p>1.38815 </text:p>
          </table:table-cell>
          <table:table-cell table:style-name="ce6" table:formula="of:=ATAN([.A808])" office:value-type="float" office:value="0.946521261515059" calcext:value-type="float">
            <text:p>0.94652126151505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0519" calcext:value-type="float">
            <text:p>1.40052 </text:p>
          </table:table-cell>
          <table:table-cell table:style-name="ce6" table:formula="of:=ATAN([.A809])" office:value-type="float" office:value="0.95072213561798" calcext:value-type="float">
            <text:p>0.9507221356179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3844" calcext:value-type="float">
            <text:p>0.08384 </text:p>
          </table:table-cell>
          <table:table-cell table:style-name="ce6" table:formula="of:=ATAN([.A810])" office:value-type="float" office:value="0.0836483552404705" calcext:value-type="float">
            <text:p>0.0836483552404705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2226" calcext:value-type="float">
            <text:p>1.39223 </text:p>
          </table:table-cell>
          <table:table-cell table:style-name="ce6" table:formula="of:=ATAN([.A811])" office:value-type="float" office:value="0.947910803118342" calcext:value-type="float">
            <text:p>0.9479108031183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472" calcext:value-type="float">
            <text:p>0.48547 </text:p>
          </table:table-cell>
          <table:table-cell table:style-name="ce6" table:formula="of:=ATAN([.A812])" office:value-type="float" office:value="0.451957806632156" calcext:value-type="float">
            <text:p>0.4519578066321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0536" calcext:value-type="float">
            <text:p>0.23054 </text:p>
          </table:table-cell>
          <table:table-cell table:style-name="ce6" table:formula="of:=ATAN([.A813])" office:value-type="float" office:value="0.226577398538939" calcext:value-type="float">
            <text:p>0.2265773985389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0276" calcext:value-type="float">
            <text:p>0.32028 </text:p>
          </table:table-cell>
          <table:table-cell table:style-name="ce6" table:formula="of:=ATAN([.A814])" office:value-type="float" office:value="0.309953287325438" calcext:value-type="float">
            <text:p>0.3099532873254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6883" calcext:value-type="float">
            <text:p>0.24688 </text:p>
          </table:table-cell>
          <table:table-cell table:style-name="ce6" table:formula="of:=ATAN([.A815])" office:value-type="float" office:value="0.242042871352063" calcext:value-type="float">
            <text:p>0.24204287135206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40404" calcext:value-type="float">
            <text:p>1.44040 </text:p>
          </table:table-cell>
          <table:table-cell table:style-name="ce6" table:formula="of:=ATAN([.A816])" office:value-type="float" office:value="0.963940079830891" calcext:value-type="float">
            <text:p>0.9639400798308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8022" calcext:value-type="float">
            <text:p>0.46802 </text:p>
          </table:table-cell>
          <table:table-cell table:style-name="ce6" table:formula="of:=ATAN([.A817])" office:value-type="float" office:value="0.437739537812471" calcext:value-type="float">
            <text:p>0.4377395378124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346" calcext:value-type="float">
            <text:p>0.18346 </text:p>
          </table:table-cell>
          <table:table-cell table:style-name="ce6" table:formula="of:=ATAN([.A818])" office:value-type="float" office:value="0.18144231934988" calcext:value-type="float">
            <text:p>0.1814423193498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0907" calcext:value-type="float">
            <text:p>0.70091 </text:p>
          </table:table-cell>
          <table:table-cell table:style-name="ce6" table:formula="of:=ATAN([.A819])" office:value-type="float" office:value="0.611334429874665" calcext:value-type="float">
            <text:p>0.6113344298746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0464" calcext:value-type="float">
            <text:p>0.92046 </text:p>
          </table:table-cell>
          <table:table-cell table:style-name="ce6" table:formula="of:=ATAN([.A820])" office:value-type="float" office:value="0.744006826034218" calcext:value-type="float">
            <text:p>0.74400682603421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9611" calcext:value-type="float">
            <text:p>1.29611 </text:p>
          </table:table-cell>
          <table:table-cell table:style-name="ce6" table:formula="of:=ATAN([.A821])" office:value-type="float" office:value="0.913651881238315" calcext:value-type="float">
            <text:p>0.9136518812383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188" calcext:value-type="float">
            <text:p>0.79319 </text:p>
          </table:table-cell>
          <table:table-cell table:style-name="ce6" table:formula="of:=ATAN([.A822])" office:value-type="float" office:value="0.670573459493614" calcext:value-type="float">
            <text:p>0.67057345949361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0675" calcext:value-type="float">
            <text:p>1.03068 </text:p>
          </table:table-cell>
          <table:table-cell table:style-name="ce6" table:formula="of:=ATAN([.A823])" office:value-type="float" office:value="0.800502829147154" calcext:value-type="float">
            <text:p>0.80050282914715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44766" calcext:value-type="float">
            <text:p>1.54477 </text:p>
          </table:table-cell>
          <table:table-cell table:style-name="ce6" table:formula="of:=ATAN([.A824])" office:value-type="float" office:value="0.996288227909646" calcext:value-type="float">
            <text:p>0.9962882279096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6902" calcext:value-type="float">
            <text:p>0.15690 </text:p>
          </table:table-cell>
          <table:table-cell table:style-name="ce6" table:formula="of:=ATAN([.A825])" office:value-type="float" office:value="0.155633139941887" calcext:value-type="float">
            <text:p>0.1556331399418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3954" calcext:value-type="float">
            <text:p>0.99395 </text:p>
          </table:table-cell>
          <table:table-cell table:style-name="ce6" table:formula="of:=ATAN([.A826])" office:value-type="float" office:value="0.782366006451469" calcext:value-type="float">
            <text:p>0.7823660064514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8626" calcext:value-type="float">
            <text:p>0.55863 </text:p>
          </table:table-cell>
          <table:table-cell table:style-name="ce6" table:formula="of:=ATAN([.A827])" office:value-type="float" office:value="0.509441728746118" calcext:value-type="float">
            <text:p>0.50944172874611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84652" calcext:value-type="float">
            <text:p>1.28465 </text:p>
          </table:table-cell>
          <table:table-cell table:style-name="ce6" table:formula="of:=ATAN([.A828])" office:value-type="float" office:value="0.909352551733552" calcext:value-type="float">
            <text:p>0.9093525517335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7409" calcext:value-type="float">
            <text:p>0.39741 </text:p>
          </table:table-cell>
          <table:table-cell table:style-name="ce6" table:formula="of:=ATAN([.A829])" office:value-type="float" office:value="0.378270762738094" calcext:value-type="float">
            <text:p>0.37827076273809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8113" calcext:value-type="float">
            <text:p>1.31811 </text:p>
          </table:table-cell>
          <table:table-cell table:style-name="ce6" table:formula="of:=ATAN([.A830])" office:value-type="float" office:value="0.921775628852174" calcext:value-type="float">
            <text:p>0.92177562885217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1785" calcext:value-type="float">
            <text:p>1.31179 </text:p>
          </table:table-cell>
          <table:table-cell table:style-name="ce6" table:formula="of:=ATAN([.A831])" office:value-type="float" office:value="0.919456903618346" calcext:value-type="float">
            <text:p>0.91945690361834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51431" calcext:value-type="float">
            <text:p>1.25143 </text:p>
          </table:table-cell>
          <table:table-cell table:style-name="ce6" table:formula="of:=ATAN([.A832])" office:value-type="float" office:value="0.896613433992047" calcext:value-type="float">
            <text:p>0.896613433992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4929" calcext:value-type="float">
            <text:p>1.45493 </text:p>
          </table:table-cell>
          <table:table-cell table:style-name="ce6" table:formula="of:=ATAN([.A833])" office:value-type="float" office:value="0.968632059417113" calcext:value-type="float">
            <text:p>0.9686320594171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8203" calcext:value-type="float">
            <text:p>0.63820 </text:p>
          </table:table-cell>
          <table:table-cell table:style-name="ce6" table:formula="of:=ATAN([.A834])" office:value-type="float" office:value="0.568037321082563" calcext:value-type="float">
            <text:p>0.5680373210825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6739" calcext:value-type="float">
            <text:p>0.19674 </text:p>
          </table:table-cell>
          <table:table-cell table:style-name="ce6" table:formula="of:=ATAN([.A835])" office:value-type="float" office:value="0.194258025619825" calcext:value-type="float">
            <text:p>0.19425802561982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92228" calcext:value-type="float">
            <text:p>1.09223 </text:p>
          </table:table-cell>
          <table:table-cell table:style-name="ce6" table:formula="of:=ATAN([.A836])" office:value-type="float" office:value="0.829450882206651" calcext:value-type="float">
            <text:p>0.82945088220665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84558" calcext:value-type="float">
            <text:p>1.08456 </text:p>
          </table:table-cell>
          <table:table-cell table:style-name="ce6" table:formula="of:=ATAN([.A837])" office:value-type="float" office:value="0.825939931689527" calcext:value-type="float">
            <text:p>0.8259399316895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6219" calcext:value-type="float">
            <text:p>0.67622 </text:p>
          </table:table-cell>
          <table:table-cell table:style-name="ce6" table:formula="of:=ATAN([.A838])" office:value-type="float" office:value="0.594586634362089" calcext:value-type="float">
            <text:p>0.5945866343620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5916" calcext:value-type="float">
            <text:p>0.01592 </text:p>
          </table:table-cell>
          <table:table-cell table:style-name="ce6" table:formula="of:=ATAN([.A839])" office:value-type="float" office:value="0.015914656262199" calcext:value-type="float">
            <text:p>0.0159146562621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664" calcext:value-type="float">
            <text:p>0.69664 </text:p>
          </table:table-cell>
          <table:table-cell table:style-name="ce6" table:formula="of:=ATAN([.A840])" office:value-type="float" office:value="0.60846736942145" calcext:value-type="float">
            <text:p>0.6084673694214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5874" calcext:value-type="float">
            <text:p>0.64587 </text:p>
          </table:table-cell>
          <table:table-cell table:style-name="ce6" table:formula="of:=ATAN([.A841])" office:value-type="float" office:value="0.573469222713325" calcext:value-type="float">
            <text:p>0.57346922271332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36713" calcext:value-type="float">
            <text:p>1.33671 </text:p>
          </table:table-cell>
          <table:table-cell table:style-name="ce6" table:formula="of:=ATAN([.A842])" office:value-type="float" office:value="0.928509926853913" calcext:value-type="float">
            <text:p>0.9285099268539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7771" calcext:value-type="float">
            <text:p>0.88777 </text:p>
          </table:table-cell>
          <table:table-cell table:style-name="ce6" table:formula="of:=ATAN([.A843])" office:value-type="float" office:value="0.726017518068353" calcext:value-type="float">
            <text:p>0.7260175180683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8748" calcext:value-type="float">
            <text:p>0.99875 </text:p>
          </table:table-cell>
          <table:table-cell table:style-name="ce6" table:formula="of:=ATAN([.A844])" office:value-type="float" office:value="0.784771771357905" calcext:value-type="float">
            <text:p>0.7847717713579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677" calcext:value-type="float">
            <text:p>0.53768 </text:p>
          </table:table-cell>
          <table:table-cell table:style-name="ce6" table:formula="of:=ATAN([.A845])" office:value-type="float" office:value="0.493332972502671" calcext:value-type="float">
            <text:p>0.4933329725026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64" calcext:value-type="float">
            <text:p>0.46064 </text:p>
          </table:table-cell>
          <table:table-cell table:style-name="ce6" table:formula="of:=ATAN([.A846])" office:value-type="float" office:value="0.431666839487539" calcext:value-type="float">
            <text:p>0.4316668394875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5779" calcext:value-type="float">
            <text:p>0.39578 </text:p>
          </table:table-cell>
          <table:table-cell table:style-name="ce6" table:formula="of:=ATAN([.A847])" office:value-type="float" office:value="0.376862296093085" calcext:value-type="float">
            <text:p>0.3768622960930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4417" calcext:value-type="float">
            <text:p>0.58442 </text:p>
          </table:table-cell>
          <table:table-cell table:style-name="ce6" table:formula="of:=ATAN([.A848])" office:value-type="float" office:value="0.52888260594483" calcext:value-type="float">
            <text:p>0.528882605944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832" calcext:value-type="float">
            <text:p>0.36083 </text:p>
          </table:table-cell>
          <table:table-cell table:style-name="ce6" table:formula="of:=ATAN([.A849])" office:value-type="float" office:value="0.346291929110852" calcext:value-type="float">
            <text:p>0.34629192911085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87672" calcext:value-type="float">
            <text:p>1.38767 </text:p>
          </table:table-cell>
          <table:table-cell table:style-name="ce6" table:formula="of:=ATAN([.A850])" office:value-type="float" office:value="0.946357573486432" calcext:value-type="float">
            <text:p>0.9463575734864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9059" calcext:value-type="float">
            <text:p>0.15906 </text:p>
          </table:table-cell>
          <table:table-cell table:style-name="ce6" table:formula="of:=ATAN([.A851])" office:value-type="float" office:value="0.157737616031298" calcext:value-type="float">
            <text:p>0.15773761603129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0299" calcext:value-type="float">
            <text:p>1.31030 </text:p>
          </table:table-cell>
          <table:table-cell table:style-name="ce6" table:formula="of:=ATAN([.A852])" office:value-type="float" office:value="0.918910345158103" calcext:value-type="float">
            <text:p>0.9189103451581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368" calcext:value-type="float">
            <text:p>0.32368 </text:p>
          </table:table-cell>
          <table:table-cell table:style-name="ce6" table:formula="of:=ATAN([.A853])" office:value-type="float" office:value="0.313037541366482" calcext:value-type="float">
            <text:p>0.31303754136648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82065" calcext:value-type="float">
            <text:p>1.08207 </text:p>
          </table:table-cell>
          <table:table-cell table:style-name="ce6" table:formula="of:=ATAN([.A854])" office:value-type="float" office:value="0.824792967113659" calcext:value-type="float">
            <text:p>0.8247929671136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301" calcext:value-type="float">
            <text:p>0.02301 </text:p>
          </table:table-cell>
          <table:table-cell table:style-name="ce6" table:formula="of:=ATAN([.A855])" office:value-type="float" office:value="0.0230059403306148" calcext:value-type="float">
            <text:p>0.0230059403306148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763" calcext:value-type="float">
            <text:p>0.79376 </text:p>
          </table:table-cell>
          <table:table-cell table:style-name="ce6" table:formula="of:=ATAN([.A856])" office:value-type="float" office:value="0.670926306091875" calcext:value-type="float">
            <text:p>0.67092630609187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90022" calcext:value-type="float">
            <text:p>1.19002 </text:p>
          </table:table-cell>
          <table:table-cell table:style-name="ce6" table:formula="of:=ATAN([.A857])" office:value-type="float" office:value="0.871948563225722" calcext:value-type="float">
            <text:p>0.87194856322572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8096" calcext:value-type="float">
            <text:p>1.48096 </text:p>
          </table:table-cell>
          <table:table-cell table:style-name="ce6" table:formula="of:=ATAN([.A858])" office:value-type="float" office:value="0.976883391750357" calcext:value-type="float">
            <text:p>0.976883391750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25976" calcext:value-type="float">
            <text:p>1.12598 </text:p>
          </table:table-cell>
          <table:table-cell table:style-name="ce6" table:formula="of:=ATAN([.A859])" office:value-type="float" office:value="0.844584563620738" calcext:value-type="float">
            <text:p>0.8445845636207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8683" calcext:value-type="float">
            <text:p>0.68868 </text:p>
          </table:table-cell>
          <table:table-cell table:style-name="ce6" table:formula="of:=ATAN([.A860])" office:value-type="float" office:value="0.603090212903252" calcext:value-type="float">
            <text:p>0.6030902129032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5364" calcext:value-type="float">
            <text:p>0.85536 </text:p>
          </table:table-cell>
          <table:table-cell table:style-name="ce6" table:formula="of:=ATAN([.A861])" office:value-type="float" office:value="0.707599911529478" calcext:value-type="float">
            <text:p>0.70759991152947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1193" calcext:value-type="float">
            <text:p>1.11193 </text:p>
          </table:table-cell>
          <table:table-cell table:style-name="ce6" table:formula="of:=ATAN([.A862])" office:value-type="float" office:value="0.838347539923439" calcext:value-type="float">
            <text:p>0.8383475399234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1933" calcext:value-type="float">
            <text:p>0.61193 </text:p>
          </table:table-cell>
          <table:table-cell table:style-name="ce6" table:formula="of:=ATAN([.A863])" office:value-type="float" office:value="0.549147592613134" calcext:value-type="float">
            <text:p>0.5491475926131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2728" calcext:value-type="float">
            <text:p>0.75273 </text:p>
          </table:table-cell>
          <table:table-cell table:style-name="ce6" table:formula="of:=ATAN([.A864])" office:value-type="float" office:value="0.645244743838458" calcext:value-type="float">
            <text:p>0.6452447438384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992" calcext:value-type="float">
            <text:p>0.55992 </text:p>
          </table:table-cell>
          <table:table-cell table:style-name="ce6" table:formula="of:=ATAN([.A865])" office:value-type="float" office:value="0.510427418499926" calcext:value-type="float">
            <text:p>0.5104274184999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2798" calcext:value-type="float">
            <text:p>0.21280 </text:p>
          </table:table-cell>
          <table:table-cell table:style-name="ce6" table:formula="of:=ATAN([.A866])" office:value-type="float" office:value="0.209670500503194" calcext:value-type="float">
            <text:p>0.2096705005031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4617" calcext:value-type="float">
            <text:p>0.81462 </text:p>
          </table:table-cell>
          <table:table-cell table:style-name="ce6" table:formula="of:=ATAN([.A867])" office:value-type="float" office:value="0.683590415533918" calcext:value-type="float">
            <text:p>0.68359041553391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36378" calcext:value-type="float">
            <text:p>1.33638 </text:p>
          </table:table-cell>
          <table:table-cell table:style-name="ce6" table:formula="of:=ATAN([.A868])" office:value-type="float" office:value="0.928389698047035" calcext:value-type="float">
            <text:p>0.92838969804703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4467" calcext:value-type="float">
            <text:p>1.54467 </text:p>
          </table:table-cell>
          <table:table-cell table:style-name="ce6" table:formula="of:=ATAN([.A869])" office:value-type="float" office:value="0.996259877158747" calcext:value-type="float">
            <text:p>0.99625987715874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4986" calcext:value-type="float">
            <text:p>1.53499 </text:p>
          </table:table-cell>
          <table:table-cell table:style-name="ce6" table:formula="of:=ATAN([.A870])" office:value-type="float" office:value="0.993387186903994" calcext:value-type="float">
            <text:p>0.99338718690399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463" calcext:value-type="float">
            <text:p>1.54630 </text:p>
          </table:table-cell>
          <table:table-cell table:style-name="ce6" table:formula="of:=ATAN([.A871])" office:value-type="float" office:value="0.996740912632895" calcext:value-type="float">
            <text:p>0.9967409126328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93" calcext:value-type="float">
            <text:p>0.00930 </text:p>
          </table:table-cell>
          <table:table-cell table:style-name="ce6" table:formula="of:=ATAN([.A872])" office:value-type="float" office:value="0.00929973189491291" calcext:value-type="float">
            <text:p>0.00929973189491291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354" calcext:value-type="float">
            <text:p>0.44635 </text:p>
          </table:table-cell>
          <table:table-cell table:style-name="ce6" table:formula="of:=ATAN([.A873])" office:value-type="float" office:value="0.41981777627192" calcext:value-type="float">
            <text:p>0.419817776271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2229" calcext:value-type="float">
            <text:p>0.79223 </text:p>
          </table:table-cell>
          <table:table-cell table:style-name="ce6" table:formula="of:=ATAN([.A874])" office:value-type="float" office:value="0.66998453305146" calcext:value-type="float">
            <text:p>0.669984533051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8573" calcext:value-type="float">
            <text:p>1.45857 </text:p>
          </table:table-cell>
          <table:table-cell table:style-name="ce6" table:formula="of:=ATAN([.A875])" office:value-type="float" office:value="0.969799214479338" calcext:value-type="float">
            <text:p>0.9697992144793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0459" calcext:value-type="float">
            <text:p>0.24046 </text:p>
          </table:table-cell>
          <table:table-cell table:style-name="ce6" table:formula="of:=ATAN([.A876])" office:value-type="float" office:value="0.235978937005435" calcext:value-type="float">
            <text:p>0.2359789370054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7208" calcext:value-type="float">
            <text:p>0.36721 </text:p>
          </table:table-cell>
          <table:table-cell table:style-name="ce6" table:formula="of:=ATAN([.A877])" office:value-type="float" office:value="0.351921889727993" calcext:value-type="float">
            <text:p>0.3519218897279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862" calcext:value-type="float">
            <text:p>0.77286 </text:p>
          </table:table-cell>
          <table:table-cell table:style-name="ce6" table:formula="of:=ATAN([.A878])" office:value-type="float" office:value="0.657972956734007" calcext:value-type="float">
            <text:p>0.6579729567340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0514" calcext:value-type="float">
            <text:p>0.67051 </text:p>
          </table:table-cell>
          <table:table-cell table:style-name="ce6" table:formula="of:=ATAN([.A879])" office:value-type="float" office:value="0.590661414502514" calcext:value-type="float">
            <text:p>0.5906614145025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9172" calcext:value-type="float">
            <text:p>0.56917 </text:p>
          </table:table-cell>
          <table:table-cell table:style-name="ce6" table:formula="of:=ATAN([.A880])" office:value-type="float" office:value="0.517443353009569" calcext:value-type="float">
            <text:p>0.5174433530095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928" calcext:value-type="float">
            <text:p>0.36093 </text:p>
          </table:table-cell>
          <table:table-cell table:style-name="ce6" table:formula="of:=ATAN([.A881])" office:value-type="float" office:value="0.346376867245932" calcext:value-type="float">
            <text:p>0.3463768672459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384" calcext:value-type="float">
            <text:p>0.66538 </text:p>
          </table:table-cell>
          <table:table-cell table:style-name="ce6" table:formula="of:=ATAN([.A882])" office:value-type="float" office:value="0.587114077773995" calcext:value-type="float">
            <text:p>0.5871140777739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547" calcext:value-type="float">
            <text:p>0.78547 </text:p>
          </table:table-cell>
          <table:table-cell table:style-name="ce6" table:formula="of:=ATAN([.A883])" office:value-type="float" office:value="0.665818178443864" calcext:value-type="float">
            <text:p>0.66581817844386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3455" calcext:value-type="float">
            <text:p>1.03346 </text:p>
          </table:table-cell>
          <table:table-cell table:style-name="ce6" table:formula="of:=ATAN([.A884])" office:value-type="float" office:value="0.801848973461825" calcext:value-type="float">
            <text:p>0.8018489734618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1607" calcext:value-type="float">
            <text:p>0.69161 </text:p>
          </table:table-cell>
          <table:table-cell table:style-name="ce6" table:formula="of:=ATAN([.A885])" office:value-type="float" office:value="0.605070840262372" calcext:value-type="float">
            <text:p>0.6050708402623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9707" calcext:value-type="float">
            <text:p>0.89971 </text:p>
          </table:table-cell>
          <table:table-cell table:style-name="ce6" table:formula="of:=ATAN([.A886])" office:value-type="float" office:value="0.732653199747276" calcext:value-type="float">
            <text:p>0.7326531997472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5691" calcext:value-type="float">
            <text:p>0.77569 </text:p>
          </table:table-cell>
          <table:table-cell table:style-name="ce6" table:formula="of:=ATAN([.A887])" office:value-type="float" office:value="0.659741630282027" calcext:value-type="float">
            <text:p>0.6597416302820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4842" calcext:value-type="float">
            <text:p>0.00484 </text:p>
          </table:table-cell>
          <table:table-cell table:style-name="ce6" table:formula="of:=ATAN([.A888])" office:value-type="float" office:value="0.00484196216036039" calcext:value-type="float">
            <text:p>0.004841962160360390</text:p>
          </table:table-cell>
          <table:table-cell table:number-columns-repeated="1022"/>
        </table:table-row>
        <table:table-row table:style-name="ro2">
          <table:table-cell table:style-name="ce4" office:value-type="float" office:value="0.744339" calcext:value-type="float">
            <text:p>0.74434 </text:p>
          </table:table-cell>
          <table:table-cell table:style-name="ce6" table:formula="of:=ATAN([.A889])" office:value-type="float" office:value="0.639868213137468" calcext:value-type="float">
            <text:p>0.6398682131374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5426" calcext:value-type="float">
            <text:p>0.18543 </text:p>
          </table:table-cell>
          <table:table-cell table:style-name="ce6" table:formula="of:=ATAN([.A890])" office:value-type="float" office:value="0.183343637458563" calcext:value-type="float">
            <text:p>0.1833436374585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4426" calcext:value-type="float">
            <text:p>0.56443 </text:p>
          </table:table-cell>
          <table:table-cell table:style-name="ce6" table:formula="of:=ATAN([.A891])" office:value-type="float" office:value="0.513851330363798" calcext:value-type="float">
            <text:p>0.5138513303637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7588" calcext:value-type="float">
            <text:p>0.91759 </text:p>
          </table:table-cell>
          <table:table-cell table:style-name="ce6" table:formula="of:=ATAN([.A892])" office:value-type="float" office:value="0.742447687364124" calcext:value-type="float">
            <text:p>0.7424476873641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0651" calcext:value-type="float">
            <text:p>0.24065 </text:p>
          </table:table-cell>
          <table:table-cell table:style-name="ce6" table:formula="of:=ATAN([.A893])" office:value-type="float" office:value="0.236160434351091" calcext:value-type="float">
            <text:p>0.23616043435109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88103" calcext:value-type="float">
            <text:p>1.48810 </text:p>
          </table:table-cell>
          <table:table-cell table:style-name="ce6" table:formula="of:=ATAN([.A894])" office:value-type="float" office:value="0.979112913350505" calcext:value-type="float">
            <text:p>0.97911291335050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58861" calcext:value-type="float">
            <text:p>1.35886 </text:p>
          </table:table-cell>
          <table:table-cell table:style-name="ce6" table:formula="of:=ATAN([.A895])" office:value-type="float" office:value="0.936373684533433" calcext:value-type="float">
            <text:p>0.9363736845334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97" calcext:value-type="float">
            <text:p>0.46970 </text:p>
          </table:table-cell>
          <table:table-cell table:style-name="ce6" table:formula="of:=ATAN([.A896])" office:value-type="float" office:value="0.439115138538147" calcext:value-type="float">
            <text:p>0.43911513853814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57904" calcext:value-type="float">
            <text:p>1.05790 </text:p>
          </table:table-cell>
          <table:table-cell table:style-name="ce6" table:formula="of:=ATAN([.A897])" office:value-type="float" office:value="0.813528108316561" calcext:value-type="float">
            <text:p>0.8135281083165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3506" calcext:value-type="float">
            <text:p>0.48351 </text:p>
          </table:table-cell>
          <table:table-cell table:style-name="ce6" table:formula="of:=ATAN([.A898])" office:value-type="float" office:value="0.450365555266943" calcext:value-type="float">
            <text:p>0.4503655552669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7179" calcext:value-type="float">
            <text:p>0.42718 </text:p>
          </table:table-cell>
          <table:table-cell table:style-name="ce6" table:formula="of:=ATAN([.A899])" office:value-type="float" office:value="0.403714831391395" calcext:value-type="float">
            <text:p>0.40371483139139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47451" calcext:value-type="float">
            <text:p>1.34745 </text:p>
          </table:table-cell>
          <table:table-cell table:style-name="ce6" table:formula="of:=ATAN([.A900])" office:value-type="float" office:value="0.932343326423842" calcext:value-type="float">
            <text:p>0.93234332642384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5361" calcext:value-type="float">
            <text:p>1.45536 </text:p>
          </table:table-cell>
          <table:table-cell table:style-name="ce6" table:formula="of:=ATAN([.A901])" office:value-type="float" office:value="0.968770634349651" calcext:value-type="float">
            <text:p>0.96877063434965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04737" calcext:value-type="float">
            <text:p>1.50474 </text:p>
          </table:table-cell>
          <table:table-cell table:style-name="ce6" table:formula="of:=ATAN([.A902])" office:value-type="float" office:value="0.984248081007668" calcext:value-type="float">
            <text:p>0.9842480810076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8922" calcext:value-type="float">
            <text:p>0.78892 </text:p>
          </table:table-cell>
          <table:table-cell table:style-name="ce6" table:formula="of:=ATAN([.A903])" office:value-type="float" office:value="0.667949467562895" calcext:value-type="float">
            <text:p>0.6679494675628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8855" calcext:value-type="float">
            <text:p>0.62886 </text:p>
          </table:table-cell>
          <table:table-cell table:style-name="ce6" table:formula="of:=ATAN([.A904])" office:value-type="float" office:value="0.561366648460733" calcext:value-type="float">
            <text:p>0.5613666484607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8042" calcext:value-type="float">
            <text:p>0.42804 </text:p>
          </table:table-cell>
          <table:table-cell table:style-name="ce6" table:formula="of:=ATAN([.A905])" office:value-type="float" office:value="0.404444424698264" calcext:value-type="float">
            <text:p>0.40444442469826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35753" calcext:value-type="float">
            <text:p>1.53575 </text:p>
          </table:table-cell>
          <table:table-cell table:style-name="ce6" table:formula="of:=ATAN([.A906])" office:value-type="float" office:value="0.993615640252498" calcext:value-type="float">
            <text:p>0.9936156402524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4877" calcext:value-type="float">
            <text:p>0.52488 </text:p>
          </table:table-cell>
          <table:table-cell table:style-name="ce6" table:formula="of:=ATAN([.A907])" office:value-type="float" office:value="0.483350573364185" calcext:value-type="float">
            <text:p>0.4833505733641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9492" calcext:value-type="float">
            <text:p>0.05949 </text:p>
          </table:table-cell>
          <table:table-cell table:style-name="ce6" table:formula="of:=ATAN([.A908])" office:value-type="float" office:value="0.0594219620309559" calcext:value-type="float">
            <text:p>0.0594219620309559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8557" calcext:value-type="float">
            <text:p>0.84856 </text:p>
          </table:table-cell>
          <table:table-cell table:style-name="ce6" table:formula="of:=ATAN([.A909])" office:value-type="float" office:value="0.703655731633327" calcext:value-type="float">
            <text:p>0.70365573163332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02964" calcext:value-type="float">
            <text:p>1.40296 </text:p>
          </table:table-cell>
          <table:table-cell table:style-name="ce6" table:formula="of:=ATAN([.A910])" office:value-type="float" office:value="0.951546790009005" calcext:value-type="float">
            <text:p>0.95154679000900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25354" calcext:value-type="float">
            <text:p>1.02535 </text:p>
          </table:table-cell>
          <table:table-cell table:style-name="ce6" table:formula="of:=ATAN([.A911])" office:value-type="float" office:value="0.797915814994755" calcext:value-type="float">
            <text:p>0.7979158149947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3354" calcext:value-type="float">
            <text:p>0.35335 </text:p>
          </table:table-cell>
          <table:table-cell table:style-name="ce6" table:formula="of:=ATAN([.A912])" office:value-type="float" office:value="0.339659662266331" calcext:value-type="float">
            <text:p>0.3396596622663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3044" calcext:value-type="float">
            <text:p>0.84304 </text:p>
          </table:table-cell>
          <table:table-cell table:style-name="ce6" table:formula="of:=ATAN([.A913])" office:value-type="float" office:value="0.700441860476404" calcext:value-type="float">
            <text:p>0.7004418604764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987" calcext:value-type="float">
            <text:p>0.42699 </text:p>
          </table:table-cell>
          <table:table-cell table:style-name="ce6" table:formula="of:=ATAN([.A914])" office:value-type="float" office:value="0.403552449779545" calcext:value-type="float">
            <text:p>0.4035524497795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4264" calcext:value-type="float">
            <text:p>0.45426 </text:p>
          </table:table-cell>
          <table:table-cell table:style-name="ce6" table:formula="of:=ATAN([.A915])" office:value-type="float" office:value="0.426394208122533" calcext:value-type="float">
            <text:p>0.4263942081225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6651" calcext:value-type="float">
            <text:p>0.57665 </text:p>
          </table:table-cell>
          <table:table-cell table:style-name="ce6" table:formula="of:=ATAN([.A916])" office:value-type="float" office:value="0.52307416490604" calcext:value-type="float">
            <text:p>0.523074164906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32543" calcext:value-type="float">
            <text:p>1.33254 </text:p>
          </table:table-cell>
          <table:table-cell table:style-name="ce6" table:formula="of:=ATAN([.A917])" office:value-type="float" office:value="0.927010590032829" calcext:value-type="float">
            <text:p>0.9270105900328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9085" calcext:value-type="float">
            <text:p>0.69909 </text:p>
          </table:table-cell>
          <table:table-cell table:style-name="ce6" table:formula="of:=ATAN([.A918])" office:value-type="float" office:value="0.610111606415273" calcext:value-type="float">
            <text:p>0.6101116064152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1913" calcext:value-type="float">
            <text:p>0.75191 </text:p>
          </table:table-cell>
          <table:table-cell table:style-name="ce6" table:formula="of:=ATAN([.A919])" office:value-type="float" office:value="0.644724304994991" calcext:value-type="float">
            <text:p>0.6447243049949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8173" calcext:value-type="float">
            <text:p>0.89817 </text:p>
          </table:table-cell>
          <table:table-cell table:style-name="ce6" table:formula="of:=ATAN([.A920])" office:value-type="float" office:value="0.731804792045797" calcext:value-type="float">
            <text:p>0.7318047920457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5904" calcext:value-type="float">
            <text:p>0.33590 </text:p>
          </table:table-cell>
          <table:table-cell table:style-name="ce6" table:formula="of:=ATAN([.A921])" office:value-type="float" office:value="0.324062367404786" calcext:value-type="float">
            <text:p>0.3240623674047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6227" calcext:value-type="float">
            <text:p>0.80623 </text:p>
          </table:table-cell>
          <table:table-cell table:style-name="ce6" table:formula="of:=ATAN([.A922])" office:value-type="float" office:value="0.67852637681849" calcext:value-type="float">
            <text:p>0.6785263768184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6669" calcext:value-type="float">
            <text:p>0.73667 </text:p>
          </table:table-cell>
          <table:table-cell table:style-name="ce6" table:formula="of:=ATAN([.A923])" office:value-type="float" office:value="0.634914534014798" calcext:value-type="float">
            <text:p>0.63491453401479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88534" calcext:value-type="float">
            <text:p>1.48853 </text:p>
          </table:table-cell>
          <table:table-cell table:style-name="ce6" table:formula="of:=ATAN([.A924])" office:value-type="float" office:value="0.979246968615283" calcext:value-type="float">
            <text:p>0.9792469686152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4629" calcext:value-type="float">
            <text:p>0.39463 </text:p>
          </table:table-cell>
          <table:table-cell table:style-name="ce6" table:formula="of:=ATAN([.A925])" office:value-type="float" office:value="0.375867646660316" calcext:value-type="float">
            <text:p>0.3758676466603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738" calcext:value-type="float">
            <text:p>0.45738 </text:p>
          </table:table-cell>
          <table:table-cell table:style-name="ce6" table:formula="of:=ATAN([.A926])" office:value-type="float" office:value="0.42897416110552" calcext:value-type="float">
            <text:p>0.428974161105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013" calcext:value-type="float">
            <text:p>0.48801 </text:p>
          </table:table-cell>
          <table:table-cell table:style-name="ce6" table:formula="of:=ATAN([.A927])" office:value-type="float" office:value="0.454012105465809" calcext:value-type="float">
            <text:p>0.4540121054658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3899" calcext:value-type="float">
            <text:p>0.56390 </text:p>
          </table:table-cell>
          <table:table-cell table:style-name="ce6" table:formula="of:=ATAN([.A928])" office:value-type="float" office:value="0.5134515668318" calcext:value-type="float">
            <text:p>0.513451566831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86426" calcext:value-type="float">
            <text:p>1.28643 </text:p>
          </table:table-cell>
          <table:table-cell table:style-name="ce6" table:formula="of:=ATAN([.A929])" office:value-type="float" office:value="0.910021326982676" calcext:value-type="float">
            <text:p>0.9100213269826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7121" calcext:value-type="float">
            <text:p>0.54712 </text:p>
          </table:table-cell>
          <table:table-cell table:style-name="ce6" table:formula="of:=ATAN([.A930])" office:value-type="float" office:value="0.50063015944509" calcext:value-type="float">
            <text:p>0.500630159445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5769" calcext:value-type="float">
            <text:p>0.56577 </text:p>
          </table:table-cell>
          <table:table-cell table:style-name="ce6" table:formula="of:=ATAN([.A931])" office:value-type="float" office:value="0.51486926728453" calcext:value-type="float">
            <text:p>0.514869267284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5819" calcext:value-type="float">
            <text:p>0.06582 </text:p>
          </table:table-cell>
          <table:table-cell table:style-name="ce6" table:formula="of:=ATAN([.A932])" office:value-type="float" office:value="0.0657242005647202" calcext:value-type="float">
            <text:p>0.0657242005647202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6589" calcext:value-type="float">
            <text:p>1.24659 </text:p>
          </table:table-cell>
          <table:table-cell table:style-name="ce6" table:formula="of:=ATAN([.A933])" office:value-type="float" office:value="0.89472204486175" calcext:value-type="float">
            <text:p>0.89472204486175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59197" calcext:value-type="float">
            <text:p>1.25920 </text:p>
          </table:table-cell>
          <table:table-cell table:style-name="ce6" table:formula="of:=ATAN([.A934])" office:value-type="float" office:value="0.899628412644731" calcext:value-type="float">
            <text:p>0.8996284126447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7656" calcext:value-type="float">
            <text:p>0.82766 </text:p>
          </table:table-cell>
          <table:table-cell table:style-name="ce6" table:formula="of:=ATAN([.A935])" office:value-type="float" office:value="0.691378350073545" calcext:value-type="float">
            <text:p>0.69137835007354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50902" calcext:value-type="float">
            <text:p>1.55090 </text:p>
          </table:table-cell>
          <table:table-cell table:style-name="ce6" table:formula="of:=ATAN([.A936])" office:value-type="float" office:value="0.998095174206249" calcext:value-type="float">
            <text:p>0.9980951742062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522" calcext:value-type="float">
            <text:p>0.85522 </text:p>
          </table:table-cell>
          <table:table-cell table:style-name="ce6" table:formula="of:=ATAN([.A937])" office:value-type="float" office:value="0.707516747815665" calcext:value-type="float">
            <text:p>0.7075167478156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5503" calcext:value-type="float">
            <text:p>0.02550 </text:p>
          </table:table-cell>
          <table:table-cell table:style-name="ce6" table:formula="of:=ATAN([.A938])" office:value-type="float" office:value="0.0254974730806952" calcext:value-type="float">
            <text:p>0.025497473080695200</text:p>
          </table:table-cell>
          <table:table-cell table:number-columns-repeated="1022"/>
        </table:table-row>
        <table:table-row table:style-name="ro2">
          <table:table-cell table:style-name="ce4" office:value-type="float" office:value="1.250137" calcext:value-type="float">
            <text:p>1.25014 </text:p>
          </table:table-cell>
          <table:table-cell table:style-name="ce6" table:formula="of:=ATAN([.A939])" office:value-type="float" office:value="0.896108844413245" calcext:value-type="float">
            <text:p>0.8961088444132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3073" calcext:value-type="float">
            <text:p>0.78307 </text:p>
          </table:table-cell>
          <table:table-cell table:style-name="ce6" table:formula="of:=ATAN([.A940])" office:value-type="float" office:value="0.664334042845843" calcext:value-type="float">
            <text:p>0.66433404284584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3089" calcext:value-type="float">
            <text:p>1.39309 </text:p>
          </table:table-cell>
          <table:table-cell table:style-name="ce6" table:formula="of:=ATAN([.A941])" office:value-type="float" office:value="0.948204390981432" calcext:value-type="float">
            <text:p>0.94820439098143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68065" calcext:value-type="float">
            <text:p>1.36807 </text:p>
          </table:table-cell>
          <table:table-cell table:style-name="ce6" table:formula="of:=ATAN([.A942])" office:value-type="float" office:value="0.939592969406103" calcext:value-type="float">
            <text:p>0.9395929694061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9309" calcext:value-type="float">
            <text:p>0.08931 </text:p>
          </table:table-cell>
          <table:table-cell table:style-name="ce6" table:formula="of:=ATAN([.A943])" office:value-type="float" office:value="0.089072684136986" calcext:value-type="float">
            <text:p>0.08907268413698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01095" calcext:value-type="float">
            <text:p>1.30110 </text:p>
          </table:table-cell>
          <table:table-cell table:style-name="ce6" table:formula="of:=ATAN([.A944])" office:value-type="float" office:value="0.915507548431289" calcext:value-type="float">
            <text:p>0.915507548431289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4913" calcext:value-type="float">
            <text:p>1.24913 </text:p>
          </table:table-cell>
          <table:table-cell table:style-name="ce6" table:formula="of:=ATAN([.A945])" office:value-type="float" office:value="0.895715728242446" calcext:value-type="float">
            <text:p>0.89571572824244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68258" calcext:value-type="float">
            <text:p>1.16826 </text:p>
          </table:table-cell>
          <table:table-cell table:style-name="ce6" table:formula="of:=ATAN([.A946])" office:value-type="float" office:value="0.862843501500718" calcext:value-type="float">
            <text:p>0.86284350150071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12265" calcext:value-type="float">
            <text:p>1.21227 </text:p>
          </table:table-cell>
          <table:table-cell table:style-name="ce6" table:formula="of:=ATAN([.A947])" office:value-type="float" office:value="0.881054509635937" calcext:value-type="float">
            <text:p>0.8810545096359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5596" calcext:value-type="float">
            <text:p>0.47560 </text:p>
          </table:table-cell>
          <table:table-cell table:style-name="ce6" table:formula="of:=ATAN([.A948])" office:value-type="float" office:value="0.443934506592725" calcext:value-type="float">
            <text:p>0.44393450659272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1921" calcext:value-type="float">
            <text:p>1.03192 </text:p>
          </table:table-cell>
          <table:table-cell table:style-name="ce6" table:formula="of:=ATAN([.A949])" office:value-type="float" office:value="0.801106635522934" calcext:value-type="float">
            <text:p>0.80110663552293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74824" calcext:value-type="float">
            <text:p>1.37482 </text:p>
          </table:table-cell>
          <table:table-cell table:style-name="ce6" table:formula="of:=ATAN([.A950])" office:value-type="float" office:value="0.941939148795275" calcext:value-type="float">
            <text:p>0.9419391487952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1817" calcext:value-type="float">
            <text:p>0.80182 </text:p>
          </table:table-cell>
          <table:table-cell table:style-name="ce6" table:formula="of:=ATAN([.A951])" office:value-type="float" office:value="0.675847887468828" calcext:value-type="float">
            <text:p>0.67584788746882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5668" calcext:value-type="float">
            <text:p>1.31567 </text:p>
          </table:table-cell>
          <table:table-cell table:style-name="ce6" table:formula="of:=ATAN([.A952])" office:value-type="float" office:value="0.920881400135172" calcext:value-type="float">
            <text:p>0.9208814001351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7935" calcext:value-type="float">
            <text:p>0.54794 </text:p>
          </table:table-cell>
          <table:table-cell table:style-name="ce6" table:formula="of:=ATAN([.A953])" office:value-type="float" office:value="0.501256415941882" calcext:value-type="float">
            <text:p>0.5012564159418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529" calcext:value-type="float">
            <text:p>0.41529 </text:p>
          </table:table-cell>
          <table:table-cell table:style-name="ce6" table:formula="of:=ATAN([.A954])" office:value-type="float" office:value="0.39361752888563" calcext:value-type="float">
            <text:p>0.39361752888563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94527" calcext:value-type="float">
            <text:p>1.39453 </text:p>
          </table:table-cell>
          <table:table-cell table:style-name="ce6" table:formula="of:=ATAN([.A955])" office:value-type="float" office:value="0.948693057775914" calcext:value-type="float">
            <text:p>0.9486930577759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6978" calcext:value-type="float">
            <text:p>0.39698 </text:p>
          </table:table-cell>
          <table:table-cell table:style-name="ce6" table:formula="of:=ATAN([.A956])" office:value-type="float" office:value="0.377898493009463" calcext:value-type="float">
            <text:p>0.37789849300946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4026" calcext:value-type="float">
            <text:p>1.44026 </text:p>
          </table:table-cell>
          <table:table-cell table:style-name="ce6" table:formula="of:=ATAN([.A957])" office:value-type="float" office:value="0.963893243804004" calcext:value-type="float">
            <text:p>0.96389324380400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84845" calcext:value-type="float">
            <text:p>1.18485 </text:p>
          </table:table-cell>
          <table:table-cell table:style-name="ce6" table:formula="of:=ATAN([.A958])" office:value-type="float" office:value="0.869800426277326" calcext:value-type="float">
            <text:p>0.86980042627732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63462" calcext:value-type="float">
            <text:p>1.46346 </text:p>
          </table:table-cell>
          <table:table-cell table:style-name="ce6" table:formula="of:=ATAN([.A959])" office:value-type="float" office:value="0.971358918689242" calcext:value-type="float">
            <text:p>0.9713589186892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448" calcext:value-type="float">
            <text:p>0.46045 </text:p>
          </table:table-cell>
          <table:table-cell table:style-name="ce6" table:formula="of:=ATAN([.A960])" office:value-type="float" office:value="0.431508436817014" calcext:value-type="float">
            <text:p>0.4315084368170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1092" calcext:value-type="float">
            <text:p>0.22109 </text:p>
          </table:table-cell>
          <table:table-cell table:style-name="ce6" table:formula="of:=ATAN([.A961])" office:value-type="float" office:value="0.217591653155972" calcext:value-type="float">
            <text:p>0.2175916531559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78" calcext:value-type="float">
            <text:p>0.72780 </text:p>
          </table:table-cell>
          <table:table-cell table:style-name="ce6" table:formula="of:=ATAN([.A962])" office:value-type="float" office:value="0.629141064792489" calcext:value-type="float">
            <text:p>0.6291410647924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0859" calcext:value-type="float">
            <text:p>0.65086 </text:p>
          </table:table-cell>
          <table:table-cell table:style-name="ce6" table:formula="of:=ATAN([.A963])" office:value-type="float" office:value="0.576978850017671" calcext:value-type="float">
            <text:p>0.57697885001767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93426" calcext:value-type="float">
            <text:p>1.19343 </text:p>
          </table:table-cell>
          <table:table-cell table:style-name="ce6" table:formula="of:=ATAN([.A964])" office:value-type="float" office:value="0.873355055772252" calcext:value-type="float">
            <text:p>0.873355055772252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00952" calcext:value-type="float">
            <text:p>1.20095 </text:p>
          </table:table-cell>
          <table:table-cell table:style-name="ce6" table:formula="of:=ATAN([.A965])" office:value-type="float" office:value="0.876448031924862" calcext:value-type="float">
            <text:p>0.8764480319248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3239" calcext:value-type="float">
            <text:p>0.34324 </text:p>
          </table:table-cell>
          <table:table-cell table:style-name="ce6" table:formula="of:=ATAN([.A966])" office:value-type="float" office:value="0.330639005806475" calcext:value-type="float">
            <text:p>0.3306390058064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9097" calcext:value-type="float">
            <text:p>0.27910 </text:p>
          </table:table-cell>
          <table:table-cell table:style-name="ce6" table:formula="of:=ATAN([.A967])" office:value-type="float" office:value="0.272171155280294" calcext:value-type="float">
            <text:p>0.27217115528029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4797" calcext:value-type="float">
            <text:p>1.03480 </text:p>
          </table:table-cell>
          <table:table-cell table:style-name="ce6" table:formula="of:=ATAN([.A968])" office:value-type="float" office:value="0.802497465464021" calcext:value-type="float">
            <text:p>0.80249746546402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5939" calcext:value-type="float">
            <text:p>1.05939 </text:p>
          </table:table-cell>
          <table:table-cell table:style-name="ce6" table:formula="of:=ATAN([.A969])" office:value-type="float" office:value="0.814228809354299" calcext:value-type="float">
            <text:p>0.8142288093542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0488" calcext:value-type="float">
            <text:p>0.23049 </text:p>
          </table:table-cell>
          <table:table-cell table:style-name="ce6" table:formula="of:=ATAN([.A970])" office:value-type="float" office:value="0.226531820370571" calcext:value-type="float">
            <text:p>0.22653182037057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45437" calcext:value-type="float">
            <text:p>1.54544 </text:p>
          </table:table-cell>
          <table:table-cell table:style-name="ce6" table:formula="of:=ATAN([.A971])" office:value-type="float" office:value="0.996486318529977" calcext:value-type="float">
            <text:p>0.996486318529977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16484" calcext:value-type="float">
            <text:p>1.21648 </text:p>
          </table:table-cell>
          <table:table-cell table:style-name="ce6" table:formula="of:=ATAN([.A972])" office:value-type="float" office:value="0.88275936042516" calcext:value-type="float">
            <text:p>0.8827593604251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264806" calcext:value-type="float">
            <text:p>1.26481 </text:p>
          </table:table-cell>
          <table:table-cell table:style-name="ce6" table:formula="of:=ATAN([.A973])" office:value-type="float" office:value="0.901791841204249" calcext:value-type="float">
            <text:p>0.9017918412042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7037" calcext:value-type="float">
            <text:p>0.12704 </text:p>
          </table:table-cell>
          <table:table-cell table:style-name="ce6" table:formula="of:=ATAN([.A974])" office:value-type="float" office:value="0.126360150689131" calcext:value-type="float">
            <text:p>0.126360150689131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49321" calcext:value-type="float">
            <text:p>1.44932 </text:p>
          </table:table-cell>
          <table:table-cell table:style-name="ce6" table:formula="of:=ATAN([.A975])" office:value-type="float" office:value="0.966828068165554" calcext:value-type="float">
            <text:p>0.9668280681655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8557" calcext:value-type="float">
            <text:p>0.89856 </text:p>
          </table:table-cell>
          <table:table-cell table:style-name="ce6" table:formula="of:=ATAN([.A976])" office:value-type="float" office:value="0.732017291947014" calcext:value-type="float">
            <text:p>0.7320172919470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8494" calcext:value-type="float">
            <text:p>0.08849 </text:p>
          </table:table-cell>
          <table:table-cell table:style-name="ce6" table:formula="of:=ATAN([.A977])" office:value-type="float" office:value="0.0882640750037858" calcext:value-type="float">
            <text:p>0.088264075003785800</text:p>
          </table:table-cell>
          <table:table-cell table:number-columns-repeated="1022"/>
        </table:table-row>
        <table:table-row table:style-name="ro2">
          <table:table-cell table:style-name="ce4" office:value-type="float" office:value="1.470701" calcext:value-type="float">
            <text:p>1.47070 </text:p>
          </table:table-cell>
          <table:table-cell table:style-name="ce6" table:formula="of:=ATAN([.A978])" office:value-type="float" office:value="0.973655322193786" calcext:value-type="float">
            <text:p>0.97365532219378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24584" calcext:value-type="float">
            <text:p>1.42458 </text:p>
          </table:table-cell>
          <table:table-cell table:style-name="ce6" table:formula="of:=ATAN([.A979])" office:value-type="float" office:value="0.958756600090733" calcext:value-type="float">
            <text:p>0.958756600090733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5189" calcext:value-type="float">
            <text:p>1.31519 </text:p>
          </table:table-cell>
          <table:table-cell table:style-name="ce6" table:formula="of:=ATAN([.A980])" office:value-type="float" office:value="0.920705964886958" calcext:value-type="float">
            <text:p>0.92070596488695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69646" calcext:value-type="float">
            <text:p>1.56965 </text:p>
          </table:table-cell>
          <table:table-cell table:style-name="ce6" table:formula="of:=ATAN([.A981])" office:value-type="float" office:value="1.00355289413938" calcext:value-type="float">
            <text:p>1.00355289413938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21854" calcext:value-type="float">
            <text:p>1.12185 </text:p>
          </table:table-cell>
          <table:table-cell table:style-name="ce6" table:formula="of:=ATAN([.A982])" office:value-type="float" office:value="0.842763235134044" calcext:value-type="float">
            <text:p>0.8427632351340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0285" calcext:value-type="float">
            <text:p>0.45029 </text:p>
          </table:table-cell>
          <table:table-cell table:style-name="ce6" table:formula="of:=ATAN([.A983])" office:value-type="float" office:value="0.423090907090826" calcext:value-type="float">
            <text:p>0.42309090709082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504689" calcext:value-type="float">
            <text:p>1.50469 </text:p>
          </table:table-cell>
          <table:table-cell table:style-name="ce6" table:formula="of:=ATAN([.A984])" office:value-type="float" office:value="0.984233375851616" calcext:value-type="float">
            <text:p>0.984233375851616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31202" calcext:value-type="float">
            <text:p>1.03120 </text:p>
          </table:table-cell>
          <table:table-cell table:style-name="ce6" table:formula="of:=ATAN([.A985])" office:value-type="float" office:value="0.800758302906813" calcext:value-type="float">
            <text:p>0.8007583029068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3449" calcext:value-type="float">
            <text:p>0.45345 </text:p>
          </table:table-cell>
          <table:table-cell table:style-name="ce6" table:formula="of:=ATAN([.A986])" office:value-type="float" office:value="0.425718412403826" calcext:value-type="float">
            <text:p>0.4257184124038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9146" calcext:value-type="float">
            <text:p>0.17915 </text:p>
          </table:table-cell>
          <table:table-cell table:style-name="ce6" table:formula="of:=ATAN([.A987])" office:value-type="float" office:value="0.17726561647504" calcext:value-type="float">
            <text:p>0.177265616475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995" calcext:value-type="float">
            <text:p>0.39995 </text:p>
          </table:table-cell>
          <table:table-cell table:style-name="ce6" table:formula="of:=ATAN([.A988])" office:value-type="float" office:value="0.38046327292094" calcext:value-type="float">
            <text:p>0.380463272920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1792" calcext:value-type="float">
            <text:p>0.21179 </text:p>
          </table:table-cell>
          <table:table-cell table:style-name="ce6" table:formula="of:=ATAN([.A989])" office:value-type="float" office:value="0.208707884855768" calcext:value-type="float">
            <text:p>0.2087078848557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05" calcext:value-type="float">
            <text:p>0.99405 </text:p>
          </table:table-cell>
          <table:table-cell table:style-name="ce6" table:formula="of:=ATAN([.A990])" office:value-type="float" office:value="0.782414295218896" calcext:value-type="float">
            <text:p>0.7824142952188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0795" calcext:value-type="float">
            <text:p>0.14080 </text:p>
          </table:table-cell>
          <table:table-cell table:style-name="ce6" table:formula="of:=ATAN([.A991])" office:value-type="float" office:value="0.139875573755369" calcext:value-type="float">
            <text:p>0.1398755737553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8981" calcext:value-type="float">
            <text:p>0.41898 </text:p>
          </table:table-cell>
          <table:table-cell table:style-name="ce6" table:formula="of:=ATAN([.A992])" office:value-type="float" office:value="0.39676147452374" calcext:value-type="float">
            <text:p>0.396761474523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7446" calcext:value-type="float">
            <text:p>0.61745 </text:p>
          </table:table-cell>
          <table:table-cell table:style-name="ce6" table:formula="of:=ATAN([.A993])" office:value-type="float" office:value="0.55314877435606" calcext:value-type="float">
            <text:p>0.5531487743560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05987" calcext:value-type="float">
            <text:p>1.00599 </text:p>
          </table:table-cell>
          <table:table-cell table:style-name="ce6" table:formula="of:=ATAN([.A994])" office:value-type="float" office:value="0.78838272023826" calcext:value-type="float">
            <text:p>0.788382720238260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33886" calcext:value-type="float">
            <text:p>1.13389 </text:p>
          </table:table-cell>
          <table:table-cell table:style-name="ce6" table:formula="of:=ATAN([.A995])" office:value-type="float" office:value="0.848058833144924" calcext:value-type="float">
            <text:p>0.8480588331449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7178" calcext:value-type="float">
            <text:p>0.62718 </text:p>
          </table:table-cell>
          <table:table-cell table:style-name="ce6" table:formula="of:=ATAN([.A996])" office:value-type="float" office:value="0.560163984694724" calcext:value-type="float">
            <text:p>0.560163984694724000</text:p>
          </table:table-cell>
          <table:table-cell table:number-columns-repeated="1022"/>
        </table:table-row>
        <table:table-row table:style-name="ro2">
          <table:table-cell table:style-name="ce4" office:value-type="float" office:value="1.453827" calcext:value-type="float">
            <text:p>1.45383 </text:p>
          </table:table-cell>
          <table:table-cell table:style-name="ce6" table:formula="of:=ATAN([.A997])" office:value-type="float" office:value="0.968278311784399" calcext:value-type="float">
            <text:p>0.9682783117843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4188" calcext:value-type="float">
            <text:p>0.31419 </text:p>
          </table:table-cell>
          <table:table-cell table:style-name="ce6" table:formula="of:=ATAN([.A998])" office:value-type="float" office:value="0.304421950553278" calcext:value-type="float">
            <text:p>0.304421950553278000</text:p>
          </table:table-cell>
          <table:table-cell table:number-columns-repeated="1022"/>
        </table:table-row>
        <table:table-row table:style-name="ro2">
          <table:table-cell table:style-name="ce4" office:value-type="float" office:value="1.147117" calcext:value-type="float">
            <text:p>1.14712 </text:p>
          </table:table-cell>
          <table:table-cell table:style-name="ce6" table:formula="of:=ATAN([.A999])" office:value-type="float" office:value="0.853809628415695" calcext:value-type="float">
            <text:p>0.85380962841569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31586" calcext:value-type="float">
            <text:p>1.31586 </text:p>
          </table:table-cell>
          <table:table-cell table:style-name="ce6" table:formula="of:=ATAN([.A1000])" office:value-type="float" office:value="0.920951698006685" calcext:value-type="float">
            <text:p>0.920951698006685000</text:p>
          </table:table-cell>
          <table:table-cell table:number-columns-repeated="1022"/>
        </table:table-row>
        <table:table-row table:style-name="ro2">
          <table:table-cell table:style-name="ce4" office:value-type="float" office:value="1.010253" calcext:value-type="float">
            <text:p>1.01025 </text:p>
          </table:table-cell>
          <table:table-cell table:style-name="ce6" table:formula="of:=ATAN([.A1001])" office:value-type="float" office:value="0.790498472212095" calcext:value-type="float">
            <text:p>0.790498472212095000</text:p>
          </table:table-cell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3:26:05.803000000</dc:date>
    <meta:editing-duration>P0D</meta:editing-duration>
    <meta:editing-cycles>8</meta:editing-cycles>
    <meta:document-statistic meta:table-count="1" meta:cell-count="2002" meta:object-count="0"/>
  </office:meta>
</office:document-meta>
</file>